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Italic" style:font-family-generic="roman"/>
    <style:font-face style:name="Times New Roman4" svg:font-family="'Times New Roman'" style:font-adornments="Regular" style:font-family-generic="roman"/>
    <style:font-face style:name="Arial2" svg:font-family="Arial" style:font-adornments="Regular"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automatic-styles>
    <style:style style:name="Tableau14" style:family="table">
      <style:table-properties style:width="17.856cm" style:rel-width="100%" fo:margin-top="0cm" fo:margin-bottom="0cm" fo:break-before="auto" fo:break-after="auto" table:align="center" fo:keep-with-next="always"/>
    </style:style>
    <style:style style:name="Tableau14.A" style:family="table-column">
      <style:table-column-properties style:column-width="17.856cm" style:rel-column-width="10206*"/>
    </style:style>
    <style:style style:name="Tableau14.1" style:family="table-row">
      <style:table-row-properties style:min-row-height="2.113cm" style:keep-together="true" fo:keep-together="auto"/>
    </style:style>
    <style:style style:name="Tableau14.A1" style:family="table-cell">
      <style:table-cell-properties fo:padding="0cm" fo:border="none"/>
    </style:style>
    <style:style style:name="Tableau14.2" style:family="table-row">
      <style:table-row-properties style:keep-together="true" fo:keep-together="auto"/>
    </style:style>
    <style:style style:name="Tableau14.A2" style:family="table-cell">
      <style:table-cell-properties style:vertical-align="" fo:padding="0cm" fo:border="none"/>
    </style:style>
    <style:style style:name="Tableau14.3" style:family="table-row">
      <style:table-row-properties style:min-row-height="6.38cm" style:keep-together="true" fo:keep-together="auto"/>
    </style:style>
    <style:style style:name="Tableau14.4" style:family="table-row">
      <style:table-row-properties style:min-row-height="8.183cm" style:keep-together="true" fo:keep-together="auto"/>
    </style:style>
    <style:style style:name="Tableau13" style:family="table">
      <style:table-properties style:width="17.842cm" fo:break-before="page" table:align="left"/>
    </style:style>
    <style:style style:name="Tableau13.A" style:family="table-column">
      <style:table-column-properties style:column-width="2.332cm"/>
    </style:style>
    <style:style style:name="Tableau13.B" style:family="table-column">
      <style:table-column-properties style:column-width="0.085cm"/>
    </style:style>
    <style:style style:name="Tableau13.C" style:family="table-column">
      <style:table-column-properties style:column-width="0.224cm"/>
    </style:style>
    <style:style style:name="Tableau13.D" style:family="table-column">
      <style:table-column-properties style:column-width="0.478cm"/>
    </style:style>
    <style:style style:name="Tableau13.E" style:family="table-column">
      <style:table-column-properties style:column-width="0.365cm"/>
    </style:style>
    <style:style style:name="Tableau13.F" style:family="table-column">
      <style:table-column-properties style:column-width="14.358cm"/>
    </style:style>
    <style:style style:name="Tableau13.1" style:family="table-row">
      <style:table-row-properties style:min-row-height="3.866cm"/>
    </style:style>
    <style:style style:name="Tableau13.A1" style:family="table-cell">
      <style:table-cell-properties fo:padding="0cm" fo:border="none"/>
    </style:style>
    <style:style style:name="Tableau13.2" style:family="table-row">
      <style:table-row-properties style:min-row-height="1.191cm"/>
    </style:style>
    <style:style style:name="Tableau13.3" style:family="table-row">
      <style:table-row-properties style:min-row-height="3.034cm"/>
    </style:style>
    <style:style style:name="Tableau13.4" style:family="table-row">
      <style:table-row-properties style:min-row-height="1.379cm"/>
    </style:style>
    <style:style style:name="Tableau13.5" style:family="table-row">
      <style:table-row-properties style:min-row-height="3.037cm"/>
    </style:style>
    <style:style style:name="Tableau13.6" style:family="table-row">
      <style:table-row-properties style:min-row-height="1.953cm"/>
    </style:style>
    <style:style style:name="Tableau13.7" style:family="table-row">
      <style:table-row-properties style:min-row-height="3.193cm"/>
    </style:style>
    <style:style style:name="Tableau13.8" style:family="table-row">
      <style:table-row-properties style:min-row-height="3.147cm"/>
    </style:style>
    <style:style style:name="Tableau12" style:family="table">
      <style:table-properties style:width="17.842cm" fo:break-before="page" table:align="left"/>
    </style:style>
    <style:style style:name="Tableau12.A" style:family="table-column">
      <style:table-column-properties style:column-width="2.275cm"/>
    </style:style>
    <style:style style:name="Tableau12.B" style:family="table-column">
      <style:table-column-properties style:column-width="0.141cm"/>
    </style:style>
    <style:style style:name="Tableau12.C" style:family="table-column">
      <style:table-column-properties style:column-width="0.252cm"/>
    </style:style>
    <style:style style:name="Tableau12.D" style:family="table-column">
      <style:table-column-properties style:column-width="0.393cm"/>
    </style:style>
    <style:style style:name="Tableau12.E" style:family="table-column">
      <style:table-column-properties style:column-width="0.45cm"/>
    </style:style>
    <style:style style:name="Tableau12.F" style:family="table-column">
      <style:table-column-properties style:column-width="14.33cm"/>
    </style:style>
    <style:style style:name="Tableau12.1" style:family="table-row">
      <style:table-row-properties style:min-row-height="3.687cm"/>
    </style:style>
    <style:style style:name="Tableau12.A1" style:family="table-cell">
      <style:table-cell-properties fo:padding="0cm" fo:border="none"/>
    </style:style>
    <style:style style:name="Tableau12.2" style:family="table-row">
      <style:table-row-properties style:min-row-height="1.259cm"/>
    </style:style>
    <style:style style:name="Tableau12.3" style:family="table-row">
      <style:table-row-properties style:min-row-height="3.736cm"/>
    </style:style>
    <style:style style:name="Tableau12.4" style:family="table-row">
      <style:table-row-properties style:min-row-height="1.406cm"/>
    </style:style>
    <style:style style:name="Tableau12.5" style:family="table-row">
      <style:table-row-properties style:min-row-height="3.558cm"/>
    </style:style>
    <style:style style:name="Tableau12.6" style:family="table-row">
      <style:table-row-properties style:min-row-height="1.826cm"/>
    </style:style>
    <style:style style:name="Tableau12.7" style:family="table-row">
      <style:table-row-properties style:min-row-height="3.512cm"/>
    </style:style>
    <style:style style:name="Tableau12.8" style:family="table-row">
      <style:table-row-properties style:min-row-height="3.119cm"/>
    </style:style>
    <style:style style:name="Tableau11" style:family="table">
      <style:table-properties style:width="17.842cm" fo:break-before="page" table:align="left"/>
    </style:style>
    <style:style style:name="Tableau11.A" style:family="table-column">
      <style:table-column-properties style:column-width="1.296cm"/>
    </style:style>
    <style:style style:name="Tableau11.B" style:family="table-column">
      <style:table-column-properties style:column-width="1.035cm"/>
    </style:style>
    <style:style style:name="Tableau11.C" style:family="table-column">
      <style:table-column-properties style:column-width="0.113cm"/>
    </style:style>
    <style:style style:name="Tableau11.D" style:family="table-column">
      <style:table-column-properties style:column-width="0.393cm"/>
    </style:style>
    <style:style style:name="Tableau11.E" style:family="table-column">
      <style:table-column-properties style:column-width="0.309cm"/>
    </style:style>
    <style:style style:name="Tableau11.F" style:family="table-column">
      <style:table-column-properties style:column-width="4.681cm"/>
    </style:style>
    <style:style style:name="Tableau11.G" style:family="table-column">
      <style:table-column-properties style:column-width="1.122cm"/>
    </style:style>
    <style:style style:name="Tableau11.H" style:family="table-column">
      <style:table-column-properties style:column-width="1.189cm"/>
    </style:style>
    <style:style style:name="Tableau11.I" style:family="table-column">
      <style:table-column-properties style:column-width="6.6cm"/>
    </style:style>
    <style:style style:name="Tableau11.J" style:family="table-column">
      <style:table-column-properties style:column-width="1.102cm"/>
    </style:style>
    <style:style style:name="Tableau11.1" style:family="table-row">
      <style:table-row-properties style:min-row-height="2.895cm"/>
    </style:style>
    <style:style style:name="Tableau11.A1" style:family="table-cell">
      <style:table-cell-properties fo:background-color="transparent" fo:padding="0cm" fo:border="none">
        <style:background-image/>
      </style:table-cell-properties>
    </style:style>
    <style:style style:name="Tableau11.2" style:family="table-row">
      <style:table-row-properties style:min-row-height="1.815cm"/>
    </style:style>
    <style:style style:name="Tableau11.A2" style:family="table-cell">
      <style:table-cell-properties fo:padding="0cm" fo:border="none"/>
    </style:style>
    <style:style style:name="Tableau11.3" style:family="table-row">
      <style:table-row-properties style:min-row-height="0.787cm"/>
    </style:style>
    <style:style style:name="Tableau11.4" style:family="table-row">
      <style:table-row-properties style:min-row-height="3.286cm"/>
    </style:style>
    <style:style style:name="Tableau11.5" style:family="table-row">
      <style:table-row-properties style:min-row-height="0.871cm"/>
    </style:style>
    <style:style style:name="Tableau11.6" style:family="table-row">
      <style:table-row-properties style:min-row-height="1.81cm"/>
    </style:style>
    <style:style style:name="Tableau11.7" style:family="table-row">
      <style:table-row-properties style:min-row-height="3.54cm"/>
    </style:style>
    <style:style style:name="Tableau11.8" style:family="table-row">
      <style:table-row-properties style:min-row-height="1.545cm"/>
    </style:style>
    <style:style style:name="Tableau11.9" style:family="table-row">
      <style:table-row-properties style:min-row-height="3.427cm"/>
    </style:style>
    <style:style style:name="Tableau11.10" style:family="table-row">
      <style:table-row-properties style:min-row-height="2.221cm"/>
    </style:style>
    <style:style style:name="Tableau11.11" style:family="table-row">
      <style:table-row-properties style:min-row-height="3.463cm"/>
    </style:style>
    <style:style style:name="Tableau10" style:family="table">
      <style:table-properties style:width="17.842cm" fo:break-before="page" table:align="left"/>
    </style:style>
    <style:style style:name="Tableau10.A" style:family="table-column">
      <style:table-column-properties style:column-width="2.247cm"/>
    </style:style>
    <style:style style:name="Tableau10.B" style:family="table-column">
      <style:table-column-properties style:column-width="0.169cm"/>
    </style:style>
    <style:style style:name="Tableau10.C" style:family="table-column">
      <style:table-column-properties style:column-width="0.337cm"/>
    </style:style>
    <style:style style:name="Tableau10.D" style:family="table-column">
      <style:table-column-properties style:column-width="0.393cm"/>
    </style:style>
    <style:style style:name="Tableau10.E" style:family="table-column">
      <style:table-column-properties style:column-width="0.45cm"/>
    </style:style>
    <style:style style:name="Tableau10.F" style:family="table-column">
      <style:table-column-properties style:column-width="14.245cm"/>
    </style:style>
    <style:style style:name="Tableau10.1" style:family="table-row">
      <style:table-row-properties style:min-row-height="3.621cm"/>
    </style:style>
    <style:style style:name="Tableau10.A1" style:family="table-cell">
      <style:table-cell-properties fo:background-color="transparent" fo:padding="0cm" fo:border="none">
        <style:background-image/>
      </style:table-cell-properties>
    </style:style>
    <style:style style:name="Tableau10.2" style:family="table-row">
      <style:table-row-properties style:min-row-height="1.184cm"/>
    </style:style>
    <style:style style:name="Tableau10.3" style:family="table-row">
      <style:table-row-properties style:min-row-height="4.23cm"/>
    </style:style>
    <style:style style:name="Tableau10.4" style:family="table-row">
      <style:table-row-properties style:min-row-height="1.365cm"/>
    </style:style>
    <style:style style:name="Tableau10.5" style:family="table-row">
      <style:table-row-properties style:min-row-height="4.08cm"/>
    </style:style>
    <style:style style:name="Tableau10.6" style:family="table-row">
      <style:table-row-properties style:min-row-height="1.508cm"/>
    </style:style>
    <style:style style:name="Tableau10.7" style:family="table-row">
      <style:table-row-properties style:min-row-height="3.971cm"/>
    </style:style>
    <style:style style:name="Tableau10.8" style:family="table-row">
      <style:table-row-properties style:min-row-height="2.822cm"/>
    </style:style>
    <style:style style:name="Tableau8" style:family="table">
      <style:table-properties style:width="17.842cm" fo:break-before="page" table:align="left"/>
    </style:style>
    <style:style style:name="Tableau8.A" style:family="table-column">
      <style:table-column-properties style:column-width="2.286cm"/>
    </style:style>
    <style:style style:name="Tableau8.B" style:family="table-column">
      <style:table-column-properties style:column-width="0.102cm"/>
    </style:style>
    <style:style style:name="Tableau8.C" style:family="table-column">
      <style:table-column-properties style:column-width="0.272cm"/>
    </style:style>
    <style:style style:name="Tableau8.D" style:family="table-column">
      <style:table-column-properties style:column-width="0.43cm"/>
    </style:style>
    <style:style style:name="Tableau8.E" style:family="table-column">
      <style:table-column-properties style:column-width="0.422cm"/>
    </style:style>
    <style:style style:name="Tableau8.F" style:family="table-column">
      <style:table-column-properties style:column-width="14.33cm"/>
    </style:style>
    <style:style style:name="Tableau8.1" style:family="table-row">
      <style:table-row-properties style:min-row-height="1.91cm"/>
    </style:style>
    <style:style style:name="Tableau8.A1" style:family="table-cell">
      <style:table-cell-properties fo:padding="0cm" fo:border="none"/>
    </style:style>
    <style:style style:name="Tableau8.2" style:family="table-row">
      <style:table-row-properties style:min-row-height="1.304cm"/>
    </style:style>
    <style:style style:name="Tableau8.3" style:family="table-row">
      <style:table-row-properties style:min-row-height="3.491cm"/>
    </style:style>
    <style:style style:name="Tableau8.4" style:family="table-row">
      <style:table-row-properties style:min-row-height="1.18cm"/>
    </style:style>
    <style:style style:name="Tableau8.5" style:family="table-row">
      <style:table-row-properties style:min-row-height="3.51cm"/>
    </style:style>
    <style:style style:name="Tableau8.6" style:family="table-row">
      <style:table-row-properties style:min-row-height="1.236cm"/>
    </style:style>
    <style:style style:name="Tableau8.7" style:family="table-row">
      <style:table-row-properties style:min-row-height="3.346cm"/>
    </style:style>
    <style:style style:name="Tableau8.8" style:family="table-row">
      <style:table-row-properties style:min-row-height="6.341cm"/>
    </style:style>
    <style:style style:name="Tableau8.9" style:family="table-row">
      <style:table-row-properties style:min-row-height="2.473cm"/>
    </style:style>
    <style:style style:name="Tableau6" style:family="table">
      <style:table-properties style:width="17.842cm" fo:break-before="page" table:align="left"/>
    </style:style>
    <style:style style:name="Tableau6.A" style:family="table-column">
      <style:table-column-properties style:column-width="2.08cm"/>
    </style:style>
    <style:style style:name="Tableau6.B" style:family="table-column">
      <style:table-column-properties style:column-width="0.365cm"/>
    </style:style>
    <style:style style:name="Tableau6.C" style:family="table-column">
      <style:table-column-properties style:column-width="0.252cm"/>
    </style:style>
    <style:style style:name="Tableau6.D" style:family="table-column">
      <style:table-column-properties style:column-width="0.413cm"/>
    </style:style>
    <style:style style:name="Tableau6.E" style:family="table-column">
      <style:table-column-properties style:column-width="0.374cm"/>
    </style:style>
    <style:style style:name="Tableau6.F" style:family="table-column">
      <style:table-column-properties style:column-width="14.358cm"/>
    </style:style>
    <style:style style:name="Tableau6.1" style:family="table-row">
      <style:table-row-properties style:min-row-height="1.797cm"/>
    </style:style>
    <style:style style:name="Tableau6.A1" style:family="table-cell">
      <style:table-cell-properties fo:background-color="transparent" fo:padding="0cm" fo:border="none">
        <style:background-image/>
      </style:table-cell-properties>
    </style:style>
    <style:style style:name="Tableau6.2" style:family="table-row">
      <style:table-row-properties style:min-row-height="1.157cm"/>
    </style:style>
    <style:style style:name="Tableau6.3" style:family="table-row">
      <style:table-row-properties style:min-row-height="3.127cm"/>
    </style:style>
    <style:style style:name="Tableau6.4" style:family="table-row">
      <style:table-row-properties style:min-row-height="1.699cm"/>
    </style:style>
    <style:style style:name="Tableau6.5" style:family="table-row">
      <style:table-row-properties style:min-row-height="3.484cm"/>
    </style:style>
    <style:style style:name="Tableau6.6" style:family="table-row">
      <style:table-row-properties style:min-row-height="1.048cm"/>
    </style:style>
    <style:style style:name="Tableau6.7" style:family="table-row">
      <style:table-row-properties style:min-row-height="3.341cm"/>
    </style:style>
    <style:style style:name="Tableau6.8" style:family="table-row">
      <style:table-row-properties style:min-row-height="5.976cm"/>
    </style:style>
    <style:style style:name="Tableau6.9" style:family="table-row">
      <style:table-row-properties style:min-row-height="2.473cm"/>
    </style:style>
    <style:style style:name="Tableau6.A9" style:family="table-cell">
      <style:table-cell-properties fo:padding="0cm" fo:border="none"/>
    </style:style>
    <style:style style:name="Tableau1" style:family="table">
      <style:table-properties style:width="17.842cm" fo:break-before="page" table:align="left"/>
    </style:style>
    <style:style style:name="Tableau1.A" style:family="table-column">
      <style:table-column-properties style:column-width="2.275cm"/>
    </style:style>
    <style:style style:name="Tableau1.B" style:family="table-column">
      <style:table-column-properties style:column-width="0.122cm"/>
    </style:style>
    <style:style style:name="Tableau1.C" style:family="table-column">
      <style:table-column-properties style:column-width="0.272cm"/>
    </style:style>
    <style:style style:name="Tableau1.D" style:family="table-column">
      <style:table-column-properties style:column-width="0.393cm"/>
    </style:style>
    <style:style style:name="Tableau1.E" style:family="table-column">
      <style:table-column-properties style:column-width="0.478cm"/>
    </style:style>
    <style:style style:name="Tableau1.F" style:family="table-column">
      <style:table-column-properties style:column-width="12.099cm"/>
    </style:style>
    <style:style style:name="Tableau1.G" style:family="table-column">
      <style:table-column-properties style:column-width="2.203cm"/>
    </style:style>
    <style:style style:name="Tableau1.1" style:family="table-row">
      <style:table-row-properties style:min-row-height="2.051cm"/>
    </style:style>
    <style:style style:name="Tableau1.A1" style:family="table-cell">
      <style:table-cell-properties fo:background-color="transparent" fo:padding="0cm" fo:border="none">
        <style:background-image/>
      </style:table-cell-properties>
    </style:style>
    <style:style style:name="Tableau1.2" style:family="table-row">
      <style:table-row-properties style:row-height="1.208cm"/>
    </style:style>
    <style:style style:name="Tableau1.3" style:family="table-row">
      <style:table-row-properties style:min-row-height="3.512cm"/>
    </style:style>
    <style:style style:name="Tableau1.4" style:family="table-row">
      <style:table-row-properties style:min-row-height="1.378cm"/>
    </style:style>
    <style:style style:name="Tableau1.5" style:family="table-row">
      <style:table-row-properties style:min-row-height="3.822cm"/>
    </style:style>
    <style:style style:name="Tableau1.6" style:family="table-row">
      <style:table-row-properties style:min-row-height="1.769cm"/>
    </style:style>
    <style:style style:name="Tableau1.7" style:family="table-row">
      <style:table-row-properties style:min-row-height="3.616cm"/>
    </style:style>
    <style:style style:name="Tableau1.8" style:family="table-row">
      <style:table-row-properties style:min-row-height="5.953cm"/>
    </style:style>
    <style:style style:name="Tableau1.9" style:family="table-row">
      <style:table-row-properties style:min-row-height="2.473cm"/>
    </style:style>
    <style:style style:name="Tableau1.A9" style:family="table-cell">
      <style:table-cell-properties fo:padding="0cm" fo:border="none"/>
    </style:style>
    <style:style style:name="Tableau4" style:family="table">
      <style:table-properties style:width="17.794cm" fo:margin-left="0.023cm" fo:margin-right="0.039cm" fo:break-before="page" table:align="margins"/>
    </style:style>
    <style:style style:name="Tableau4.A" style:family="table-column">
      <style:table-column-properties style:column-width="1.296cm" style:rel-column-width="4774*"/>
    </style:style>
    <style:style style:name="Tableau4.B" style:family="table-column">
      <style:table-column-properties style:column-width="0.974cm" style:rel-column-width="3585*"/>
    </style:style>
    <style:style style:name="Tableau4.C" style:family="table-column">
      <style:table-column-properties style:column-width="0.127cm" style:rel-column-width="467*"/>
    </style:style>
    <style:style style:name="Tableau4.D" style:family="table-column">
      <style:table-column-properties style:column-width="0.263cm" style:rel-column-width="967*"/>
    </style:style>
    <style:style style:name="Tableau4.E" style:family="table-column">
      <style:table-column-properties style:column-width="0.436cm" style:rel-column-width="1604*"/>
    </style:style>
    <style:style style:name="Tableau4.F" style:family="table-column">
      <style:table-column-properties style:column-width="5.02cm" style:rel-column-width="18488*"/>
    </style:style>
    <style:style style:name="Tableau4.G" style:family="table-column">
      <style:table-column-properties style:column-width="0.799cm" style:rel-column-width="2942*"/>
    </style:style>
    <style:style style:name="Tableau4.H" style:family="table-column">
      <style:table-column-properties style:column-width="0.499cm" style:rel-column-width="1838*"/>
    </style:style>
    <style:style style:name="Tableau4.I" style:family="table-column">
      <style:table-column-properties style:column-width="7.892cm" style:rel-column-width="29064*"/>
    </style:style>
    <style:style style:name="Tableau4.J" style:family="table-column">
      <style:table-column-properties style:column-width="0.49cm" style:rel-column-width="1806*"/>
    </style:style>
    <style:style style:name="Tableau4.1" style:family="table-row">
      <style:table-row-properties style:min-row-height="2.247cm"/>
    </style:style>
    <style:style style:name="Tableau4.A1" style:family="table-cell">
      <style:table-cell-properties fo:background-color="transparent" fo:padding="0cm" fo:border="none">
        <style:background-image/>
      </style:table-cell-properties>
    </style:style>
    <style:style style:name="Tableau4.2" style:family="table-row">
      <style:table-row-properties style:min-row-height="1.774cm"/>
    </style:style>
    <style:style style:name="Tableau4.3" style:family="table-row">
      <style:table-row-properties style:min-row-height="0.831cm"/>
    </style:style>
    <style:style style:name="Tableau4.4" style:family="table-row">
      <style:table-row-properties style:min-row-height="3.219cm"/>
    </style:style>
    <style:style style:name="Tableau4.5" style:family="table-row">
      <style:table-row-properties style:min-row-height="1.012cm"/>
    </style:style>
    <style:style style:name="Tableau4.6" style:family="table-row">
      <style:table-row-properties style:min-row-height="2.191cm"/>
    </style:style>
    <style:style style:name="Tableau4.7" style:family="table-row">
      <style:table-row-properties style:min-row-height="3.147cm"/>
    </style:style>
    <style:style style:name="Tableau4.8" style:family="table-row">
      <style:table-row-properties style:min-row-height="2.388cm"/>
    </style:style>
    <style:style style:name="Tableau4.9" style:family="table-row">
      <style:table-row-properties style:min-row-height="3.418cm"/>
    </style:style>
    <style:style style:name="Tableau4.10" style:family="table-row">
      <style:table-row-properties style:min-row-height="2.547cm"/>
    </style:style>
    <style:style style:name="Tableau4.11" style:family="table-row">
      <style:table-row-properties style:min-row-height="2.612cm"/>
    </style:style>
    <style:style style:name="Tableau5" style:family="table">
      <style:table-properties style:width="17.847cm" fo:break-before="page" table:align="left"/>
    </style:style>
    <style:style style:name="Tableau5.A" style:family="table-column">
      <style:table-column-properties style:column-width="2.293cm"/>
    </style:style>
    <style:style style:name="Tableau5.B" style:family="table-column">
      <style:table-column-properties style:column-width="0.279cm"/>
    </style:style>
    <style:style style:name="Tableau5.C" style:family="table-column">
      <style:table-column-properties style:column-width="0.081cm"/>
    </style:style>
    <style:style style:name="Tableau5.D" style:family="table-column">
      <style:table-column-properties style:column-width="0.868cm"/>
    </style:style>
    <style:style style:name="Tableau5.E" style:family="table-column">
      <style:table-column-properties style:column-width="0.069cm"/>
    </style:style>
    <style:style style:name="Tableau5.F" style:family="table-column">
      <style:table-column-properties style:column-width="2.362cm"/>
    </style:style>
    <style:style style:name="Tableau5.G" style:family="table-column">
      <style:table-column-properties style:column-width="5.951cm"/>
    </style:style>
    <style:style style:name="Tableau5.H" style:family="table-column">
      <style:table-column-properties style:column-width="5.944cm"/>
    </style:style>
    <style:style style:name="Tableau5.1" style:family="table-row">
      <style:table-row-properties style:row-height="1.423cm"/>
    </style:style>
    <style:style style:name="Tableau5.A1" style:family="table-cell">
      <style:table-cell-properties fo:padding="0cm" fo:border="none"/>
    </style:style>
    <style:style style:name="Tableau5.2" style:family="table-row">
      <style:table-row-properties style:min-row-height="2.148cm"/>
    </style:style>
    <style:style style:name="Tableau5.3" style:family="table-row">
      <style:table-row-properties style:min-row-height="0.79cm"/>
    </style:style>
    <style:style style:name="Tableau5.4" style:family="table-row">
      <style:table-row-properties style:min-row-height="4.646cm"/>
    </style:style>
    <style:style style:name="Tableau5.5" style:family="table-row">
      <style:table-row-properties style:min-row-height="1.672cm"/>
    </style:style>
    <style:style style:name="Tableau5.A5" style:family="table-cell">
      <style:table-cell-properties fo:background-color="transparent" fo:padding="0cm" fo:border="none">
        <style:background-image/>
      </style:table-cell-properties>
    </style:style>
    <style:style style:name="Tableau5.6" style:family="table-row">
      <style:table-row-properties style:min-row-height="5.119cm"/>
    </style:style>
    <style:style style:name="Tableau5.7" style:family="table-row">
      <style:table-row-properties style:min-row-height="1.298cm"/>
    </style:style>
    <style:style style:name="Tableau5.A7" style:family="table-cell">
      <style:table-cell-properties fo:background-color="transparent" fo:padding="0.097cm" fo:border="none">
        <style:background-image/>
      </style:table-cell-properties>
    </style:style>
    <style:style style:name="Tableau5.8" style:family="table-row">
      <style:table-row-properties style:min-row-height="4.597cm"/>
    </style:style>
    <style:style style:name="Tableau5.9" style:family="table-row">
      <style:table-row-properties style:min-row-height="1.903cm"/>
    </style:style>
    <style:style style:name="Tableau5.10" style:family="table-row">
      <style:table-row-properties style:min-row-height="2.147cm"/>
    </style:style>
    <style:style style:name="P1" style:family="paragraph" style:parent-style-name="Footer">
      <style:paragraph-properties fo:text-align="start" style:justify-single-word="false"/>
    </style:style>
    <style:style style:name="P2" style:family="paragraph" style:parent-style-name="Standard">
      <style:paragraph-properties fo:margin-left="0cm" fo:margin-right="0cm" fo:text-align="center" style:justify-single-word="false" fo:text-indent="0cm" style:auto-text-indent="false"/>
      <style:text-properties style:font-name="Arial1" fo:font-size="44pt" fo:font-style="normal" fo:font-weight="bold" style:font-size-asian="44pt" style:font-style-asian="normal" style:font-weight-asian="bold" style:font-size-complex="44pt" style:font-style-complex="normal" style:font-weight-complex="bold"/>
    </style:style>
    <style:style style:name="P3" style:family="paragraph" style:parent-style-name="Standard">
      <style:paragraph-properties fo:margin-left="0cm" fo:margin-right="0cm" fo:text-align="center" style:justify-single-word="false" fo:text-indent="0cm" style:auto-text-indent="false"/>
      <style:text-properties style:font-name="Arial1" fo:font-size="54pt" fo:font-style="normal" fo:font-weight="bold" style:font-size-asian="54pt" style:font-style-asian="normal" style:font-weight-asian="bold" style:font-size-complex="54pt" style:font-style-complex="normal" style:font-weight-complex="bold"/>
    </style:style>
    <style:style style:name="P4" style:family="paragraph" style:parent-style-name="Standard">
      <style:paragraph-properties fo:margin-left="0cm" fo:margin-right="0cm" fo:text-align="center" style:justify-single-word="false" fo:text-indent="0cm" style:auto-text-indent="false"/>
      <style:text-properties style:font-name="Arial1" fo:font-size="20pt" fo:font-style="normal" fo:font-weight="bold" style:font-size-asian="20pt" style:font-style-asian="normal" style:font-weight-asian="bold" style:font-size-complex="20pt" style:font-style-complex="normal" style:font-weight-complex="bold"/>
    </style:style>
    <style:style style:name="P5" style:family="paragraph" style:parent-style-name="Standard">
      <style:paragraph-properties fo:margin-left="0cm" fo:margin-right="0cm" fo:text-align="center" style:justify-single-word="false" fo:text-indent="0cm" style:auto-text-indent="false"/>
      <style:text-properties fo:font-size="28pt" fo:font-style="normal" fo:font-weight="bold" style:font-size-asian="28pt" style:font-style-asian="normal" style:font-weight-asian="bold" style:font-size-complex="28pt" style:font-style-complex="normal" style:font-weight-complex="bold"/>
    </style:style>
    <style:style style:name="P6" style:family="paragraph" style:parent-style-name="Standard">
      <style:paragraph-properties fo:margin-left="0cm" fo:margin-right="0cm" fo:text-align="start" style:justify-single-word="false" fo:text-indent="0cm" style:auto-text-indent="false"/>
      <style:text-properties fo:font-size="28pt" style:font-size-asian="28pt" style:font-size-complex="28pt"/>
    </style:style>
    <style:style style:name="P7" style:family="paragraph" style:parent-style-name="Standard" style:master-page-name="">
      <style:paragraph-properties fo:margin-left="0cm" fo:margin-right="0cm" fo:margin-top="0cm" fo:margin-bottom="0cm" fo:text-align="start" style:justify-single-word="false" fo:text-indent="0cm" style:auto-text-indent="false" style:page-number="auto"/>
      <style:text-properties fo:font-size="28pt" style:font-size-asian="28pt" style:font-size-complex="28pt"/>
    </style:style>
    <style:style style:name="P8"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28pt" style:font-size-asian="28pt" style:font-size-complex="28pt"/>
    </style:style>
    <style:style style:name="P9" style:family="paragraph" style:parent-style-name="Titre-Section" style:master-page-name="">
      <style:paragraph-properties fo:margin-left="0cm" fo:margin-right="0cm" fo:margin-top="0cm" fo:margin-bottom="0cm" fo:line-height="100%" fo:text-align="justify" style:justify-single-word="false" fo:text-indent="0cm" style:auto-text-indent="false" style:page-number="auto"/>
      <style:text-properties fo:font-size="28pt" style:font-size-asian="28pt" style:font-size-complex="28pt"/>
    </style:style>
    <style:style style:name="P10" style:family="paragraph" style:parent-style-name="Titre-Section" style:master-page-name="">
      <style:paragraph-properties fo:margin-left="0cm" fo:margin-right="0cm" fo:margin-top="0cm" fo:margin-bottom="0cm" fo:line-height="0.529cm" fo:text-align="justify" style:justify-single-word="false" fo:text-indent="0cm" style:auto-text-indent="false" style:page-number="auto"/>
      <style:text-properties fo:font-size="28pt" style:font-size-asian="28pt" style:font-size-complex="28pt"/>
    </style:style>
    <style:style style:name="P11" style:family="paragraph" style:parent-style-name="Titre-Section" style:master-page-name="">
      <style:paragraph-properties fo:margin-left="0cm" fo:margin-right="0cm" fo:margin-top="0cm" fo:margin-bottom="0cm" fo:line-height="0.499cm" fo:text-align="justify" style:justify-single-word="false" fo:text-indent="0cm" style:auto-text-indent="false" style:page-number="auto"/>
      <style:text-properties fo:font-size="28pt" style:font-size-asian="28pt" style:font-size-complex="28pt"/>
    </style:style>
    <style:style style:name="P12"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16pt" style:font-size-asian="16pt" style:font-size-complex="16pt"/>
    </style:style>
    <style:style style:name="P13" style:family="paragraph" style:parent-style-name="Titre-Section" style:master-page-name="">
      <style:paragraph-properties fo:margin-left="0cm" fo:margin-right="0cm" fo:margin-top="0cm" fo:margin-bottom="0cm" fo:line-height="100%" fo:text-align="justify" style:justify-single-word="false" fo:text-indent="0cm" style:auto-text-indent="false" style:page-number="auto"/>
      <style:text-properties fo:font-size="8pt" style:font-size-asian="8pt" style:font-size-complex="8pt"/>
    </style:style>
    <style:style style:name="P14"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14pt" style:font-size-asian="14pt" style:font-size-complex="14pt"/>
    </style:style>
    <style:style style:name="P15" style:family="paragraph" style:parent-style-name="Frame_20_contents" style:master-page-name="">
      <style:paragraph-properties fo:margin-left="0cm" fo:margin-right="0cm" fo:margin-top="0cm" fo:margin-bottom="0cm" fo:line-height="100%" fo:text-align="center" style:justify-single-word="false" fo:text-indent="0cm" style:auto-text-indent="false" style:page-number="auto"/>
      <style:text-properties style:font-name="Times New Roman1" fo:font-size="14pt" fo:letter-spacing="normal" fo:font-weight="bold" style:font-size-asian="14pt" style:font-weight-asian="bold" style:font-size-complex="14pt" style:font-weight-complex="bold"/>
    </style:style>
    <style:style style:name="P16" style:family="paragraph" style:parent-style-name="Standard">
      <style:paragraph-properties fo:margin-left="0cm" fo:margin-right="0cm" fo:margin-top="0cm" fo:margin-bottom="0cm" fo:text-align="start" style:justify-single-word="false" fo:text-indent="0cm" style:auto-text-indent="false"/>
      <style:text-properties fo:font-size="16pt" style:font-size-asian="16pt" style:font-size-complex="16pt"/>
    </style:style>
    <style:style style:name="P17" style:family="paragraph" style:parent-style-name="Texte-1">
      <style:paragraph-properties fo:margin-left="0cm" fo:margin-right="0cm" fo:margin-top="0cm" fo:margin-bottom="0cm" fo:text-align="justify" style:justify-single-word="false" fo:text-indent="0cm" style:auto-text-indent="false"/>
    </style:style>
    <style:style style:name="P18" style:family="paragraph" style:parent-style-name="Footer">
      <style:paragraph-properties fo:margin-left="0cm" fo:margin-right="0cm" fo:margin-top="0cm" fo:margin-bottom="0cm" fo:text-align="center" style:justify-single-word="false" fo:text-indent="0cm" style:auto-text-indent="false"/>
      <style:text-properties style:font-name="Arial1" fo:font-size="20pt" fo:font-style="normal" fo:font-weight="normal" style:font-size-asian="20pt" style:font-style-asian="normal" style:font-weight-asian="normal" style:font-size-complex="20pt" style:font-style-complex="normal" style:font-weight-complex="normal"/>
    </style:style>
    <style:style style:name="P19" style:family="paragraph" style:parent-style-name="Standard" style:master-page-name="">
      <style:paragraph-properties fo:margin-left="0cm" fo:margin-right="0cm" fo:margin-top="0.101cm" fo:margin-bottom="0cm" fo:text-align="start" style:justify-single-word="false" fo:text-indent="0cm" style:auto-text-indent="false" style:page-number="auto"/>
      <style:text-properties fo:font-size="28pt" style:font-size-asian="28pt" style:font-size-complex="28pt"/>
    </style:style>
    <style:style style:name="P20" style:family="paragraph" style:parent-style-name="Standard" style:master-page-name="">
      <style:paragraph-properties fo:margin-left="0cm" fo:margin-right="0cm" fo:margin-top="0.101cm" fo:margin-bottom="0cm" fo:line-height="100%" fo:text-align="justify" style:justify-single-word="false" fo:text-indent="0cm" style:auto-text-indent="false" style:page-number="auto"/>
      <style:text-properties fo:font-size="28pt" style:font-size-asian="28pt" style:font-size-complex="28pt"/>
    </style:style>
    <style:style style:name="P21" style:family="paragraph" style:parent-style-name="Standard" style:master-page-name="">
      <style:paragraph-properties fo:margin-left="0cm" fo:margin-right="0cm" fo:margin-top="0.101cm" fo:margin-bottom="0cm" fo:text-align="start" style:justify-single-word="false" fo:text-indent="0cm" style:auto-text-indent="false" style:page-number="auto"/>
    </style:style>
    <style:style style:name="P22" style:family="paragraph" style:parent-style-name="Titre-Section" style:master-page-name="">
      <style:paragraph-properties fo:margin-left="0cm" fo:margin-right="0cm" fo:margin-top="0.101cm" fo:margin-bottom="0cm" fo:text-align="start" style:justify-single-word="false" fo:text-indent="0cm" style:auto-text-indent="false" style:page-number="auto"/>
      <style:text-properties fo:font-size="28pt" style:font-size-asian="28pt" style:font-size-complex="28pt"/>
    </style:style>
    <style:style style:name="P23" style:family="paragraph" style:parent-style-name="Texte-1">
      <style:paragraph-properties fo:margin-left="0cm" fo:margin-right="0cm" fo:margin-top="0.101cm" fo:margin-bottom="0cm" fo:text-align="justify" style:justify-single-word="false" fo:text-indent="0cm" style:auto-text-indent="false"/>
    </style:style>
    <style:style style:name="P24" style:family="paragraph" style:parent-style-name="Texte-1">
      <style:paragraph-properties fo:margin-left="0cm" fo:margin-right="0cm" fo:margin-top="0.101cm" fo:margin-bottom="0cm" fo:line-height="0.45cm" fo:text-align="justify" style:justify-single-word="false" fo:text-indent="0cm" style:auto-text-indent="false"/>
    </style:style>
    <style:style style:name="P25" style:family="paragraph" style:parent-style-name="Titre-Section" style:master-page-name="">
      <style:paragraph-properties fo:margin-left="0cm" fo:margin-right="0cm" fo:margin-top="0cm" fo:margin-bottom="0.3cm" fo:text-align="start" style:justify-single-word="false" fo:text-indent="0cm" style:auto-text-indent="false" style:page-number="auto"/>
      <style:text-properties fo:font-size="28pt" style:font-size-asian="28pt" style:font-size-complex="28pt"/>
    </style:style>
    <style:style style:name="P26" style:family="paragraph" style:parent-style-name="Titre-Section" style:master-page-name="">
      <style:paragraph-properties fo:margin-left="0cm" fo:margin-right="0cm" fo:margin-top="0.101cm" fo:margin-bottom="0.101cm" fo:line-height="100%" fo:text-align="justify" style:justify-single-word="false" fo:text-indent="0cm" style:auto-text-indent="false" style:page-number="auto"/>
      <style:text-properties fo:font-size="28pt" style:font-size-asian="28pt" style:font-size-complex="28pt"/>
    </style:style>
    <style:style style:name="P27" style:family="paragraph" style:parent-style-name="Standard" style:master-page-name="">
      <style:paragraph-properties fo:margin-left="0cm" fo:margin-right="0cm" fo:margin-top="0.101cm" fo:margin-bottom="0.101cm" fo:line-height="100%" fo:text-align="justify" style:justify-single-word="false" fo:text-indent="0cm" style:auto-text-indent="false" style:page-number="auto"/>
      <style:text-properties fo:font-size="28pt" style:font-size-asian="28pt" style:font-size-complex="28pt"/>
    </style:style>
    <style:style style:name="P28" style:family="paragraph" style:parent-style-name="Texte-1">
      <style:paragraph-properties fo:margin-left="0cm" fo:margin-right="0cm" fo:margin-top="0.101cm" fo:margin-bottom="0.101cm" fo:text-align="justify" style:justify-single-word="false" fo:text-indent="0cm" style:auto-text-indent="false"/>
    </style:style>
    <style:style style:name="P29" style:family="paragraph" style:parent-style-name="Titre-Section" style:master-page-name="">
      <style:paragraph-properties fo:margin-left="0cm" fo:margin-right="0cm" fo:margin-top="0.09cm" fo:margin-bottom="0cm" fo:line-height="100%" fo:text-align="justify" style:justify-single-word="false" fo:text-indent="0cm" style:auto-text-indent="false" style:page-number="auto"/>
      <style:text-properties fo:font-size="28pt" style:font-size-asian="28pt" style:font-size-complex="28pt"/>
    </style:style>
    <style:style style:name="P30" style:family="paragraph" style:parent-style-name="Titre-Section" style:master-page-name="">
      <style:paragraph-properties fo:margin-left="0cm" fo:margin-right="0cm" fo:margin-top="0.09cm" fo:margin-bottom="0cm" fo:line-height="0.529cm" fo:text-align="justify" style:justify-single-word="false" fo:text-indent="0cm" style:auto-text-indent="false" style:page-number="auto"/>
      <style:text-properties fo:font-size="28pt" style:font-size-asian="28pt" style:font-size-complex="28pt"/>
    </style:style>
    <style:style style:name="P31" style:family="paragraph" style:parent-style-name="Standard" style:master-page-name="">
      <style:paragraph-properties fo:margin-left="0cm" fo:margin-right="0cm" fo:margin-top="0.09cm" fo:margin-bottom="0cm" fo:line-height="100%" fo:text-align="justify" style:justify-single-word="false" fo:text-indent="0cm" style:auto-text-indent="false" style:page-number="auto"/>
      <style:text-properties fo:font-size="28pt" style:font-size-asian="28pt" style:font-size-complex="28pt"/>
    </style:style>
    <style:style style:name="P32" style:family="paragraph" style:parent-style-name="Titre-Section" style:master-page-name="">
      <style:paragraph-properties fo:margin-left="0cm" fo:margin-right="0cm" fo:margin-top="0.199cm" fo:margin-bottom="0.101cm" fo:text-align="start" style:justify-single-word="false" fo:text-indent="0cm" style:auto-text-indent="false" style:page-number="auto"/>
      <style:text-properties fo:font-size="28pt" style:font-size-asian="28pt" style:font-size-complex="28pt"/>
    </style:style>
    <style:style style:name="P33" style:family="paragraph" style:parent-style-name="Standard" style:master-page-name="">
      <style:paragraph-properties fo:margin-left="0cm" fo:margin-right="0cm" fo:margin-top="0.079cm" fo:margin-bottom="0cm" fo:line-height="100%" fo:text-align="justify" style:justify-single-word="false" fo:text-indent="0cm" style:auto-text-indent="false" style:page-number="auto"/>
      <style:text-properties fo:font-size="28pt" style:font-size-asian="28pt" style:font-size-complex="28pt"/>
    </style:style>
    <style:style style:name="P34" style:family="paragraph" style:parent-style-name="Standard">
      <style:paragraph-properties fo:margin-left="0cm" fo:margin-right="0cm" fo:margin-top="0cm" fo:margin-bottom="0.4cm" fo:text-align="center" style:justify-single-word="false" fo:text-indent="0cm" style:auto-text-indent="false"/>
      <style:text-properties fo:font-size="32pt" fo:font-style="normal" fo:font-weight="bold" style:font-size-asian="32pt" style:font-style-asian="normal" style:font-weight-asian="bold" style:font-size-complex="32pt" style:font-style-complex="normal" style:font-weight-complex="bold"/>
    </style:style>
    <style:style style:name="P35" style:family="paragraph" style:parent-style-name="Standard">
      <style:paragraph-properties fo:margin-left="0cm" fo:margin-right="0cm" fo:margin-top="0.7cm" fo:margin-bottom="0cm" fo:text-align="center" style:justify-single-word="false" fo:text-indent="0cm" style:auto-text-indent="false"/>
      <style:text-properties style:font-name="Arial1" fo:font-size="36pt" fo:font-style="normal" fo:font-weight="bold" style:font-size-asian="36pt" style:font-style-asian="normal" style:font-weight-asian="bold" style:font-size-complex="36pt" style:font-style-complex="normal" style:font-weight-complex="bold"/>
    </style:style>
    <style:style style:name="P36" style:family="paragraph" style:parent-style-name="Standard">
      <style:paragraph-properties fo:margin-left="0cm" fo:margin-right="0cm" fo:margin-top="0.499cm" fo:margin-bottom="0.3cm" fo:line-height="100%" fo:text-align="justify" style:justify-single-word="false" fo:text-indent="0cm" style:auto-text-indent="false"/>
    </style:style>
    <style:style style:name="P37" style:family="paragraph" style:parent-style-name="Texte-1">
      <style:paragraph-properties fo:margin-left="0cm" fo:margin-right="0cm" fo:margin-top="0.4cm" fo:margin-bottom="0.3cm" fo:text-align="start" style:justify-single-word="false" fo:text-indent="0cm" style:auto-text-indent="false"/>
    </style:style>
    <style:style style:name="P38" style:family="paragraph" style:parent-style-name="Titre-SousSection" style:master-page-name="">
      <style:paragraph-properties fo:margin-left="0cm" fo:margin-right="0cm" fo:margin-top="0.199cm" fo:margin-bottom="0.3cm" fo:text-align="start" style:justify-single-word="false" fo:text-indent="0cm" style:auto-text-indent="false" style:page-number="auto"/>
    </style:style>
    <style:style style:name="P39" style:family="paragraph" style:parent-style-name="Titre-Page" style:master-page-name="">
      <style:paragraph-properties fo:margin-left="0cm" fo:margin-right="0cm" fo:margin-top="0.041cm" fo:margin-bottom="0.9cm" fo:text-align="center" style:justify-single-word="false" fo:text-indent="0cm" style:auto-text-indent="false" style:page-number="auto"/>
      <style:text-properties fo:font-size="28pt" style:font-size-asian="28pt" style:font-size-complex="28pt"/>
    </style:style>
    <style:style style:name="P40" style:family="paragraph" style:parent-style-name="Texte-1">
      <style:paragraph-properties fo:margin-left="0cm" fo:margin-right="0cm" fo:margin-top="0cm" fo:margin-bottom="0.101cm" fo:text-align="justify" style:justify-single-word="false" fo:text-indent="0cm" style:auto-text-indent="false"/>
    </style:style>
    <style:style style:name="P41" style:family="paragraph" style:parent-style-name="Texte-1">
      <style:paragraph-properties fo:margin-top="0.101cm" fo:margin-bottom="0cm" fo:text-align="start" style:justify-single-word="false"/>
      <style:text-properties style:font-name="Times New Roman1" fo:font-size="12pt" style:font-size-asian="12pt" style:font-size-complex="12pt"/>
    </style:style>
    <style:style style:name="P42" style:family="paragraph" style:parent-style-name="Standard" style:master-page-name="">
      <style:paragraph-properties fo:margin-top="0.101cm" fo:margin-bottom="0cm" fo:line-height="0.45cm" fo:text-align="start" style:justify-single-word="false" style:page-number="auto"/>
    </style:style>
    <style:style style:name="P43" style:family="paragraph" style:parent-style-name="Standard" style:master-page-name="">
      <style:paragraph-properties fo:margin-top="0.101cm" fo:margin-bottom="0cm" fo:line-height="0.48cm" fo:text-align="start" style:justify-single-word="false" style:page-number="auto"/>
    </style:style>
    <style:style style:name="P44" style:family="paragraph" style:parent-style-name="Standard">
      <style:paragraph-properties fo:margin-top="0.101cm" fo:margin-bottom="0cm" fo:line-height="100%" fo:text-align="justify" style:justify-single-word="false"/>
      <style:text-properties fo:font-size="28pt" style:font-size-asian="28pt" style:font-size-complex="28pt"/>
    </style:style>
    <style:style style:name="P45" style:family="paragraph" style:parent-style-name="Standard">
      <style:paragraph-properties fo:margin-top="0.101cm" fo:margin-bottom="0cm" fo:line-height="0.45cm" fo:text-align="start" style:justify-single-word="false"/>
      <style:text-properties fo:font-size="28pt" style:font-size-asian="28pt" style:font-size-complex="28pt"/>
    </style:style>
    <style:style style:name="P46" style:family="paragraph" style:parent-style-name="Standard">
      <style:paragraph-properties fo:margin-top="0.101cm" fo:margin-bottom="0cm" fo:line-height="0.45cm" fo:text-align="justify" style:justify-single-word="false"/>
      <style:text-properties fo:font-size="28pt" style:font-size-asian="28pt" style:font-size-complex="28pt"/>
    </style:style>
    <style:style style:name="P47" style:family="paragraph" style:parent-style-name="Standard">
      <style:paragraph-properties fo:margin-top="0.101cm" fo:margin-bottom="0cm" fo:line-height="0.45cm" fo:text-align="start" style:justify-single-word="false"/>
    </style:style>
    <style:style style:name="P48" style:family="paragraph" style:parent-style-name="Titre-Page">
      <style:paragraph-properties fo:margin-top="0.101cm" fo:margin-bottom="0cm"/>
    </style:style>
    <style:style style:name="P49" style:family="paragraph" style:parent-style-name="Titre-Page">
      <style:paragraph-properties fo:margin-top="0cm" fo:margin-bottom="0cm"/>
    </style:style>
    <style:style style:name="P50" style:family="paragraph" style:parent-style-name="Frame_20_contents">
      <style:paragraph-properties fo:margin-top="0cm" fo:margin-bottom="0cm" fo:line-height="100%" fo:text-align="start" style:justify-single-word="false"/>
      <style:text-properties style:font-name="Arial1" fo:font-size="8.5pt" fo:letter-spacing="normal" fo:font-style="italic" fo:font-weight="bold" style:font-size-asian="8.5pt" style:font-style-asian="italic" style:font-weight-asian="bold" style:font-size-complex="8.5pt" style:font-style-complex="italic" style:font-weight-complex="bold"/>
    </style:style>
    <style:style style:name="P51" style:family="paragraph" style:parent-style-name="Titre-Section" style:master-page-name="">
      <style:paragraph-properties fo:margin-top="0cm" fo:margin-bottom="0cm" fo:text-align="start" style:justify-single-word="false" style:page-number="auto"/>
      <style:text-properties fo:font-size="28pt" style:font-size-asian="28pt" style:font-size-complex="28pt"/>
    </style:style>
    <style:style style:name="P52" style:family="paragraph" style:parent-style-name="Titre-Section" style:master-page-name="">
      <style:paragraph-properties fo:margin-top="0cm" fo:margin-bottom="0cm" fo:text-align="start" style:justify-single-word="false" style:page-number="auto"/>
      <style:text-properties fo:font-size="16pt" style:font-size-asian="16pt" style:font-size-complex="16pt"/>
    </style:style>
    <style:style style:name="P53" style:family="paragraph" style:parent-style-name="Table_20_Contents">
      <style:paragraph-properties fo:text-align="center" style:justify-single-word="false"/>
      <style:text-properties fo:font-size="28pt" style:font-size-asian="28pt" style:font-size-complex="28pt"/>
    </style:style>
    <style:style style:name="P54" style:family="paragraph" style:parent-style-name="Standard">
      <style:paragraph-properties fo:text-align="center" style:justify-single-word="false"/>
      <style:text-properties fo:font-size="28pt" style:font-size-asian="28pt" style:font-size-complex="28pt"/>
    </style:style>
    <style:style style:name="P55" style:family="paragraph" style:parent-style-name="Standard">
      <style:paragraph-properties fo:margin-top="0.101cm" fo:margin-bottom="0.101cm" fo:text-align="center" style:justify-single-word="false"/>
      <style:text-properties fo:font-size="28pt" style:font-size-asian="28pt" style:font-size-complex="28pt"/>
    </style:style>
    <style:style style:name="P56" style:family="paragraph" style:parent-style-name="Titre-Page">
      <style:paragraph-properties fo:margin-top="0.3cm" fo:margin-bottom="0.499cm" fo:text-align="center" style:justify-single-word="false"/>
      <style:text-properties fo:font-size="28pt" style:font-size-asian="28pt" style:font-size-complex="28pt"/>
    </style:style>
    <style:style style:name="P57" style:family="paragraph" style:parent-style-name="Notes">
      <style:paragraph-properties fo:margin-left="5.399cm" fo:margin-right="0cm" fo:margin-top="1.49cm" fo:margin-bottom="0cm" fo:line-height="0.265cm" fo:text-align="start" style:justify-single-word="false" fo:text-indent="-0.9cm" style:auto-text-indent="false"/>
    </style:style>
    <style:style style:name="P58" style:family="paragraph" style:parent-style-name="Notes">
      <style:paragraph-properties fo:margin-left="5.69cm" fo:margin-right="0cm" fo:margin-top="1.199cm" fo:margin-bottom="0cm" fo:line-height="0.265cm" fo:text-align="start" style:justify-single-word="false" fo:text-indent="-0.891cm" style:auto-text-indent="false"/>
    </style:style>
    <style:style style:name="P59" style:family="paragraph" style:parent-style-name="Notes">
      <style:paragraph-properties fo:margin-left="13.03cm" fo:margin-right="0cm" fo:margin-top="2.03cm" fo:margin-bottom="0cm" fo:line-height="0.265cm" fo:text-align="start" style:justify-single-word="false" fo:text-indent="-0.9cm" style:auto-text-indent="false"/>
    </style:style>
    <style:style style:name="P60" style:family="paragraph" style:parent-style-name="Notes">
      <style:paragraph-properties fo:margin-left="12cm" fo:margin-right="0cm" fo:margin-top="0.831cm" fo:margin-bottom="0cm" fo:line-height="0.265cm" fo:text-align="start" style:justify-single-word="false" fo:text-indent="-0.9cm" style:auto-text-indent="false"/>
    </style:style>
    <style:style style:name="P61" style:family="paragraph" style:parent-style-name="Notes">
      <style:paragraph-properties fo:margin-left="2.93cm" fo:margin-right="0cm" fo:margin-top="2.401cm" fo:margin-bottom="0cm" fo:line-height="0.27cm" fo:text-align="start" style:justify-single-word="false" fo:text-indent="-0.94cm" style:auto-text-indent="false">
        <style:tab-stops/>
      </style:paragraph-properties>
    </style:style>
    <style:style style:name="P62" style:family="paragraph" style:parent-style-name="Notes">
      <style:paragraph-properties fo:margin-left="8.44cm" fo:margin-right="0cm" fo:margin-top="1.799cm" fo:margin-bottom="0cm" fo:line-height="0.27cm" fo:text-align="start" style:justify-single-word="false" fo:text-indent="-0.94cm" style:auto-text-indent="false">
        <style:tab-stops/>
      </style:paragraph-properties>
    </style:style>
    <style:style style:name="P63" style:family="paragraph" style:parent-style-name="Notes">
      <style:paragraph-properties fo:margin-left="9.04cm" fo:margin-right="0cm" fo:margin-top="3.3cm" fo:margin-bottom="0cm" fo:line-height="0.27cm" fo:text-align="start" style:justify-single-word="false" fo:text-indent="-0.94cm" style:auto-text-indent="false">
        <style:tab-stops/>
      </style:paragraph-properties>
    </style:style>
    <style:style style:name="P64" style:family="paragraph" style:parent-style-name="Notes">
      <style:paragraph-properties fo:margin-left="10.141cm" fo:margin-right="0cm" fo:margin-top="1.7cm" fo:margin-bottom="0cm" fo:line-height="0.27cm" fo:text-align="start" style:justify-single-word="false" fo:text-indent="-0.94cm" style:auto-text-indent="false">
        <style:tab-stops/>
      </style:paragraph-properties>
    </style:style>
    <style:style style:name="P65" style:family="paragraph" style:parent-style-name="Notes">
      <style:paragraph-properties fo:margin-left="10.239cm" fo:margin-right="0cm" fo:margin-top="1.401cm" fo:margin-bottom="0cm" fo:line-height="0.27cm" fo:text-align="start" style:justify-single-word="false" fo:text-indent="-0.94cm" style:auto-text-indent="false">
        <style:tab-stops/>
      </style:paragraph-properties>
    </style:style>
    <style:style style:name="P66" style:family="paragraph" style:parent-style-name="Notes">
      <style:paragraph-properties fo:margin-left="13.34cm" fo:margin-right="0cm" fo:margin-top="1.7cm" fo:margin-bottom="0cm" fo:line-height="0.27cm" fo:text-align="start" style:justify-single-word="false" fo:text-indent="-0.94cm" style:auto-text-indent="false">
        <style:tab-stops/>
      </style:paragraph-properties>
    </style:style>
    <style:style style:name="P67" style:family="paragraph" style:parent-style-name="Notes">
      <style:paragraph-properties fo:margin-left="11.03cm" fo:margin-right="0cm" fo:margin-top="1.52cm" fo:margin-bottom="0.101cm" fo:line-height="0.265cm" fo:text-align="start" style:justify-single-word="false" fo:text-indent="-0.891cm" style:auto-text-indent="false">
        <style:tab-stops/>
      </style:paragraph-properties>
      <style:text-properties fo:font-size="28pt" style:font-size-asian="28pt" style:font-size-complex="28pt"/>
    </style:style>
    <style:style style:name="P68" style:family="paragraph" style:parent-style-name="Notes">
      <style:paragraph-properties fo:margin-left="1.439cm" fo:margin-right="0.101cm" fo:margin-top="1.3cm" fo:margin-bottom="0cm" fo:line-height="0.27cm" fo:text-align="start" style:justify-single-word="false" fo:text-indent="-0.94cm" style:auto-text-indent="false">
        <style:tab-stops/>
      </style:paragraph-properties>
    </style:style>
    <style:style style:name="P69" style:family="paragraph" style:parent-style-name="Standard" style:master-page-name="">
      <style:paragraph-properties fo:margin-left="1cm" fo:margin-right="0cm" fo:margin-top="0.3cm" fo:margin-bottom="0cm" fo:line-height="100%" fo:text-align="justify" style:justify-single-word="false" fo:text-indent="0.55cm" style:auto-text-indent="false" style:page-number="auto"/>
      <style:text-properties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Texte-1">
      <style:paragraph-properties fo:margin-left="0.99cm" fo:margin-right="0cm" fo:margin-top="0.101cm" fo:margin-bottom="0.199cm" fo:text-align="justify" style:justify-single-word="false" fo:text-indent="0.559cm" style:auto-text-indent="false"/>
    </style:style>
    <style:style style:name="P71" style:family="paragraph" style:parent-style-name="Texte-1">
      <style:paragraph-properties fo:margin-top="0.3cm" fo:margin-bottom="0.101cm"/>
    </style:style>
    <style:style style:name="P72" style:family="paragraph" style:parent-style-name="Texte-1">
      <style:paragraph-properties fo:margin-left="2.649cm" fo:margin-right="0cm" fo:margin-top="0.101cm" fo:margin-bottom="0cm" fo:text-align="justify" style:justify-single-word="false" fo:text-indent="-1.66cm" style:auto-text-indent="false"/>
    </style:style>
    <style:style style:name="P73" style:family="paragraph" style:parent-style-name="Texte-1" style:master-page-name="">
      <style:paragraph-properties fo:margin-left="2.649cm" fo:margin-right="0cm" fo:margin-top="0.101cm" fo:margin-bottom="0cm" fo:text-align="justify" style:justify-single-word="false" fo:text-indent="-1.559cm" style:auto-text-indent="false" style:page-number="auto"/>
    </style:style>
    <style:style style:name="P74" style:family="paragraph" style:parent-style-name="Texte-1">
      <style:paragraph-properties fo:margin-top="0.101cm" fo:margin-bottom="0.199cm"/>
    </style:style>
    <style:style style:name="P75" style:family="paragraph" style:parent-style-name="Texte-1">
      <style:paragraph-properties fo:margin-left="2.251cm" fo:margin-right="0cm" fo:margin-top="0.101cm" fo:margin-bottom="0.101cm" fo:text-align="justify" style:justify-single-word="false" fo:text-indent="-1.259cm" style:auto-text-indent="false"/>
      <style:text-properties fo:font-weight="bold" style:font-weight-asian="bold" style:font-weight-complex="bold"/>
    </style:style>
    <style:style style:name="P76" style:family="paragraph" style:parent-style-name="Titre-Section">
      <style:paragraph-properties fo:margin-top="0.3cm" fo:margin-bottom="0.15cm"/>
    </style:style>
    <style:style style:name="P77" style:family="paragraph" style:parent-style-name="Titre-Section">
      <style:paragraph-properties fo:margin-top="0.4cm" fo:margin-bottom="0.3cm"/>
    </style:style>
    <style:style style:name="P78" style:family="paragraph" style:parent-style-name="Titre-Section">
      <style:paragraph-properties fo:margin-top="0cm" fo:margin-bottom="0.3cm"/>
    </style:style>
    <style:style style:name="P79" style:family="paragraph" style:parent-style-name="Titre-Section">
      <style:paragraph-properties fo:margin-top="0.199cm" fo:margin-bottom="0.3cm"/>
    </style:style>
    <style:style style:name="P80" style:family="paragraph" style:parent-style-name="Notes">
      <style:paragraph-properties fo:margin-left="1.64cm" fo:margin-right="0cm" fo:margin-top="1.7cm" fo:margin-bottom="0cm" fo:line-height="0.27cm" fo:text-align="start" style:justify-single-word="false" fo:text-indent="6.361cm" style:auto-text-indent="false">
        <style:tab-stops/>
      </style:paragraph-properties>
    </style:style>
    <style:style style:name="P81" style:family="paragraph" style:parent-style-name="Standard">
      <style:paragraph-properties fo:margin-top="0.09cm" fo:margin-bottom="0cm" fo:line-height="0.48cm" fo:text-align="start" style:justify-single-word="false"/>
      <style:text-properties fo:font-size="28pt" style:font-size-asian="28pt" style:font-size-complex="28pt"/>
    </style:style>
    <style:style style:name="P82" style:family="paragraph" style:parent-style-name="Standard" style:master-page-name="">
      <style:paragraph-properties fo:margin-top="0.15cm" fo:margin-bottom="0cm" fo:line-height="0.45cm" fo:text-align="start" style:justify-single-word="false" style:page-number="auto"/>
    </style:style>
    <style:style style:name="P83" style:family="paragraph" style:parent-style-name="Titre-Page">
      <style:paragraph-properties fo:margin-top="0.101cm" fo:margin-bottom="0.499cm"/>
    </style:style>
    <style:style style:name="P84" style:family="paragraph" style:parent-style-name="Titre-Page">
      <style:paragraph-properties fo:margin-top="0.101cm" fo:margin-bottom="0.499cm" fo:text-align="center" style:justify-single-word="false"/>
      <style:text-properties fo:font-size="28pt" style:font-size-asian="28pt" style:font-size-complex="28pt"/>
    </style:style>
    <style:style style:name="P85" style:family="paragraph" style:parent-style-name="Frame_20_contents">
      <style:paragraph-properties fo:margin-left="4.099cm" fo:margin-right="0cm" fo:margin-top="4.15cm" fo:margin-bottom="0cm" fo:line-height="100%" fo:text-align="start" style:justify-single-word="false" fo:text-indent="0cm" style:auto-text-indent="false"/>
    </style:style>
    <style:style style:name="P86" style:family="paragraph" style:parent-style-name="Notes">
      <style:paragraph-properties fo:margin-left="4.941cm" fo:margin-right="0cm" fo:margin-top="1.401cm" fo:margin-bottom="0cm" fo:line-height="0.27cm" fo:text-align="start" style:justify-single-word="false" fo:text-indent="-0.94cm" style:auto-text-indent="false">
        <style:tab-stops/>
      </style:paragraph-properties>
    </style:style>
    <style:style style:name="P87" style:family="paragraph" style:parent-style-name="Standard" style:master-page-name="First_20_Page">
      <style:paragraph-properties fo:margin-left="0cm" fo:margin-right="0cm" fo:text-align="center" style:justify-single-word="false" fo:text-indent="0cm" style:auto-text-indent="false" style:page-number="auto"/>
      <style:text-properties fo:font-size="28pt" fo:font-style="normal" fo:font-weight="bold" style:font-size-asian="28pt" style:font-style-asian="normal" style:font-weight-asian="bold" style:font-size-complex="28pt" style:font-style-complex="normal" style:font-weight-complex="bold"/>
    </style:style>
    <style:style style:name="P88" style:family="paragraph" style:parent-style-name="Standard" style:list-style-name="Liste-3">
      <style:paragraph-properties fo:margin-left="0cm" fo:margin-right="0cm" fo:margin-top="0.101cm" fo:margin-bottom="0cm" fo:line-height="0.499cm" fo:text-align="start" style:justify-single-word="false" fo:text-indent="0cm" style:auto-text-indent="false"/>
      <style:text-properties fo:font-size="28pt" style:font-size-asian="28pt" style:font-size-complex="28pt"/>
    </style:style>
    <style:style style:name="P89" style:family="paragraph" style:parent-style-name="Standard" style:list-style-name="Liste-3" style:master-page-name="">
      <style:paragraph-properties fo:margin-top="0.101cm" fo:margin-bottom="0cm" fo:line-height="0.499cm" fo:text-align="start" style:justify-single-word="false" style:page-number="auto"/>
    </style:style>
    <style:style style:name="P90" style:family="paragraph" style:parent-style-name="Texte-1" style:list-style-name="Liste-2">
      <style:paragraph-properties fo:margin-top="0.101cm" fo:margin-bottom="0.101cm"/>
    </style:style>
    <style:style style:name="P91" style:family="paragraph" style:parent-style-name="Texte-1" style:list-style-name="Liste-5" style:master-page-name="">
      <style:paragraph-properties fo:margin-left="0.99cm" fo:margin-right="0cm" fo:margin-top="0.199cm" fo:margin-bottom="0.101cm" fo:text-align="justify" style:justify-single-word="false" fo:text-indent="1.499cm" style:auto-text-indent="false" style:page-number="auto"/>
    </style:style>
    <style:style style:name="P92" style:family="paragraph" style:parent-style-name="Texte-1" style:list-style-name="Liste-5">
      <style:paragraph-properties fo:margin-left="0.99cm" fo:margin-right="0cm" fo:margin-top="0.101cm" fo:margin-bottom="0.101cm" fo:text-align="justify" style:justify-single-word="false" fo:text-indent="1.499cm" style:auto-text-indent="false"/>
    </style:style>
    <style:style style:name="P93" style:family="paragraph" style:parent-style-name="Texte-1" style:list-style-name="Liste-5">
      <style:paragraph-properties fo:margin-left="0.99cm" fo:margin-right="0cm" fo:margin-top="0.101cm" fo:margin-bottom="0.199cm" fo:text-align="justify" style:justify-single-word="false" fo:text-indent="1.499cm" style:auto-text-indent="false"/>
    </style:style>
    <style:style style:name="P94" style:family="paragraph" style:parent-style-name="Texte-1" style:list-style-name="Liste-5" style:master-page-name="">
      <style:paragraph-properties fo:margin-left="3.5cm" fo:margin-right="0cm" fo:margin-top="0.199cm" fo:margin-bottom="0.101cm" fo:text-align="justify" style:justify-single-word="false" fo:text-indent="-1cm" style:auto-text-indent="false" style:page-number="auto"/>
    </style:style>
    <style:style style:name="P95" style:family="paragraph" style:parent-style-name="Texte-1" style:list-style-name="Liste-5">
      <style:paragraph-properties fo:margin-left="3.5cm" fo:margin-right="0cm" fo:margin-top="0.101cm" fo:margin-bottom="0.199cm" fo:text-align="justify" style:justify-single-word="false" fo:text-indent="-1cm" style:auto-text-indent="false"/>
    </style:style>
    <style:style style:name="P96" style:family="paragraph" style:parent-style-name="Texte-1" style:list-style-name="Liste-5" style:master-page-name="">
      <style:paragraph-properties fo:margin-left="3.5cm" fo:margin-right="0cm" fo:margin-top="0cm" fo:margin-bottom="0.4cm" fo:line-height="0.499cm" fo:text-align="justify" style:justify-single-word="false" fo:text-indent="-1cm" style:auto-text-indent="false" style:page-number="auto"/>
    </style:style>
    <style:style style:name="P97" style:family="paragraph" style:parent-style-name="Texte-1" style:list-style-name="Liste-5">
      <style:paragraph-properties fo:margin-left="3.5cm" fo:margin-right="0cm" fo:margin-top="0cm" fo:margin-bottom="0.4cm" fo:line-height="0.499cm" fo:text-align="justify" style:justify-single-word="false" fo:text-indent="-1cm" style:auto-text-indent="false"/>
    </style:style>
    <style:style style:name="P98" style:family="paragraph" style:parent-style-name="Puces" style:list-style-name="Liste-3"/>
    <style:style style:name="P99" style:family="paragraph" style:parent-style-name="Puces" style:list-style-name="Liste-3">
      <style:paragraph-properties fo:line-height="0.499cm"/>
    </style:style>
    <style:style style:name="P100" style:family="paragraph" style:parent-style-name="Puces">
      <style:paragraph-properties fo:line-height="0.45cm"/>
    </style:style>
    <style:style style:name="P101" style:family="paragraph" style:parent-style-name="Puces" style:list-style-name="Liste-3">
      <style:paragraph-properties fo:line-height="0.45cm"/>
    </style:style>
    <style:style style:name="P102" style:family="paragraph" style:parent-style-name="Puces" style:list-style-name="Liste-3">
      <style:paragraph-properties fo:line-height="0.45cm" fo:text-align="justify" style:justify-single-word="false"/>
    </style:style>
    <style:style style:name="P103" style:family="paragraph" style:parent-style-name="Puces" style:list-style-name="Liste-3">
      <style:paragraph-properties fo:margin-left="2.3cm" fo:margin-right="0cm" fo:margin-top="0.101cm" fo:margin-bottom="0cm" fo:line-height="0.529cm" fo:text-align="justify" style:justify-single-word="false" fo:text-indent="-0.4cm" style:auto-text-indent="false"/>
    </style:style>
    <style:style style:name="P104" style:family="paragraph" style:parent-style-name="Puces" style:list-style-name="Liste-3">
      <style:paragraph-properties fo:margin-left="1.9cm" fo:margin-right="0cm" fo:margin-top="0.101cm" fo:margin-bottom="0cm" fo:line-height="0.529cm" fo:text-align="justify" style:justify-single-word="false" fo:text-indent="0cm" style:auto-text-indent="false"/>
    </style:style>
    <style:style style:name="P105" style:family="paragraph" style:parent-style-name="Puces" style:list-style-name="Liste-3" style:master-page-name="">
      <style:paragraph-properties style:page-number="auto"/>
    </style:style>
    <style:style style:name="P106" style:family="paragraph" style:parent-style-name="Puces" style:list-style-name="Liste-3" style:master-page-name="">
      <style:paragraph-properties fo:line-height="0.45cm" style:page-number="auto"/>
    </style:style>
    <style:style style:name="P107" style:family="paragraph" style:parent-style-name="Puces" style:list-style-name="Liste-3">
      <style:paragraph-properties fo:margin-top="0.15cm" fo:margin-bottom="0cm"/>
    </style:style>
    <style:style style:name="P108" style:family="paragraph" style:parent-style-name="Puces" style:list-style-name="Liste-3">
      <style:paragraph-properties fo:margin-top="0.15cm" fo:margin-bottom="0cm" fo:line-height="0.43cm"/>
    </style:style>
    <style:style style:name="P109" style:family="paragraph" style:parent-style-name="Puces" style:list-style-name="Liste-3">
      <style:paragraph-properties fo:margin-top="0cm" fo:margin-bottom="0cm" fo:line-height="0.45cm"/>
    </style:style>
    <style:style style:name="P110" style:family="paragraph" style:parent-style-name="Puces" style:list-style-name="Liste-3">
      <style:paragraph-properties fo:margin-top="0.101cm" fo:margin-bottom="0cm" fo:line-height="0.45cm"/>
    </style:style>
    <style:style style:name="T1" style:family="text">
      <style:text-properties style:text-position="-4% 100%" style:font-name="Arial1" fo:language="en" fo:country="US"/>
    </style:style>
    <style:style style:name="T2" style:family="text">
      <style:text-properties style:font-name="Arial1" fo:language="en" fo:country="US"/>
    </style:style>
    <style:style style:name="T3" style:family="text">
      <style:text-properties style:font-name="Arial1" fo:font-weight="bold" style:font-weight-asian="bold" style:font-weight-complex="bold"/>
    </style:style>
    <style:style style:name="T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Arial1" fo:font-size="12pt" fo:font-style="normal" style:font-size-asian="12pt" style:font-style-asian="normal" style:font-size-complex="12pt" style:font-style-complex="normal"/>
    </style:style>
    <style:style style:name="T6" style:family="text">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style:font-name="Arial1" fo:font-size="12pt" fo:font-style="italic" style:font-size-asian="12pt" style:font-style-asian="italic" style:font-size-complex="12pt" style:font-style-complex="italic"/>
    </style:style>
    <style:style style:name="T8" style:family="text">
      <style:text-properties style:font-name="Arial1" fo:font-size="12pt" style:font-size-asian="12pt" style:font-size-complex="12pt"/>
    </style:style>
    <style:style style:name="T9" style:family="text">
      <style:text-properties style:font-name="Arial1" fo:font-size="12pt" fo:font-weight="bold" style:font-size-asian="12pt" style:font-weight-asian="bold" style:font-size-complex="12pt" style:font-weight-complex="bold"/>
    </style:style>
    <style:style style:name="T10" style:family="text">
      <style:text-properties style:font-name="Arial1" fo:font-size="12pt" fo:letter-spacing="-0.106cm" fo:font-style="italic" style:font-size-asian="12pt" style:font-style-asian="italic" style:font-size-complex="12pt" style:font-style-complex="italic"/>
    </style:style>
    <style:style style:name="T11" style:family="text">
      <style:text-properties style:font-name="Arial1" fo:font-size="12pt" fo:font-weight="normal" style:font-size-asian="12pt" style:font-weight-asian="normal" style:font-size-complex="12pt" style:font-weight-complex="normal"/>
    </style:style>
    <style:style style:name="T12" style:family="text">
      <style:text-properties style:font-name="Arial1" fo:font-size="12pt" fo:letter-spacing="normal" fo:font-style="italic" style:font-size-asian="12pt" style:font-style-asian="italic" style:font-size-complex="12pt" style:font-style-complex="italic"/>
    </style:style>
    <style:style style:name="T13" style:family="text">
      <style:text-properties style:font-name="Arial1" fo:font-style="italic" style:font-style-asian="italic" style:font-style-complex="italic"/>
    </style:style>
    <style:style style:name="T14" style:family="text">
      <style:text-properties style:font-name="Arial1" fo:font-size="13pt" fo:font-weight="bold" style:font-size-asian="13pt" style:font-weight-asian="bold" style:font-size-complex="13pt" style:font-weight-complex="bold"/>
    </style:style>
    <style:style style:name="T15" style:family="text">
      <style:text-properties style:font-name="Arial1" fo:font-size="11pt" fo:font-style="italic" style:font-size-asian="11pt" style:font-style-asian="italic" style:font-size-complex="11pt" style:font-style-complex="italic"/>
    </style:style>
    <style:style style:name="T16"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7" style:family="text">
      <style:text-properties style:font-name="Arial1" fo:font-size="11pt" fo:font-weight="bold" style:font-size-asian="11pt" style:font-weight-asian="bold" style:font-size-complex="11pt" style:font-weight-complex="bold"/>
    </style:style>
    <style:style style:name="T18" style:family="text">
      <style:text-properties style:font-name="Arial1" fo:font-size="11pt" fo:font-style="normal" style:font-size-asian="11pt" style:font-style-asian="normal" style:font-size-complex="11pt" style:font-style-complex="normal"/>
    </style:style>
    <style:style style:name="T19" style:family="text">
      <style:text-properties style:font-name="Arial1" fo:font-size="8.5pt" fo:letter-spacing="normal" fo:font-style="italic" fo:font-weight="bold" style:font-size-asian="8.5pt" style:font-style-asian="italic" style:font-weight-asian="bold" style:font-size-complex="8.5pt" style:font-style-complex="italic" style:font-weight-complex="bold"/>
    </style:style>
    <style:style style:name="T20" style:family="text">
      <style:text-properties style:font-name="Arial1" fo:font-size="8.5pt" fo:letter-spacing="normal" fo:font-style="italic" fo:font-weight="normal" style:font-size-asian="8.5pt" style:font-style-asian="italic" style:font-weight-asian="normal" style:font-size-complex="8.5pt" style:font-style-complex="italic" style:font-weight-complex="normal"/>
    </style:style>
    <style:style style:name="T21" style:family="text">
      <style:text-properties style:font-name="Arial1" fo:font-size="18pt" fo:font-style="italic" fo:font-weight="normal" style:font-size-asian="18pt" style:font-style-asian="italic" style:font-weight-asian="normal" style:font-size-complex="18pt" style:font-style-complex="italic" style:font-weight-complex="normal"/>
    </style:style>
    <style:style style:name="T22" style:family="text">
      <style:text-properties style:text-position="8% 100%" style:font-name="Arial1" fo:font-size="9pt" fo:language="en" fo:country="US" fo:background-color="transparent" style:font-size-asian="9pt" style:font-size-complex="9pt"/>
    </style:style>
    <style:style style:name="T23" style:family="text">
      <style:text-properties style:text-position="8% 100%" fo:font-size="14pt" fo:language="en" fo:country="US" style:font-size-asian="14pt" style:font-size-complex="14pt"/>
    </style:style>
    <style:style style:name="T24" style:family="text">
      <style:text-properties style:font-name="Times New Roman" fo:language="en" fo:country="US"/>
    </style:style>
    <style:style style:name="T25" style:family="text">
      <style:text-properties style:font-name="Times New Roman1"/>
    </style:style>
    <style:style style:name="T26"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style:font-name="Times New Roman1" fo:font-size="12pt" fo:font-style="normal" style:font-size-asian="12pt" style:font-style-asian="normal" style:font-size-complex="12pt" style:font-style-complex="normal"/>
    </style:style>
    <style:style style:name="T28" style:family="text">
      <style:text-properties style:font-name="Times New Roman1" fo:font-size="12pt" fo:font-weight="normal" style:font-size-asian="12pt" style:font-weight-asian="normal" style:font-size-complex="12pt" style:font-weight-complex="normal"/>
    </style:style>
    <style:style style:name="T29" style:family="text">
      <style:text-properties style:font-name="Times New Roman1" fo:font-weight="bold" style:font-weight-asian="bold" style:font-weight-complex="bold"/>
    </style:style>
    <style:style style:name="T30" style:family="text">
      <style:text-properties style:font-name="Times New Roman1" fo:font-size="8pt" style:font-size-asian="8pt" style:font-size-complex="8pt"/>
    </style:style>
    <style:style style:name="T31" style:family="text">
      <style:text-properties style:text-position="-33% 58%" style:font-name="Arial1" fo:font-size="12pt" fo:font-weight="normal" style:font-size-asian="12pt" style:font-weight-asian="normal" style:font-size-complex="12pt" style:font-weight-complex="normal"/>
    </style:style>
    <style:style style:name="T32" style:family="text">
      <style:text-properties style:text-position="-33% 58%" style:font-name="Arial1" fo:font-size="12pt" fo:font-style="normal" style:font-size-asian="12pt" style:font-style-asian="normal" style:font-size-complex="12pt" style:font-style-complex="normal"/>
    </style:style>
    <style:style style:name="T33" style:family="text">
      <style:text-properties style:text-position="-33% 58%" fo:font-size="12pt" style:font-size-asian="12pt" style:font-size-complex="12pt"/>
    </style:style>
    <style:style style:name="T34" style:family="text">
      <style:text-properties fo:font-weight="bold" style:font-weight-asian="bold" style:font-weight-complex="bold"/>
    </style:style>
    <style:style style:name="T35" style:family="text">
      <style:text-properties fo:font-style="italic" style:font-style-asian="italic" style:font-style-complex="italic"/>
    </style:style>
    <style:style style:name="T36" style:family="text">
      <style:text-properties fo:font-size="12pt" fo:font-weight="normal" style:font-size-asian="12pt" style:font-weight-asian="normal" style:font-size-complex="12pt" style:font-weight-complex="normal"/>
    </style:style>
    <style:style style:name="T37" style:family="text">
      <style:text-properties fo:font-size="12pt"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letter-spacing="-0.106cm" style:font-size-asian="12pt" style:font-size-complex="12pt"/>
    </style:style>
    <style:style style:name="T40" style:family="text">
      <style:text-properties fo:font-size="12pt" fo:letter-spacing="0.035cm" style:font-size-asian="12pt" style:font-size-complex="12pt"/>
    </style:style>
    <style:style style:name="T41" style:family="text">
      <style:text-properties style:font-name="Times New Roman2" fo:font-size="12pt" style:font-name-asian="Times New Roman2" style:font-size-asian="12pt" style:font-name-complex="Times New Roman2" style:font-size-complex="12pt"/>
    </style:style>
    <style:style style:name="T42" style:family="text">
      <style:text-properties style:text-position="-25% 80%"/>
    </style:style>
    <style:style style:name="T43" style:family="text">
      <style:text-properties style:text-position="-25% 80%" style:font-name="Arial1"/>
    </style:style>
    <style:style style:name="T44" style:family="text">
      <style:text-properties style:text-position="-20% 70%" style:font-name="Arial1" fo:font-size="12pt" fo:font-weight="normal" style:font-size-asian="12pt" style:font-weight-asian="normal" style:font-size-complex="12pt" style:font-weight-complex="normal"/>
    </style:style>
    <style:style style:name="T45" style:family="text">
      <style:text-properties style:text-position="-15% 70%" style:font-name="Arial1" fo:font-size="12pt" fo:font-style="italic" style:font-size-asian="12pt" style:font-style-asian="italic" style:font-size-complex="12pt" style:font-style-complex="italic"/>
    </style:style>
    <style:style style:name="T46" style:family="text">
      <style:text-properties style:text-position="-10% 60%" style:font-name="Arial1" fo:font-size="12pt" fo:font-style="italic" style:font-size-asian="12pt" style:font-style-asian="italic" style:font-size-complex="12pt" style:font-style-complex="italic"/>
    </style:style>
    <style:style style:name="T47" style:family="text">
      <style:text-properties style:text-position="-10% 60%" style:font-name="Arial1"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font-size="13pt" style:font-size-asian="13pt" style:font-size-complex="13pt"/>
    </style:style>
    <style:style style:name="T49" style:family="text">
      <style:text-properties style:font-name="Times New Roman3" style:font-name-asian="Times New Roman3" style:font-name-complex="Times New Roman3"/>
    </style:style>
    <style:style style:name="T50" style:family="text">
      <style:text-properties fo:font-style="normal" style:font-style-asian="normal" style:font-style-complex="normal"/>
    </style:style>
    <style:style style:name="T51" style:family="text">
      <style:text-properties fo:font-size="14pt" style:font-size-asian="14pt" style:font-size-complex="14pt"/>
    </style:style>
    <style:style style:name="T52" style:family="text">
      <style:text-properties fo:language="en" fo:country="US"/>
    </style:style>
    <style:style style:name="T53" style:family="text">
      <style:text-properties fo:font-size="2pt" style:font-size-asian="6pt" style:font-size-complex="6pt"/>
    </style:style>
    <style:style style:name="fr1" style:family="graphic" style:parent-style-name="Graphics">
      <style:graphic-properties style:wrap="parallel" style:number-wrapped-paragraphs="no-limit" style:wrap-contour="false" style:vertical-pos="middle" style:vertical-rel="text"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5"/>
      <text:p text:style-name="P5"/>
      <text:p text:style-name="P5"/>
      <text:p text:style-name="P5"/>
      <text:p text:style-name="P5"/>
      <text:p text:style-name="P34">Extension Inkscape</text:p>
      <text:p text:style-name="P3">Origami-Ext</text:p>
      <text:p text:style-name="P2"/>
      <text:p text:style-name="P35">Manuel utilisateur</text:p>
      <text:p text:style-name="P4">v1.0.r3</text:p>
      <text:p text:style-name="P4"/>
      <text:p text:style-name="P4"><text:date style:data-style-name="N36" text:date-value="2020-01-04T14:25:14">04/01/2020</text:date></text:p>
      <text:p text:style-name="P4"/>
      <text:p text:style-name="P4"/>
      <text:p text:style-name="P4"/>
      <text:p text:style-name="P4"/>
      <text:p text:style-name="P4"/>
      <text:p text:style-name="P4"/>
      <text:p text:style-name="P4"/>
      <text:p text:style-name="P4"/>
      <text:p text:style-name="P18"><text:span text:style-name="T52">© </text:span><text:span text:style-name="T23">François Désarménien-2020</text:span></text:p>
      <text:p text:style-name="P4"/>
      <table:table table:name="Tableau14" table:style-name="Tableau14">
        <table:table-column table:style-name="Tableau14.A"/>
        <text:soft-page-break/>
        <table:table-row table:style-name="Tableau14.1">
          <table:table-cell table:style-name="Tableau14.A1" office:value-type="string">
            <text:p text:style-name="P48"><text:span text:style-name="Titre-Page">Fonctionnement général</text:span></text:p>
          </table:table-cell>
        </table:table-row>
        <table:table-row table:style-name="Tableau14.2">
          <table:table-cell table:style-name="Tableau14.A2" office:value-type="string">
            <text:p text:style-name="P79"><text:span text:style-name="Section">Description :</text:span></text:p>
            <text:p text:style-name="P70">L'extension Origami-Ext est destinée à l'aide au dessin de diagrammes d'origami en permettant de résoudre facilement les problèmes de géométrie qui lui sont propres : si tous peuvent être dessinés uniquement à l'aide des fonctionnalités d'Inkscape (à l'exception notoire de l'axiome Huzita-6), la plupart requièrent de plus ou moins nombreuses manipulations et/ou calculs. Les problèmes traités sont :</text:p>
            <text:list xml:id="list6078090091011364318" text:style-name="Liste-3">
              <text:list-item>
                <text:list>
                  <text:list-item>
                    <text:p text:style-name="P103">Les sept axiomes de Huzita-Hatori-Justin, base de l'ensemble de tous les plis en origami ;</text:p>
                  </text:list-item>
                  <text:list-item>
                    <text:p text:style-name="P103">La division en N parties égales (2 <text:span text:style-name="T49">≤</text:span> N <text:span text:style-name="T49">≤</text:span> 64) d'un angle ou bien d'un segments de droite en droites perpendiculaires, pratique pour les grilles ou les proportions ;</text:p>
                  </text:list-item>
                  <text:list-item>
                    <text:p text:style-name="P103">Le calcul de l'angle du quatrième pli de l'oreille de lapin.</text:p>
                  </text:list-item>
                </text:list>
              </text:list-item>
            </text:list>
            <text:p text:style-name="P69">Chaque module traite d'un problème spécifique et est décrit plus en détail dans les pages suivantes, module par module.</text:p>
            <text:p text:style-name="P36"><text:span text:style-name="Section">Utilisation :</text:span></text:p>
            <text:p text:style-name="Texte-1">Les problèmes de géométrie posés par l'origami ne nécessitent que la définition de points et de segments de droite. Pour ce faire, les modules d'Origami-Ext reposent sur l'utilisation d'un outil d'Inkscape, <draw:frame draw:style-name="fr1" draw:name="images29" text:anchor-type="as-char" svg:width="0.73cm" svg:height="0.677cm" draw:z-index="31"><draw:image xlink:href="../../Images/icon-path.png" xlink:type="simple" xlink:show="embed" xlink:actuate="onLoad"/></draw:frame>, permettant de tracer des chemins composés de courbes de Bézier ou de segments de droites délimités par des nœuds. Ces nœuds sont considérés comme des points et les segments de droites sont représentés par deux nœuds servant à les délimiter. Les courbes ou segments de droites dessinés par Inkscape entre les nœuds du chemin sont purement et simplement ignorés par les modules. Pour plus de clarté, dans le reste du document, les points signifieront des nœuds et les segments un ensemble de deux nœuds délimitant un segment de droite.</text:p>
            <text:p text:style-name="Texte-1">L'utilisation de tous les modules est basée sur un même principe et se décompose en quatre étapes :</text:p>
            <text:list xml:id="list7764227559674892915" text:style-name="Liste-2">
              <text:list-item>
                <text:p text:style-name="P90">Définir, à l'aide de l'outil <text:s/><draw:frame draw:style-name="fr1" draw:name="images30" text:anchor-type="as-char" svg:width="0.73cm" svg:height="0.677cm" draw:z-index="32"><draw:image xlink:href="../../Images/icon-path.png" xlink:type="simple" xlink:show="embed" xlink:actuate="onLoad"/></draw:frame>, un <text:span text:style-name="T35">unique</text:span> chemin composé d'un certain nombre de points, <text:s/>dont l'ordre et la valeur sont propres à chaque module, tels que détaillés dans les pages suivantes. À l'issue de sa création, le chemin est, par défaut, sélectionné (si, pour quelque raison que ce soit, il ne l'était pas ou plus, il faut impérativement le re-sélectionner, celui-ci représentant l'intégralité des données fournies en entrée au module pour ses calculs) ;</text:p>
              </text:list-item>
              <text:list-item>
                <text:p text:style-name="P90">Ouvrir le module concerné (menu « <text:span text:style-name="T18">Extensions→Origami→Module</text:span><text:span text:style-name="T35"> »)</text:span> et sélectionner les options souhaitées. Tous les modules ont en commun l'option « <text:span text:style-name="T15">Supprimer le segment de construction</text:span> » qui, en pratique, devrait être systématiquement cochée pour supprimer automatiquement le segment ayant servi à la construction qui, en règle générale, n'est pas nécessaire au diagramme lui-même ;</text:p>
              </text:list-item>
              <text:list-item>
                <text:p text:style-name="P90">Cliquer sur le bouton « <text:span text:style-name="T17">Appliquer</text:span> » : le résultat est alors affiché et enregistré, sous la forme d'un guide Inkscape, permettant de dessiner précisément le pli correspondant à la solution au problème posé et, si l'option« <text:span text:style-name="T15">Supprimer le segment de construction</text:span> » est cochée, le segment de construction est supprimé ou sinon simplement désélectionné ;</text:p>
              </text:list-item>
              <text:list-item>
                <text:p text:style-name="P90">Cliquer enfin sur le bouton « <text:span text:style-name="T17">Fermer</text:span> » pour quitter le module et fermer sa fenêtre.</text:p>
              </text:list-item>
            </text:list>
            <text:p text:style-name="P71">Il est aussi possible de cocher le bouton nommé « <text:span text:style-name="T15">Aperçu en direct</text:span> », ce qui a pour effet <text:soft-page-break/>d'exécuter le module et d'afficher son résultat pour pouvoir vérifier qu'il correspond bien à l'effet souhaité, sans que la modification ne soit définitive : il faut cliquer sur « <text:span text:style-name="T17">Appliquer</text:span> » pour la valider ou bien décocher le bouton « <text:span text:style-name="T15">Aperçu en direct</text:span> » pour l'annuler et pouvoir corriger le segment de construction sans quitter le module. Si vous cliquez directement sur « <text:span text:style-name="T17">Fermer</text:span> », la fenêtre du module se ferme en annulant les modifications générées par l'aperçu.</text:p>
            <text:p text:style-name="P74">Si aucun objet n'est sélectionné ou que celui-ci n'est pas un unique chemin ou encore que le nombre de points qui le constitue n'est pas conforme aux attentes du module, un message d'erreur est affiché et aucun calcul n'est effectué.</text:p>
            <text:p text:style-name="P72"><text:span text:style-name="T34">Note 1</text:span> : si, par hasard, les points de début et de fin du chemin viennent à être confondus, Inkscape considère alors le chemin comme <text:span text:style-name="T35">fermé</text:span><text:span text:style-name="T50"> et ne comptabilise pas ce dernier point lorsqu'il décrit l'objet dans la barre d'état. Mais les modules tiennent compte de cette fermeture et rajoutent, en interne, un point virtuel au chemin dont les coordonnées sont celles du premier point, rendant ce cas particulier transparent pour l'utilisateur.</text:span></text:p>
            <text:p text:style-name="P73"><text:span text:style-name="T34">Note 2</text:span> : le choix de dessiner un guide plutôt que directement un segment représentant le pli vient du fait que les modules n'ont aucune possibilité de connaître ses extrémités : les modules font un calcul formel à partir des données entrées et n'ont aucune connaissance du diagramme lui-même. Le résultat qu'il obtient est juste la position et l'orientation du pli correspondant au problème posé et c'est alors à l'utilisateur de le dessiner, sachant que ses deux extrémités sont situées quelque part sur ce guide. À noter qu'il existe un cas où le module connaît parfaitement les deux extrémités d'un trait à dessiner : celui de la projection d'un point sur un trait (voir section suivante).</text:p>
            <text:p text:style-name="P77"><text:span text:style-name="Section">Projections :</text:span></text:p>
            <text:p text:style-name="Texte-1">Lorsque le problème posé inclut une ou plusieurs projections d'un point sur un trait (segment), la ou les solutions reposent sur une parabole dont le foyer est le point et sa directrice le segment. Son paramètre (qui défini la taille et l'orientation de la parabole) est alors la taille du segment reliant le foyer à la directrice, perpendiculaire cette dernière. Il s'agit ensuite de trouver le pli correspondant à une droite tangente à cette parabole, telle qu'elle remplisse une autre condition :</text:p>
            <text:list xml:id="list1363565967" text:continue-list="list6078090091011364318" text:style-name="Liste-3">
              <text:list-item>
                <text:list>
                  <text:list-item>
                    <text:list>
                      <text:list-item>
                        <text:p text:style-name="P104"><text:span text:style-name="T4">Huzita-5 :</text:span><text:span text:style-name="T26"> passer par un point donné ;</text:span></text:p>
                      </text:list-item>
                      <text:list-item>
                        <text:p text:style-name="P104"><text:span text:style-name="T3">Huzita-6 :</text:span> être tangente à une autre parabole résultant elle aussi d'une projection ;</text:p>
                      </text:list-item>
                      <text:list-item>
                        <text:p text:style-name="P104"><text:span text:style-name="T3">Huzita-7 :</text:span> être perpendiculaire à un segment donné.</text:p>
                      </text:list-item>
                    </text:list>
                  </text:list-item>
                </text:list>
              </text:list-item>
            </text:list>
            <text:p text:style-name="P71">Cependant, il peut y avoir pour ces modules aucune voire plus d'un solution possible. Hors, dans un diagramme, un seul et unique pli est souhaité. C'est pourquoi ils utilisent une heuristique pour éliminer les solutions apparemment aberrantes qui consiste à ignorer toute solution pour laquelle la projection d'un point sur un segment se trouve située en dehors des limites de ce segment, matérialisées par les deux points qui le définissent.</text:p>
            <text:p text:style-name="Texte-1">Optionnellement, ces modules peuvent dessiner la ou les paraboles ayant servi à la construction si l'option « <text:span text:style-name="T15">Dessiner la construction</text:span> » de l'onglet « <text:span text:style-name="T17">Options avancées</text:span> » est cochée et/ou le ou les segments reliant le point à sa projection – ces derniers pouvant être très utiles pour représenter les flèches de direction du pli sur le diagramme – si l'option « <text:span text:style-name="T15">Dessiner la projection</text:span> » de l'onglet &lt;<text:span text:style-name="T17">Options</text:span>&gt; est cochée. Leurs couleurs ainsi que l'épaisseur de leurs segments sont paramétrables dans l'onglet &lt;<text:span text:style-name="T17">Projections</text:span>&gt;.</text:p>
            <text:p text:style-name="Texte-1">S<text:span text:style-name="Text">i, au final, aucune solution n'est possible, un messa</text:span>ge d'erreur est affiché et, si le dessin de la construction est demandé, la ou les paraboles sont quand même dessinés, ce qui peut-être pratique pour comprendre la raison de l'absence de solution. La hauteur des paraboles est réglable dans l'onglet « <text:span text:style-name="T17">Options avancées</text:span><text:span text:style-name="T28"> » par le biais de la boîte numérique « </text:span><text:span text:style-name="T16">Echelle</text:span><text:span text:style-name="T28"> », représentant le nombre de fois la valeur du paramètre de la parabole.</text:span></text:p>
            <text:p text:style-name="Texte-1"><text:soft-page-break/>Si, malgré l'heuristique mise en œuvre, plus d'une solution est malgré tout possible, un message d'erreur est affiché pour le signaler et toutes les solutions sont représentées, charge à l'utilisateur de supprimer la ou les indésirables (guides, paraboles et projections).</text:p>
            <text:p text:style-name="P75"><text:span text:style-name="T37">Note :</text:span><text:span text:style-name="T36"> bien que le module Huzita-4 ne repose pas sur une projection point</text:span><text:span text:style-name="Text-2"><text:span text:style-name="T41">→trait, elle repose sur une projection trait→trait et</text:span></text:span><text:span text:style-name="T36"> l'heuristique décrite ci-dessus lui est donc aussi appliquée.</text:span></text:p>
            <text:p text:style-name="P37"><text:span text:style-name="Section">Fenêtres :</text:span></text:p>
            <text:p text:style-name="P41">Lorsqu'un module est lancé la fenêtre du module lancé s'affiche :</text:p>
          </table:table-cell>
        </table:table-row>
        <table:table-row table:style-name="Tableau14.3">
          <table:table-cell table:style-name="Tableau14.A1" office:value-type="string">
            <text:p text:style-name="P76"><draw:frame draw:style-name="fr2" draw:name="images4" text:anchor-type="paragraph" svg:x="1.207cm" svg:y="0.566cm" svg:width="13.698cm" svg:height="5.156cm" draw:z-index="12"><draw:image xlink:href="../../Images/Intro-fr.png" xlink:type="simple" xlink:show="embed" xlink:actuate="onLoad"/></draw:frame></text:p>
          </table:table-cell>
        </table:table-row>
        <table:table-row table:style-name="Tableau14.4">
          <table:table-cell table:style-name="Tableau14.A1" office:value-type="string">
            <text:p text:style-name="P78"><text:span text:style-name="Section">Onglets :</text:span></text:p>
            <text:p text:style-name="Texte-1">Chaque fenêtre de module comporte une série d'onglets dont le nombre peut varier. Quel que soit le module, trois onglets sont <text:span text:style-name="T34">toujours</text:span> disponibles :</text:p>
            <text:list xml:id="list5390147385750857416" text:style-name="Liste-5">
              <text:list-item>
                <text:p text:style-name="P91"><text:span text:style-name="T4">Options :</text:span><text:span text:style-name="T26"> les options de base du module ;</text:span></text:p>
              </text:list-item>
              <text:list-item>
                <text:p text:style-name="P92"><text:span text:style-name="T3">Infos :</text:span> le problème résolu par le module (texte) ;</text:p>
              </text:list-item>
              <text:list-item>
                <text:p text:style-name="P93"><text:span text:style-name="T4">Utiliser </text:span><text:span text:style-name="T26">: le mode d'emploi du module (texte).</text:span></text:p>
              </text:list-item>
            </text:list>
            <text:p text:style-name="Texte-1"><text:span text:style-name="Text"><text:span text:style-name="T29">Note</text:span></text:span><text:span text:style-name="Text"><text:span text:style-name="T25"> : Dans les pages décrivant chacun des modules individuellement, les deux onglet « </text:span></text:span><text:span text:style-name="Text"><text:span text:style-name="T29">Infos</text:span></text:span><text:span text:style-name="Text"><text:span text:style-name="T25"> » et « </text:span></text:span><text:span text:style-name="Text"><text:span text:style-name="T29">Utiliser</text:span></text:span><text:span text:style-name="Text"><text:span text:style-name="T25"> » ne seront plus décrits, leurs usages étant strictement identiques quel que soit le module.</text:span></text:span></text:p>
            <text:p text:style-name="Texte-1"><text:span text:style-name="Text"><text:span text:style-name="T25">Deux onglets supplémentaires sont disponibles pour les modules comportant une ou plusieurs projections de type point → trait <text:s/>(Huzita-5, 6 et 7) :</text:span></text:span></text:p>
            <text:list xml:id="list336335051" text:continue-numbering="true" text:style-name="Liste-5">
              <text:list-item>
                <text:p text:style-name="P94"><text:span text:style-name="T4">Options avancées :</text:span><text:span text:style-name="T26"> permet de choisir le dessin ou non de la ou les paraboles de construction de la ou des projections et de régler leurs proportions ;</text:span></text:p>
              </text:list-item>
              <text:list-item>
                <text:p text:style-name="P95"><text:span text:style-name="T4">Projections :</text:span><text:span text:style-name="T26"> permet de choisir l'épaisseur et la couleur de trait du segment représentant la projection du point sur son segment. </text:span></text:p>
              </text:list-item>
            </text:list>
            <text:p text:style-name="P38">Boutons :</text:p>
            <text:list xml:id="list1434851719" text:continue-numbering="true" text:style-name="Liste-5">
              <text:list-item>
                <text:p text:style-name="P96"><text:span text:style-name="T4">Aperçu en direct :</text:span><text:span text:style-name="T26"> exécute le module et affiche le résultat sans l'appliquer.<text:line-break/>Doit être décoché pour pouvoir modifier le canevas ;</text:span></text:p>
              </text:list-item>
              <text:list-item>
                <text:p text:style-name="P97"><text:span text:style-name="T3">Fermer :</text:span> ferme la fenêtre du module annule l'action de l'aperçu si celui-ci est activé ;</text:p>
              </text:list-item>
              <text:list-item>
                <text:p text:style-name="P97"><text:span text:style-name="T4">Appliquer </text:span><text:span text:style-name="T26">: exécute le module ou valide le résultat de l'aperçu si celui-ci est activé.</text:span></text:p>
              </text:list-item>
            </text:list>
          </table:table-cell>
        </table:table-row>
      </table:table>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row table:style-name="Tableau13.1">
          <table:table-cell table:style-name="Tableau13.A1" table:number-columns-spanned="6" office:value-type="string">
            <text:p text:style-name="P84"><text:span text:style-name="Titre-Page"><text:span text:style-name="T25">Module Huzita-1</text:span></text:span></text:p>
          </table:table-cell>
          <table:covered-table-cell/>
          <table:covered-table-cell/>
          <table:covered-table-cell/>
          <table:covered-table-cell/>
          <table:covered-table-cell/>
        </table:table-row>
        <table:table-row table:style-name="Tableau13.2">
          <table:table-cell table:style-name="Tableau13.A1" table:number-columns-spanned="3" office:value-type="string">
            <text:p text:style-name="P7"><text:span text:style-name="Section"><text:span text:style-name="T51">Problème : </text:span></text:span></text:p>
          </table:table-cell>
          <table:covered-table-cell/>
          <table:covered-table-cell/>
          <table:table-cell table:style-name="Tableau13.A1" table:number-columns-spanned="3" office:value-type="string">
            <text:p text:style-name="P19"><text:span text:style-name="Text-2"><text:span text:style-name="T37">Soit deux points, </text:span></text:span><text:span text:style-name="Text-2"><text:span text:style-name="T7">P</text:span></text:span><text:span text:style-name="Indice"><text:span text:style-name="T37">1</text:span></text:span><text:span text:style-name="Text-2"><text:span text:style-name="T37"> et </text:span></text:span><text:span text:style-name="Text-2"><text:span text:style-name="T7">P</text:span></text:span><text:span text:style-name="Indice"><text:span text:style-name="T37">2</text:span></text:span><text:span text:style-name="Text-2"><text:span text:style-name="T37">. Trouver le pli passant par ces deux points :</text:span></text:span></text:p>
          </table:table-cell>
          <table:covered-table-cell/>
          <table:covered-table-cell/>
        </table:table-row>
        <table:table-row table:style-name="Tableau13.3">
          <table:table-cell table:style-name="Tableau13.A1" table:number-columns-spanned="6" office:value-type="string">
            <text:p text:style-name="P53"><draw:frame draw:style-name="fr3" draw:name="images5" text:anchor-type="paragraph" svg:x="4.978cm" svg:y="0.146cm" svg:width="6.832cm" svg:height="2.066cm" draw:z-index="13"><draw:image xlink:href="../../Images/Huzita-1-1.png" xlink:type="simple" xlink:show="embed" xlink:actuate="onLoad"/></draw:frame></text:p>
            <text:p text:style-name="P53"/>
            <text:p text:style-name="P53"/>
          </table:table-cell>
          <table:covered-table-cell/>
          <table:covered-table-cell/>
          <table:covered-table-cell/>
          <table:covered-table-cell/>
          <table:covered-table-cell/>
        </table:table-row>
        <table:table-row table:style-name="Tableau13.4">
          <table:table-cell table:style-name="Tableau13.A1" table:number-columns-spanned="5" office:value-type="string">
            <text:p text:style-name="P25"><text:span text:style-name="Section"><text:span text:style-name="T51">Construction : </text:span></text:span></text:p>
          </table:table-cell>
          <table:covered-table-cell/>
          <table:covered-table-cell/>
          <table:covered-table-cell/>
          <table:covered-table-cell/>
          <table:table-cell table:style-name="Tableau13.A1" office:value-type="string">
            <text:p text:style-name="P22"><text:span text:style-name="Text-2"><text:span text:style-name="T37">Dessiner un chemin reliant </text:span></text:span><text:span text:style-name="Text-2"><text:span text:style-name="T7">P</text:span></text:span><text:span text:style-name="Indice"><text:span text:style-name="T37">1</text:span></text:span><text:span text:style-name="Text-2"><text:span text:style-name="T37"> et </text:span></text:span><text:span text:style-name="Text-2"><text:span text:style-name="T7">P</text:span></text:span><text:span text:style-name="Indice"><text:span text:style-name="T37">2</text:span></text:span><text:span text:style-name="Text-2"><text:span text:style-name="T37"> :</text:span></text:span></text:p>
          </table:table-cell>
        </table:table-row>
        <table:table-row table:style-name="Tableau13.5">
          <table:table-cell table:style-name="Tableau13.A1" table:number-columns-spanned="6" office:value-type="string">
            <text:p text:style-name="P80"><draw:frame draw:style-name="fr3" draw:name="images6" text:anchor-type="paragraph" svg:x="5.69cm" svg:y="0.049cm" svg:width="4.971cm" svg:height="1.951cm" draw:z-index="14"><draw:image xlink:href="../../Images/Huzita-1-2.png" xlink:type="simple" xlink:show="embed" xlink:actuate="onLoad"/></draw:frame><text:span text:style-name="T34">Note</text:span> : l'ordre des points 1 et 2 est indifférent.</text:p>
          </table:table-cell>
          <table:covered-table-cell/>
          <table:covered-table-cell/>
          <table:covered-table-cell/>
          <table:covered-table-cell/>
          <table:covered-table-cell/>
        </table:table-row>
        <table:table-row table:style-name="Tableau13.6">
          <table:table-cell table:style-name="Tableau13.A1" table:number-columns-spanned="2" office:value-type="string">
            <text:p text:style-name="P14">Solution : </text:p>
          </table:table-cell>
          <table:covered-table-cell/>
          <table:table-cell table:style-name="Tableau13.A1" table:number-columns-spanned="4" office:value-type="string">
            <text:p text:style-name="P21"><text:span text:style-name="Text-2"><text:span text:style-name="T37">Choisir : « </text:span></text:span><text:span text:style-name="Text-2"><text:span text:style-name="T5">Extensions</text:span></text:span><text:span text:style-name="Text-2"><text:span text:style-name="T41">→</text:span></text:span><text:span text:style-name="Text-2"><text:span text:style-name="T5">Origami</text:span></text:span><text:span text:style-name="Text-2"><text:span text:style-name="T41">→</text:span></text:span><text:span text:style-name="Text-2"><text:span text:style-name="T5">Huzita-1</text:span></text:span><text:span text:style-name="Text-2"><text:span text:style-name="T37"> » + « </text:span></text:span><text:span text:style-name="Text-2"><text:span text:style-name="T17">Appliquer</text:span></text:span><text:span text:style-name="Text-2"><text:span text:style-name="T37"> ».</text:span></text:span></text:p>
            <text:p text:style-name="P16"><text:span text:style-name="Text-2"><text:span text:style-name="T37">Dessin d'un guide matérialisant le pli résultant :</text:span></text:span></text:p>
          </table:table-cell>
          <table:covered-table-cell/>
          <table:covered-table-cell/>
          <table:covered-table-cell/>
        </table:table-row>
        <table:table-row table:style-name="Tableau13.7">
          <table:table-cell table:style-name="Tableau13.A1" table:number-columns-spanned="6" office:value-type="string">
            <text:p text:style-name="P53"><draw:frame draw:style-name="fr3" draw:name="images7" text:anchor-type="paragraph" svg:x="3.903cm" svg:y="0.183cm" svg:width="9.592cm" svg:height="2.328cm" draw:z-index="15"><draw:image xlink:href="../../Images/Huzita-1-3.png" xlink:type="simple" xlink:show="embed" xlink:actuate="onLoad"/></draw:frame></text:p>
            <text:p text:style-name="P53"/>
          </table:table-cell>
          <table:covered-table-cell/>
          <table:covered-table-cell/>
          <table:covered-table-cell/>
          <table:covered-table-cell/>
          <table:covered-table-cell/>
        </table:table-row>
        <table:table-row table:style-name="Tableau13.8">
          <table:table-cell table:style-name="Tableau13.A1" office:value-type="string">
            <text:p text:style-name="P51"><text:span text:style-name="Section"><text:span text:style-name="T51">Onglets</text:span></text:span><text:span text:style-name="Section"> : </text:span></text:p>
          </table:table-cell>
          <table:table-cell table:style-name="Tableau13.A1" table:number-columns-spanned="5" office:value-type="string">
            <text:list xml:id="list3609743804138424223" text:style-name="Liste-3">
              <text:list-header>
                <text:p text:style-name="P105"><text:span text:style-name="Text-2"><text:span text:style-name="T37">&lt;</text:span></text:span><text:span text:style-name="Text-2"><text:span text:style-name="T17">Options</text:span></text:span><text:span text:style-name="Text-2"><text:span text:style-name="T37">&gt; :</text:span></text:span></text:p>
                <text:list>
                  <text:list-item>
                    <text:p text:style-name="P107"><text:span text:style-name="Text-2"><text:span text:style-name="T37">« </text:span></text:span><text:span text:style-name="Text-2"><text:span text:style-name="T7">Supprimer le segment de construction</text:span></text:span><text:span text:style-name="Text-2"><text:span text:style-name="T37"> »  : Supprime le segment de construction automatiquement.</text:span></text:span></text:p>
                  </text:list-item>
                </text:list>
              </text:list-header>
            </text:list>
          </table:table-cell>
          <table:covered-table-cell/>
          <table:covered-table-cell/>
          <table:covered-table-cell/>
          <table:covered-table-cell/>
        </table:table-row>
        <table:table-row>
          <table:table-cell table:style-name="Tableau13.A1" table:number-columns-spanned="4" office:value-type="string">
            <text:p text:style-name="P8"><text:span text:style-name="Section"><text:span text:style-name="T51">Remarques</text:span></text:span><text:span text:style-name="Section"> : </text:span></text:p>
          </table:table-cell>
          <table:covered-table-cell/>
          <table:covered-table-cell/>
          <table:covered-table-cell/>
          <table:table-cell table:style-name="Tableau13.A1" table:number-columns-spanned="2" office:value-type="string">
            <text:list xml:id="list140093889" text:continue-numbering="true" text:style-name="Liste-3">
              <text:list-item>
                <text:list>
                  <text:list-item>
                    <text:list>
                      <text:list-item>
                        <text:p text:style-name="P98"><text:span text:style-name="Text-2"><text:span text:style-name="T37">Il existe toujours une et une seule solution.</text:span></text:span></text:p>
                      </text:list-item>
                      <text:list-item>
                        <text:p text:style-name="P98"><text:span text:style-name="Text-2"><text:span text:style-name="T37">Ce module ne présente que très peu d'intérêt puisque le segment de construction est déjà le pli lui-même, sauf exception. Il est présent uniquement dans le but de compléter l'ensemble des axiomes d'Huzita-Hatori-Justin.</text:span></text:span></text:p>
                      </text:list-item>
                    </text:list>
                  </text:list-item>
                </text:list>
              </text:list-item>
            </text:list>
          </table:table-cell>
          <table:covered-table-cell/>
        </table:table-row>
      </table:table>
      <text:p text:style-name="P49"><text:span text:style-name="Titre-Page"><text:span text:style-name="T30"/></text:span></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table:number-columns-spanned="6" office:value-type="string">
            <text:p text:style-name="P84"><text:span text:style-name="Titre-Page"><text:span text:style-name="T25">Module Huzita-2</text:span></text:span></text:p>
          </table:table-cell>
          <table:covered-table-cell/>
          <table:covered-table-cell/>
          <table:covered-table-cell/>
          <table:covered-table-cell/>
          <table:covered-table-cell/>
        </table:table-row>
        <table:table-row table:style-name="Tableau12.2">
          <table:table-cell table:style-name="Tableau12.A1" table:number-columns-spanned="3" office:value-type="string">
            <text:p text:style-name="P7"><text:span text:style-name="Section"><text:span text:style-name="T51">Problème :</text:span></text:span></text:p>
          </table:table-cell>
          <table:covered-table-cell/>
          <table:covered-table-cell/>
          <table:table-cell table:style-name="Tableau12.A1" table:number-columns-spanned="3" office:value-type="string">
            <text:p text:style-name="P19"><text:span text:style-name="Text-2"><text:span text:style-name="T37">Soit deux points, </text:span></text:span><text:span text:style-name="Text-2"><text:span text:style-name="T7">P</text:span></text:span><text:span text:style-name="Indice"><text:span text:style-name="T37">1</text:span></text:span><text:span text:style-name="Text-2"><text:span text:style-name="T37"> et </text:span></text:span><text:span text:style-name="Text-2"><text:span text:style-name="T7">P</text:span></text:span><text:span text:style-name="Indice"><text:span text:style-name="T37">2</text:span></text:span><text:span text:style-name="Text-2"><text:span text:style-name="T37">. Trouver le pli résultant de la projection de </text:span></text:span><text:span text:style-name="Text-2"><text:span text:style-name="T7">P</text:span></text:span><text:span text:style-name="Indice"><text:span text:style-name="T37">1</text:span></text:span><text:span text:style-name="Text-2"><text:span text:style-name="T37"> sur </text:span></text:span><text:span text:style-name="Text-2"><text:span text:style-name="T7">P</text:span></text:span><text:span text:style-name="Indice"><text:span text:style-name="T37">2 </text:span></text:span><text:span text:style-name="Text-2"><text:span text:style-name="T37">:</text:span></text:span></text:p>
          </table:table-cell>
          <table:covered-table-cell/>
          <table:covered-table-cell/>
        </table:table-row>
        <table:table-row table:style-name="Tableau12.3">
          <table:table-cell table:style-name="Tableau12.A1" table:number-columns-spanned="6" office:value-type="string">
            <text:p text:style-name="P53"><draw:frame draw:style-name="fr3" draw:name="images8" text:anchor-type="paragraph" svg:x="6.316cm" svg:y="0.18cm" svg:width="5.223cm" svg:height="2.879cm" draw:z-index="9"><draw:image xlink:href="../../Images/Huzita-2-1.png" xlink:type="simple" xlink:show="embed" xlink:actuate="onLoad"/></draw:frame></text:p>
          </table:table-cell>
          <table:covered-table-cell/>
          <table:covered-table-cell/>
          <table:covered-table-cell/>
          <table:covered-table-cell/>
          <table:covered-table-cell/>
        </table:table-row>
        <table:table-row table:style-name="Tableau12.4">
          <table:table-cell table:style-name="Tableau12.A1" table:number-columns-spanned="5" office:value-type="string">
            <text:p text:style-name="P25"><text:span text:style-name="Section"><text:span text:style-name="T51">Construction :</text:span></text:span></text:p>
          </table:table-cell>
          <table:covered-table-cell/>
          <table:covered-table-cell/>
          <table:covered-table-cell/>
          <table:covered-table-cell/>
          <table:table-cell table:style-name="Tableau12.A1" office:value-type="string">
            <text:p text:style-name="P22"><text:span text:style-name="Text-2"><text:span text:style-name="T37">Dessiner un chemin reliant </text:span></text:span><text:span text:style-name="Text-2"><text:span text:style-name="T7">P</text:span></text:span><text:span text:style-name="Indice"><text:span text:style-name="T37">1</text:span></text:span><text:span text:style-name="Text-2"><text:span text:style-name="T37"> et </text:span></text:span><text:span text:style-name="Text-2"><text:span text:style-name="T7">P</text:span></text:span><text:span text:style-name="Indice"><text:span text:style-name="T37">2 </text:span></text:span><text:span text:style-name="Text-2"><text:span text:style-name="T37">:</text:span></text:span></text:p>
          </table:table-cell>
        </table:table-row>
        <table:table-row table:style-name="Tableau12.5">
          <table:table-cell table:style-name="Tableau12.A1" table:number-columns-spanned="6" office:value-type="string">
            <text:p text:style-name="P65"><draw:frame draw:style-name="fr3" draw:name="images9" text:anchor-type="paragraph" svg:x="7.327cm" svg:y="0.056cm" svg:width="3.2cm" svg:height="2.76cm" draw:z-index="10"><draw:image xlink:href="../../Images/Huzita-2-2.png" xlink:type="simple" xlink:show="embed" xlink:actuate="onLoad"/></draw:frame><text:span text:style-name="T34">Note</text:span> : l'ordre des points 1 et 2 est indifférent.</text:p>
          </table:table-cell>
          <table:covered-table-cell/>
          <table:covered-table-cell/>
          <table:covered-table-cell/>
          <table:covered-table-cell/>
          <table:covered-table-cell/>
        </table:table-row>
        <table:table-row table:style-name="Tableau12.6">
          <table:table-cell table:style-name="Tableau12.A1" table:number-columns-spanned="2" office:value-type="string">
            <text:p text:style-name="P14">Solution :</text:p>
          </table:table-cell>
          <table:covered-table-cell/>
          <table:table-cell table:style-name="Tableau12.A1" table:number-columns-spanned="4" office:value-type="string">
            <text:p text:style-name="P21"><text:span text:style-name="Text-2"><text:span text:style-name="T37">Choisir : « </text:span></text:span><text:span text:style-name="Text-2"><text:span text:style-name="T8">Extensions</text:span></text:span><text:span text:style-name="Text-2"><text:span text:style-name="T41">→</text:span></text:span><text:span text:style-name="Text-2"><text:span text:style-name="T8">Origami</text:span></text:span><text:span text:style-name="Text-2"><text:span text:style-name="T41">→</text:span></text:span><text:span text:style-name="Text-2"><text:span text:style-name="T8">Huzita-2</text:span></text:span><text:span text:style-name="Text-2"><text:span text:style-name="T37"> » + « </text:span></text:span><text:span text:style-name="Text-2"><text:span text:style-name="T17">Appliquer</text:span></text:span><text:span text:style-name="Text-2"><text:span text:style-name="T37"> ».</text:span></text:span></text:p>
            <text:p text:style-name="P6"><text:span text:style-name="Text-2"><text:span text:style-name="T37">Dessin d'un guide matérialisant le pli résultant :</text:span></text:span></text:p>
          </table:table-cell>
          <table:covered-table-cell/>
          <table:covered-table-cell/>
          <table:covered-table-cell/>
        </table:table-row>
        <table:table-row table:style-name="Tableau12.7">
          <table:table-cell table:style-name="Tableau12.A1" table:number-columns-spanned="6" office:value-type="string">
            <text:p text:style-name="P53"><draw:frame draw:style-name="fr3" draw:name="images10" text:anchor-type="paragraph" svg:x="6.324cm" svg:y="0.113cm" svg:width="5.207cm" svg:height="2.87cm" draw:z-index="11"><draw:image xlink:href="../../Images/Huzita-2-3.png" xlink:type="simple" xlink:show="embed" xlink:actuate="onLoad"/></draw:frame></text:p>
          </table:table-cell>
          <table:covered-table-cell/>
          <table:covered-table-cell/>
          <table:covered-table-cell/>
          <table:covered-table-cell/>
          <table:covered-table-cell/>
        </table:table-row>
        <table:table-row table:style-name="Tableau12.8">
          <table:table-cell table:style-name="Tableau12.A1" office:value-type="string">
            <text:list xml:id="list1744523777" text:continue-numbering="true" text:style-name="Liste-3">
              <text:list-item>
                <text:p text:style-name="Puces"><text:span text:style-name="Section"><text:span text:style-name="T51">Onglets :</text:span></text:span></text:p>
              </text:list-item>
            </text:list>
          </table:table-cell>
          <table:table-cell table:style-name="Tableau12.A1" table:number-columns-spanned="5" office:value-type="string">
            <text:list xml:id="list1445496014" text:continue-numbering="true" text:style-name="Liste-3">
              <text:list-header>
                <text:p text:style-name="P98"><text:span text:style-name="Text-2"><text:span text:style-name="T37">&lt;</text:span></text:span><text:span text:style-name="Text-2"><text:span text:style-name="T17">Options</text:span></text:span><text:span text:style-name="Text-2"><text:span text:style-name="T37">&gt; :</text:span></text:span></text:p>
                <text:list>
                  <text:list-item>
                    <text:p text:style-name="P98"><text:span text:style-name="Text-2"><text:span text:style-name="T37">« </text:span></text:span><text:span text:style-name="Text-2"><text:span text:style-name="T7">Supprimer le segment de construction</text:span></text:span><text:span text:style-name="Text-2"><text:span text:style-name="T37"> »  : Supprime le segment de construction automatiquement.</text:span></text:span></text:p>
                  </text:list-item>
                </text:list>
              </text:list-header>
            </text:list>
          </table:table-cell>
          <table:covered-table-cell/>
          <table:covered-table-cell/>
          <table:covered-table-cell/>
          <table:covered-table-cell/>
        </table:table-row>
        <table:table-row>
          <table:table-cell table:style-name="Tableau12.A1" table:number-columns-spanned="4" office:value-type="string">
            <text:p text:style-name="Standard"><text:span text:style-name="Section"><text:span text:style-name="T51">Remarques :</text:span></text:span></text:p>
          </table:table-cell>
          <table:covered-table-cell/>
          <table:covered-table-cell/>
          <table:covered-table-cell/>
          <table:table-cell table:style-name="Tableau12.A1" table:number-columns-spanned="2" office:value-type="string">
            <text:list xml:id="list797617253" text:continue-numbering="true" text:style-name="Liste-3">
              <text:list-item>
                <text:list>
                  <text:list-item>
                    <text:list>
                      <text:list-item>
                        <text:p text:style-name="P98"><text:span text:style-name="Text-2"><text:span text:style-name="T37">Il existe toujours une et une seule solution.</text:span></text:span></text:p>
                      </text:list-item>
                    </text:list>
                  </text:list-item>
                </text:list>
              </text:list-item>
            </text:list>
          </table:table-cell>
          <table:covered-table-cell/>
        </table:table-row>
      </table:table>
      <text:p text:style-name="P49"><text:span text:style-name="Titre-Page"><text:span text:style-name="T25"/></text:span></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column table:style-name="Tableau11.I"/>
        <table:table-column table:style-name="Tableau11.J"/>
        <table:table-row table:style-name="Tableau11.1">
          <table:table-cell table:style-name="Tableau11.A1" table:number-columns-spanned="10" office:value-type="string">
            <text:p text:style-name="P84"><text:span text:style-name="Titre-Page"><text:span text:style-name="T25">Module Huzita-3</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11.2">
          <table:table-cell table:style-name="Tableau11.A2" table:number-columns-spanned="4" office:value-type="string">
            <text:p text:style-name="P7"><text:span text:style-name="Section"><text:span text:style-name="T51">Problème : </text:span></text:span></text:p>
          </table:table-cell>
          <table:covered-table-cell/>
          <table:covered-table-cell/>
          <table:covered-table-cell/>
          <table:table-cell table:style-name="Tableau11.A2" table:number-columns-spanned="6" office:value-type="string">
            <text:p text:style-name="P33"><text:span text:style-name="Text-2"><text:span text:style-name="T37">Soit deux segments de droite </text:span></text:span><text:span text:style-name="Text-2"><text:span text:style-name="T7">S</text:span></text:span><text:span text:style-name="Indice"><text:span text:style-name="T37">1</text:span></text:span><text:span text:style-name="Text-2"><text:span text:style-name="T37"> et </text:span></text:span><text:span text:style-name="Text-2"><text:span text:style-name="T7">S</text:span></text:span><text:span text:style-name="Indice"><text:span text:style-name="T37">2</text:span></text:span><text:span text:style-name="Text-2"><text:span text:style-name="T37">. Trouver le pli résultant de la projection de </text:span></text:span><text:span text:style-name="Text-2"><text:span text:style-name="T7">S</text:span></text:span><text:span text:style-name="Indice"><text:span text:style-name="T37">1 </text:span></text:span><text:span text:style-name="Text-2"><text:span text:style-name="T37">sur </text:span></text:span><text:span text:style-name="Text-2"><text:span text:style-name="T7">S</text:span></text:span><text:span text:style-name="Indice"><text:span text:style-name="T37">2</text:span></text:span><text:span text:style-name="Text-2"><text:span text:style-name="T37">. Il existe deux possibilités : soit </text:span></text:span><text:span text:style-name="Text-2"><text:span text:style-name="T7">S</text:span></text:span><text:span text:style-name="Indice"><text:span text:style-name="T37">1</text:span></text:span><text:span text:style-name="Text-2"><text:span text:style-name="T37"> et </text:span></text:span><text:span text:style-name="Text-2"><text:span text:style-name="T7">S</text:span></text:span><text:span text:style-name="Indice"><text:span text:style-name="T37">2</text:span></text:span><text:span text:style-name="Text-2"><text:span text:style-name="T37"> sont disjoints (et éventuellement parallèles) soit </text:span></text:span><text:span text:style-name="Text-2"><text:span text:style-name="T7">S</text:span></text:span><text:span text:style-name="Indice"><text:span text:style-name="T37">1</text:span></text:span><text:span text:style-name="Text-2"><text:span text:style-name="T37"> et </text:span></text:span><text:span text:style-name="Text-2"><text:span text:style-name="T7">S</text:span></text:span><text:span text:style-name="Indice"><text:span text:style-name="T37">2</text:span></text:span><text:span text:style-name="Text-2"><text:span text:style-name="T37"> sont de même origine, <text:s/>le point </text:span></text:span><text:span text:style-name="Text-2"><text:span text:style-name="T7">P</text:span></text:span><text:span text:style-name="Text-2"><text:span text:style-name="T37"> :</text:span></text:span></text:p>
          </table:table-cell>
          <table:covered-table-cell/>
          <table:covered-table-cell/>
          <table:covered-table-cell/>
          <table:covered-table-cell/>
          <table:covered-table-cell/>
        </table:table-row>
        <table:table-row table:style-name="Tableau11.3">
          <table:table-cell table:style-name="Tableau11.A2" table:number-columns-spanned="7" office:value-type="string">
            <text:p text:style-name="P55"><text:span text:style-name="Text-2"><text:span text:style-name="T34">CAS 1</text:span></text:span></text:p>
          </table:table-cell>
          <table:covered-table-cell/>
          <table:covered-table-cell/>
          <table:covered-table-cell/>
          <table:covered-table-cell/>
          <table:covered-table-cell/>
          <table:covered-table-cell/>
          <table:table-cell table:style-name="Tableau11.A2" table:number-columns-spanned="3" office:value-type="string">
            <text:p text:style-name="P55"><text:span text:style-name="Text-2"><text:span text:style-name="T34">CAS 2</text:span></text:span></text:p>
          </table:table-cell>
          <table:covered-table-cell/>
          <table:covered-table-cell/>
        </table:table-row>
        <table:table-row table:style-name="Tableau11.4">
          <table:table-cell table:style-name="Tableau11.A2" table:number-columns-spanned="7" office:value-type="string">
            <text:p text:style-name="P53"><draw:frame draw:style-name="fr3" draw:name="images11" text:anchor-type="paragraph" svg:x="1.863cm" svg:y="0.113cm" svg:width="5.223cm" svg:height="2.963cm" draw:z-index="3"><draw:image xlink:href="../../Images/Huzita-3-1-1.png" xlink:type="simple" xlink:show="embed" xlink:actuate="onLoad"/></draw:frame></text:p>
          </table:table-cell>
          <table:covered-table-cell/>
          <table:covered-table-cell/>
          <table:covered-table-cell/>
          <table:covered-table-cell/>
          <table:covered-table-cell/>
          <table:covered-table-cell/>
          <table:table-cell table:style-name="Tableau11.A2" table:number-columns-spanned="3" office:value-type="string">
            <text:p text:style-name="P53"><draw:frame draw:style-name="fr3" draw:name="images12" text:anchor-type="paragraph" svg:x="2.171cm" svg:y="0.136cm" svg:width="4.554cm" svg:height="2.963cm" draw:z-index="4"><draw:image xlink:href="../../Images/Huzita-3-1-2.png" xlink:type="simple" xlink:show="embed" xlink:actuate="onLoad"/></draw:frame></text:p>
          </table:table-cell>
          <table:covered-table-cell/>
          <table:covered-table-cell/>
        </table:table-row>
        <table:table-row table:style-name="Tableau11.5">
          <table:table-cell table:style-name="Tableau11.A2" table:number-columns-spanned="10" office:value-type="string">
            <text:p text:style-name="P25"><text:span text:style-name="Section"><text:span text:style-name="T51">Construction :</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11.6">
          <table:table-cell table:style-name="Tableau11.A2" office:value-type="string">
            <text:p text:style-name="P25"/>
          </table:table-cell>
          <table:table-cell table:style-name="Tableau11.A2" table:number-columns-spanned="5" office:value-type="string">
            <text:p text:style-name="P11"><text:span text:style-name="Text-2"><text:span text:style-name="T36">Dessiner un chemin reliant les deux extrémités <text:s/>de </text:span></text:span><text:span text:style-name="Text-2"><text:span text:style-name="T6">S</text:span></text:span><text:span text:style-name="Indice"><text:span text:style-name="T37">1</text:span></text:span><text:span text:style-name="Text-2"><text:span text:style-name="T31"> </text:span></text:span><text:span text:style-name="Text-2"><text:span text:style-name="T36">suivi de deux autres points aux deux extrémités de </text:span></text:span><text:span text:style-name="Text-2"><text:span text:style-name="T6">S</text:span></text:span><text:span text:style-name="Indice"><text:span text:style-name="T37">2 </text:span></text:span><text:span text:style-name="Text-2"><text:span text:style-name="T36">:</text:span></text:span></text:p>
          </table:table-cell>
          <table:covered-table-cell/>
          <table:covered-table-cell/>
          <table:covered-table-cell/>
          <table:covered-table-cell/>
          <table:table-cell table:style-name="Tableau11.A2" table:number-columns-spanned="2" office:value-type="string">
            <text:p text:style-name="P25"/>
          </table:table-cell>
          <table:covered-table-cell/>
          <table:table-cell table:style-name="Tableau11.A2" office:value-type="string">
            <text:p text:style-name="P11"><text:span text:style-name="Text-2"><text:span text:style-name="T36">Dessiner un chemin reliant l'extrémité libre de </text:span></text:span><text:span text:style-name="Text-2"><text:span text:style-name="T6">S</text:span></text:span><text:span text:style-name="Indice"><text:span text:style-name="T37">1</text:span></text:span><text:span text:style-name="Text-2"><text:span text:style-name="T31"> </text:span></text:span><text:span text:style-name="Text-2"><text:span text:style-name="T36">à </text:span></text:span><text:span text:style-name="Text-2"><text:span text:style-name="T6">P</text:span></text:span><text:span text:style-name="Text-2"><text:span text:style-name="T36"> suivit d'un point à l'autre extrémité de </text:span></text:span><text:span text:style-name="Text-2"><text:span text:style-name="T6">S</text:span></text:span><text:span text:style-name="Indice"><text:span text:style-name="T37">2</text:span></text:span><text:span text:style-name="Indice"> </text:span><text:span text:style-name="Text-2"><text:span text:style-name="T36">:</text:span></text:span></text:p>
          </table:table-cell>
          <table:table-cell table:style-name="Tableau11.A2" office:value-type="string">
            <text:p text:style-name="P25"/>
          </table:table-cell>
        </table:table-row>
        <table:table-row table:style-name="Tableau11.7">
          <table:table-cell table:style-name="Tableau11.A2" table:number-columns-spanned="7" office:value-type="string">
            <text:p text:style-name="P86"><draw:frame draw:style-name="fr4" draw:name="images13" text:anchor-type="paragraph" svg:width="4.055cm" svg:height="3.251cm" draw:z-index="5"><draw:image xlink:href="../../Images/Huzita-3-2-1.png" xlink:type="simple" xlink:show="embed" xlink:actuate="onLoad"/></draw:frame><text:span text:style-name="T34">Note</text:span> : les ordres des points 1 et 2<text:line-break/>ou 3 et 4 sont indifférents.</text:p>
          </table:table-cell>
          <table:covered-table-cell/>
          <table:covered-table-cell/>
          <table:covered-table-cell/>
          <table:covered-table-cell/>
          <table:covered-table-cell/>
          <table:covered-table-cell/>
          <table:table-cell table:style-name="Tableau11.A2" table:number-columns-spanned="3" office:value-type="string">
            <text:p text:style-name="P68"><draw:frame draw:style-name="fr3" draw:name="images33" text:anchor-type="paragraph" svg:x="2.517cm" svg:y="0cm" svg:width="4.479cm" svg:height="3.318cm" draw:z-index="6"><draw:image xlink:href="../../Images/Huzita-3-2-2.png" xlink:type="simple" xlink:show="embed" xlink:actuate="onLoad"/></draw:frame><text:span text:style-name="T34">Note</text:span> : le choix de commencer<text:line-break/>par le point 1 ou le point<text:line-break/>3 est indifférent.</text:p>
          </table:table-cell>
          <table:covered-table-cell/>
          <table:covered-table-cell/>
        </table:table-row>
        <table:table-row table:style-name="Tableau11.8">
          <table:table-cell table:style-name="Tableau11.A2" table:number-columns-spanned="3" office:value-type="string">
            <text:p text:style-name="P12"><text:span text:style-name="T51">Solution :</text:span> </text:p>
          </table:table-cell>
          <table:covered-table-cell/>
          <table:covered-table-cell/>
          <table:table-cell table:style-name="Tableau11.A2" table:number-columns-spanned="7" office:value-type="string">
            <text:list xml:id="list1788855063" text:continue-numbering="true" text:style-name="Liste-3">
              <text:list-item>
                <text:p text:style-name="P89"><text:span text:style-name="Text-2"><text:span text:style-name="T37">Choisir : « </text:span></text:span><text:span text:style-name="Text-2"><text:span text:style-name="T8">Extensions</text:span></text:span><text:span text:style-name="Text-2"><text:span text:style-name="T41">→</text:span></text:span><text:span text:style-name="Text-2"><text:span text:style-name="T8">Origami</text:span></text:span><text:span text:style-name="Text-2"><text:span text:style-name="T41">→</text:span></text:span><text:span text:style-name="Text-2"><text:span text:style-name="T8">Huzita-3 »</text:span></text:span><text:span text:style-name="Text-2"><text:span text:style-name="T37"> + « </text:span></text:span><text:span text:style-name="Text-2"><text:span text:style-name="T17">Appliquer</text:span></text:span><text:span text:style-name="Text-2"><text:span text:style-name="T37"> ».</text:span></text:span></text:p>
              </text:list-item>
              <text:list-item>
                <text:p text:style-name="P88"><text:span text:style-name="Text-2"><text:span text:style-name="T37">Dessin d'un guide matérialisant le pli résultant :</text:span></text:span></text:p>
              </text:list-item>
            </text:list>
          </table:table-cell>
          <table:covered-table-cell/>
          <table:covered-table-cell/>
          <table:covered-table-cell/>
          <table:covered-table-cell/>
          <table:covered-table-cell/>
          <table:covered-table-cell/>
        </table:table-row>
        <table:table-row table:style-name="Tableau11.9">
          <table:table-cell table:style-name="Tableau11.A2" table:number-columns-spanned="7" office:value-type="string">
            <text:p text:style-name="P25"><draw:frame draw:style-name="fr4" draw:name="images34" text:anchor-type="paragraph" svg:width="6.366cm" svg:height="2.963cm" draw:z-index="7"><draw:image xlink:href="../../Images/Huzita-3-3-1.png" xlink:type="simple" xlink:show="embed" xlink:actuate="onLoad"/></draw:frame></text:p>
          </table:table-cell>
          <table:covered-table-cell/>
          <table:covered-table-cell/>
          <table:covered-table-cell/>
          <table:covered-table-cell/>
          <table:covered-table-cell/>
          <table:covered-table-cell/>
          <table:table-cell table:style-name="Tableau11.A2" table:number-columns-spanned="3" office:value-type="string">
            <text:p text:style-name="P25"><draw:frame draw:style-name="fr4" draw:name="images35" text:anchor-type="paragraph" svg:width="5.816cm" svg:height="2.589cm" draw:z-index="8"><draw:image xlink:href="../../Images/Huzita-3-3-2.png" xlink:type="simple" xlink:show="embed" xlink:actuate="onLoad"/></draw:frame></text:p>
          </table:table-cell>
          <table:covered-table-cell/>
          <table:covered-table-cell/>
        </table:table-row>
        <table:table-row table:style-name="Tableau11.10">
          <table:table-cell table:style-name="Tableau11.A2" table:number-columns-spanned="2" office:value-type="string">
            <text:p text:style-name="P8"><text:span text:style-name="Section"><text:span text:style-name="T51">Onglets</text:span></text:span><text:span text:style-name="Section"> :</text:span></text:p>
          </table:table-cell>
          <table:covered-table-cell/>
          <table:table-cell table:style-name="Tableau11.A2" table:number-columns-spanned="8" office:value-type="string">
            <text:list xml:id="list1344594307" text:continue-numbering="true" text:style-name="Liste-3">
              <text:list-item>
                <text:p text:style-name="P98"><text:span text:style-name="Text-2"><text:span text:style-name="T37">&lt;</text:span></text:span><text:span text:style-name="Text-2"><text:span text:style-name="T17">Options</text:span></text:span><text:span text:style-name="Text-2"><text:span text:style-name="T37">&gt; :</text:span></text:span></text:p>
                <text:list>
                  <text:list-item>
                    <text:p text:style-name="P109"><text:span text:style-name="Text-2"><text:span text:style-name="T37">« </text:span></text:span><text:span text:style-name="Text-2"><text:span text:style-name="T15">Supprimer le segment de construction</text:span></text:span><text:span text:style-name="Text-2"><text:span text:style-name="T37"> »  : Supprime le segment de construction automatiquement.</text:span></text:span></text:p>
                  </text:list-item>
                </text:list>
              </text:list-item>
            </text:list>
          </table:table-cell>
          <table:covered-table-cell/>
          <table:covered-table-cell/>
          <table:covered-table-cell/>
          <table:covered-table-cell/>
          <table:covered-table-cell/>
          <table:covered-table-cell/>
          <table:covered-table-cell/>
        </table:table-row>
        <table:table-row table:style-name="Tableau11.11">
          <table:table-cell table:style-name="Tableau11.A2" table:number-columns-spanned="5" office:value-type="string">
            <text:p text:style-name="P8"><text:span text:style-name="Section"><text:span text:style-name="T51">Remarques</text:span></text:span><text:span text:style-name="Section"> :</text:span></text:p>
          </table:table-cell>
          <table:covered-table-cell/>
          <table:covered-table-cell/>
          <table:covered-table-cell/>
          <table:covered-table-cell/>
          <table:table-cell table:style-name="Tableau11.A2" table:number-columns-spanned="5" office:value-type="string">
            <text:list xml:id="list1454708834" text:continue-numbering="true" text:style-name="Liste-3">
              <text:list-item>
                <text:list>
                  <text:list-item>
                    <text:list>
                      <text:list-item>
                        <text:p text:style-name="P108"><text:span text:style-name="Text-2"><text:span text:style-name="T37">Il existe toujours une et une seule solution possible </text:span></text:span><text:span text:style-name="Text-2"><text:span text:style-name="T38">sauf</text:span></text:span><text:span text:style-name="Text-2"><text:span text:style-name="T37"> pour le cas 1 où, si les segments sont concourants et qu'un ou les deux se prolongent au delà de leur point d'intersection, deux solutions à 90° autour du point d'intersection sont possibles. Un message d'avertissement est alors affiché et les deux solutions sont alors dessinées.</text:span></text:span></text:p>
                      </text:list-item>
                    </text:list>
                  </text:list-item>
                </text:list>
              </text:list-item>
            </text:list>
          </table:table-cell>
          <table:covered-table-cell/>
          <table:covered-table-cell/>
          <table:covered-table-cell/>
          <table:covered-table-cell/>
        </table:table-row>
      </table:table>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table:number-columns-spanned="6" office:value-type="string">
            <text:p text:style-name="P84"><text:span text:style-name="Titre-Page"><text:span text:style-name="T25">Module Huzita-4</text:span></text:span></text:p>
          </table:table-cell>
          <table:covered-table-cell/>
          <table:covered-table-cell/>
          <table:covered-table-cell/>
          <table:covered-table-cell/>
          <table:covered-table-cell/>
        </table:table-row>
        <table:table-row table:style-name="Tableau10.2">
          <table:table-cell table:style-name="Tableau10.A1" table:number-columns-spanned="3" office:value-type="string">
            <text:p text:style-name="P7"><text:span text:style-name="Section"><text:span text:style-name="T51">Problème </text:span></text:span><text:span text:style-name="Section">: </text:span></text:p>
          </table:table-cell>
          <table:covered-table-cell/>
          <table:covered-table-cell/>
          <table:table-cell table:style-name="Tableau10.A1" table:number-columns-spanned="3" office:value-type="string">
            <text:p text:style-name="P44"><text:span text:style-name="Text-2"><text:span text:style-name="T37">Soit un point </text:span></text:span><text:span text:style-name="Text-2"><text:span text:style-name="T7">P</text:span></text:span><text:span text:style-name="Text-2"><text:span text:style-name="T37"> et un segment </text:span></text:span><text:span text:style-name="Text-2"><text:span text:style-name="T7">S</text:span></text:span><text:span text:style-name="Text-2"><text:span text:style-name="T37">. Trouver le pli passant par </text:span></text:span><text:span text:style-name="Text-2"><text:span text:style-name="T7">P</text:span></text:span><text:span text:style-name="Text-2"><text:span text:style-name="T37"> tel que </text:span></text:span><text:span text:style-name="Text-2"><text:span text:style-name="T7">S </text:span></text:span><text:span text:style-name="Text-2"><text:span text:style-name="T37">est projeté sur lui même :</text:span></text:span></text:p>
          </table:table-cell>
          <table:covered-table-cell/>
          <table:covered-table-cell/>
        </table:table-row>
        <table:table-row table:style-name="Tableau10.3">
          <table:table-cell table:style-name="Tableau10.A1" table:number-columns-spanned="6" office:value-type="string">
            <text:p text:style-name="P53"><draw:frame draw:style-name="fr3" draw:name="images14" text:anchor-type="paragraph" svg:x="7.124cm" svg:y="0.4cm" svg:width="3.605cm" svg:height="3.224cm" draw:z-index="0"><draw:image xlink:href="../../Images/Huzita-4-1.png" xlink:type="simple" xlink:show="embed" xlink:actuate="onLoad"/></draw:frame></text:p>
          </table:table-cell>
          <table:covered-table-cell/>
          <table:covered-table-cell/>
          <table:covered-table-cell/>
          <table:covered-table-cell/>
          <table:covered-table-cell/>
        </table:table-row>
        <table:table-row table:style-name="Tableau10.4">
          <table:table-cell table:style-name="Tableau10.A1" table:number-columns-spanned="5" office:value-type="string">
            <text:p text:style-name="P25"><text:span text:style-name="Section"><text:span text:style-name="T51">Construction :</text:span></text:span><text:span text:style-name="Section"> </text:span></text:p>
          </table:table-cell>
          <table:covered-table-cell/>
          <table:covered-table-cell/>
          <table:covered-table-cell/>
          <table:covered-table-cell/>
          <table:table-cell table:style-name="Tableau10.A1" office:value-type="string">
            <text:p text:style-name="P28"><text:span text:style-name="Text-2"><text:span text:style-name="T37">Dessiner un chemin commençant en </text:span></text:span><text:span text:style-name="Text-2"><text:span text:style-name="T7">P</text:span></text:span><text:span text:style-name="Text-2"><text:span text:style-name="T37">, suivit de deux points situés à chaque extrémités du segment </text:span></text:span><text:span text:style-name="Text-2"><text:span text:style-name="T7">S</text:span></text:span><text:span text:style-name="Text-2"><text:span text:style-name="T37"> afin de le délimiter :</text:span></text:span></text:p>
          </table:table-cell>
        </table:table-row>
        <table:table-row table:style-name="Tableau10.5">
          <table:table-cell table:style-name="Tableau10.A1" table:number-columns-spanned="6" office:value-type="string">
            <text:p text:style-name="P63"><draw:frame draw:style-name="fr3" draw:name="images15" text:anchor-type="paragraph" svg:x="6.93cm" svg:y="0.3cm" svg:width="3.995cm" svg:height="3.438cm" draw:z-index="1"><draw:image xlink:href="../../Images/Huzita-4-2.png" xlink:type="simple" xlink:show="embed" xlink:actuate="onLoad"/></draw:frame><text:span text:style-name="T34">Note</text:span> : l'ordre des points 2 et 3 est indifférent.</text:p>
          </table:table-cell>
          <table:covered-table-cell/>
          <table:covered-table-cell/>
          <table:covered-table-cell/>
          <table:covered-table-cell/>
          <table:covered-table-cell/>
        </table:table-row>
        <table:table-row table:style-name="Tableau10.6">
          <table:table-cell table:style-name="Tableau10.A1" table:number-columns-spanned="2" office:value-type="string">
            <text:p text:style-name="P52"><text:span text:style-name="T51">Solution :</text:span> <text:s/></text:p>
          </table:table-cell>
          <table:covered-table-cell/>
          <table:table-cell table:style-name="Tableau10.A1" table:number-columns-spanned="4" office:value-type="string">
            <text:p text:style-name="P82"><text:span text:style-name="Text-2"><text:span text:style-name="T37">Choisir : « </text:span></text:span><text:span text:style-name="Text-2"><text:span text:style-name="T8">Extensions</text:span></text:span><text:span text:style-name="Text-2"><text:span text:style-name="T41">→</text:span></text:span><text:span text:style-name="Text-2"><text:span text:style-name="T8">Origami</text:span></text:span><text:span text:style-name="Text-2"><text:span text:style-name="T41">→</text:span></text:span><text:span text:style-name="Text-2"><text:span text:style-name="T8">Huzita-4</text:span></text:span><text:span text:style-name="Text-2"><text:span text:style-name="T37"> » + « </text:span></text:span><text:span text:style-name="Text-2"><text:span text:style-name="T17">Appliquer</text:span></text:span><text:span text:style-name="Text-2"><text:span text:style-name="T37"> ».</text:span></text:span></text:p>
            <text:p text:style-name="P45"><text:span text:style-name="Text-2"><text:span text:style-name="T37">Dessin d'un guide matérialisant le pli résultant :</text:span></text:span></text:p>
          </table:table-cell>
          <table:covered-table-cell/>
          <table:covered-table-cell/>
          <table:covered-table-cell/>
        </table:table-row>
        <table:table-row table:style-name="Tableau10.7">
          <table:table-cell table:style-name="Tableau10.A1" table:number-columns-spanned="6" office:value-type="string">
            <text:p text:style-name="P53"><draw:frame draw:style-name="fr3" draw:name="images16" text:anchor-type="paragraph" svg:x="5.554cm" svg:y="0.22cm" svg:width="6.747cm" svg:height="3.293cm" draw:z-index="2"><draw:image xlink:href="../../Images/Huzita-4-3.png" xlink:type="simple" xlink:show="embed" xlink:actuate="onLoad"/></draw:frame></text:p>
          </table:table-cell>
          <table:covered-table-cell/>
          <table:covered-table-cell/>
          <table:covered-table-cell/>
          <table:covered-table-cell/>
          <table:covered-table-cell/>
        </table:table-row>
        <table:table-row table:style-name="Tableau10.8">
          <table:table-cell table:style-name="Tableau10.A1" office:value-type="string">
            <text:p text:style-name="P8"><text:span text:style-name="Section"><text:span text:style-name="T51">Onglets :</text:span></text:span><text:span text:style-name="Section"> <text:s/></text:span></text:p>
          </table:table-cell>
          <table:table-cell table:style-name="Tableau10.A1" table:number-columns-spanned="5" office:value-type="string">
            <text:list xml:id="list1018660409" text:continue-numbering="true" text:style-name="Liste-3">
              <text:list-item>
                <text:p text:style-name="P98"><text:span text:style-name="Text-2"><text:span text:style-name="T37">&lt;</text:span></text:span><text:span text:style-name="Text-2"><text:span text:style-name="T17">Options</text:span></text:span><text:span text:style-name="Text-2"><text:span text:style-name="T37">&gt; :</text:span></text:span></text:p>
                <text:list>
                  <text:list-item>
                    <text:p text:style-name="P98"><text:span text:style-name="Text-2"><text:span text:style-name="T37">« </text:span></text:span><text:span text:style-name="Text-2"><text:span text:style-name="T7">Supprimer le segment de construction</text:span></text:span><text:span text:style-name="Text-2"><text:span text:style-name="T37"> »  : Supprime le segment de construction automatiquement.</text:span></text:span></text:p>
                  </text:list-item>
                </text:list>
              </text:list-item>
            </text:list>
          </table:table-cell>
          <table:covered-table-cell/>
          <table:covered-table-cell/>
          <table:covered-table-cell/>
          <table:covered-table-cell/>
        </table:table-row>
        <table:table-row>
          <table:table-cell table:style-name="Tableau10.A1" table:number-columns-spanned="4" office:value-type="string">
            <text:p text:style-name="P8"><text:span text:style-name="Section"><text:span text:style-name="T51">Remarques :</text:span></text:span><text:span text:style-name="Section"> </text:span></text:p>
          </table:table-cell>
          <table:covered-table-cell/>
          <table:covered-table-cell/>
          <table:covered-table-cell/>
          <table:table-cell table:style-name="Tableau10.A1" table:number-columns-spanned="2" office:value-type="string">
            <text:list xml:id="list1714468645" text:continue-numbering="true" text:style-name="Liste-3">
              <text:list-item>
                <text:list>
                  <text:list-item>
                    <text:list>
                      <text:list-item>
                        <text:p text:style-name="P98"><text:span text:style-name="Text-2"><text:span text:style-name="T37">Il existe toujours une et une seule solution </text:span></text:span><text:span text:style-name="Text-2"><text:span text:style-name="T38">sauf</text:span></text:span><text:span text:style-name="Text-2"><text:span text:style-name="T37"> si l'intersection de la droite de solution avec la droite définie par le segment </text:span></text:span><text:span text:style-name="Text-2"><text:span text:style-name="T7">S</text:span></text:span><text:span text:style-name="Text-2"><text:span text:style-name="T37">, délimité par les points 2 et 3, se situe en dehors de celui-ci, auquel cas la solution est considérée comme impossible.</text:span></text:span></text:p>
                      </text:list-item>
                    </text:list>
                  </text:list-item>
                </text:list>
              </text:list-item>
            </text:list>
          </table:table-cell>
          <table:covered-table-cell/>
        </table:table-row>
      </table:table>
      <text:p text:style-name="P49"><text:span text:style-name="Titre-Page"><text:span text:style-name="T30"/></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table:number-columns-spanned="6" office:value-type="string">
            <text:p text:style-name="P84"><text:span text:style-name="Titre-Page"><text:span text:style-name="T25">Module Huzita-5</text:span></text:span></text:p>
          </table:table-cell>
          <table:covered-table-cell/>
          <table:covered-table-cell/>
          <table:covered-table-cell/>
          <table:covered-table-cell/>
          <table:covered-table-cell/>
        </table:table-row>
        <table:table-row table:style-name="Tableau8.2">
          <table:table-cell table:style-name="Tableau8.A1" table:number-columns-spanned="3" office:value-type="string">
            <text:p text:style-name="P7"><text:span text:style-name="Section"><text:span text:style-name="T51">Problème :</text:span></text:span><text:span text:style-name="Section"> </text:span></text:p>
          </table:table-cell>
          <table:covered-table-cell/>
          <table:covered-table-cell/>
          <table:table-cell table:style-name="Tableau8.A1" table:number-columns-spanned="3" office:value-type="string">
            <text:p text:style-name="P23"><text:span text:style-name="Text-2"><text:span text:style-name="T37">Soit un point </text:span></text:span><text:span text:style-name="Text-2"><text:span text:style-name="T7">P</text:span></text:span><text:span text:style-name="Indice"><text:span text:style-name="T37">1</text:span></text:span><text:span text:style-name="Text-2"><text:span text:style-name="T37">, un point </text:span></text:span><text:span text:style-name="Text-2"><text:span text:style-name="T7">P</text:span></text:span><text:span text:style-name="Indice"><text:span text:style-name="T37">2</text:span></text:span><text:span text:style-name="Text-2"><text:span text:style-name="T37"> et un segment </text:span></text:span><text:span text:style-name="Text-2"><text:span text:style-name="T7">S</text:span></text:span><text:span text:style-name="Text-2"><text:span text:style-name="T37">. Trouver le pli passant par </text:span></text:span><text:span text:style-name="Text-2"><text:span text:style-name="T7">P</text:span></text:span><text:span text:style-name="Indice"><text:span text:style-name="T37">1</text:span></text:span><text:span text:style-name="Text-2"><text:span text:style-name="T37"> tel que </text:span></text:span><text:span text:style-name="Text-2"><text:span text:style-name="T7">P</text:span></text:span><text:span text:style-name="Indice"><text:span text:style-name="T37">2</text:span></text:span><text:span text:style-name="Text-2"><text:span text:style-name="T33"> <text:s/></text:span></text:span><text:span text:style-name="Text-2"><text:span text:style-name="T37">soit projeté sur </text:span></text:span><text:span text:style-name="Text-2"><text:span text:style-name="T7">S </text:span></text:span><text:span text:style-name="Text-2"><text:span text:style-name="T37">: </text:span></text:span></text:p>
          </table:table-cell>
          <table:covered-table-cell/>
          <table:covered-table-cell/>
        </table:table-row>
        <table:table-row table:style-name="Tableau8.3">
          <table:table-cell table:style-name="Tableau8.A1" table:number-columns-spanned="6" office:value-type="string">
            <text:p text:style-name="P53"><draw:frame draw:style-name="fr3" draw:name="images17" text:anchor-type="paragraph" svg:x="5.085cm" svg:y="0.079cm" svg:width="7.763cm" svg:height="3.26cm" draw:z-index="28"><draw:image xlink:href="../../Images/Huzita-5-1.png" xlink:type="simple" xlink:show="embed" xlink:actuate="onLoad"/></draw:frame></text:p>
          </table:table-cell>
          <table:covered-table-cell/>
          <table:covered-table-cell/>
          <table:covered-table-cell/>
          <table:covered-table-cell/>
          <table:covered-table-cell/>
        </table:table-row>
        <table:table-row table:style-name="Tableau8.4">
          <table:table-cell table:style-name="Tableau8.A1" table:number-columns-spanned="5" office:value-type="string">
            <text:p text:style-name="P25"><text:span text:style-name="Section"><text:span text:style-name="T51">Construction :</text:span></text:span><text:span text:style-name="Section"> </text:span></text:p>
          </table:table-cell>
          <table:covered-table-cell/>
          <table:covered-table-cell/>
          <table:covered-table-cell/>
          <table:covered-table-cell/>
          <table:table-cell table:style-name="Tableau8.A1" office:value-type="string">
            <text:p text:style-name="P30"><text:span text:style-name="Text-2"><text:span text:style-name="T37">Dessiner un chemin commençant en </text:span></text:span><text:span text:style-name="Text-2"><text:span text:style-name="T7">P</text:span></text:span><text:span text:style-name="Indice"><text:span text:style-name="T37">1</text:span></text:span><text:span text:style-name="Text-2"><text:span text:style-name="T37">, suivit d'un point en </text:span></text:span><text:span text:style-name="Text-2"><text:span text:style-name="T7">P</text:span></text:span><text:span text:style-name="Indice"><text:span text:style-name="T37">2</text:span></text:span><text:span text:style-name="Text-2"><text:span text:style-name="T37"> et enfin de deux points situés à chaque extrémités du segment </text:span></text:span><text:span text:style-name="Text-2"><text:span text:style-name="T7">S</text:span></text:span><text:span text:style-name="Text-2"><text:span text:style-name="T37"> afin de le délimiter :</text:span></text:span></text:p>
          </table:table-cell>
        </table:table-row>
        <table:table-row table:style-name="Tableau8.5">
          <table:table-cell table:style-name="Tableau8.A1" table:number-columns-spanned="6" office:value-type="string">
            <text:p text:style-name="P62"><draw:frame draw:style-name="fr3" draw:name="images18" text:anchor-type="paragraph" svg:x="5.847cm" svg:y="0.194cm" svg:width="6.163cm" svg:height="3.115cm" draw:z-index="29"><draw:image xlink:href="../../Images/Huzita-5-2.png" xlink:type="simple" xlink:show="embed" xlink:actuate="onLoad"/></draw:frame><text:span text:style-name="T34">Note</text:span> : l'ordre des points 3 et 4 est indifférent.</text:p>
          </table:table-cell>
          <table:covered-table-cell/>
          <table:covered-table-cell/>
          <table:covered-table-cell/>
          <table:covered-table-cell/>
          <table:covered-table-cell/>
        </table:table-row>
        <table:table-row table:style-name="Tableau8.6">
          <table:table-cell table:style-name="Tableau8.A1" table:number-columns-spanned="2" office:value-type="string">
            <text:p text:style-name="P12"><text:span text:style-name="T51">Solution :</text:span> </text:p>
          </table:table-cell>
          <table:covered-table-cell/>
          <table:table-cell table:style-name="Tableau8.A1" table:number-columns-spanned="4" office:value-type="string">
            <text:p text:style-name="P43"><text:span text:style-name="Text-2"><text:span text:style-name="T37">Choisir : « </text:span></text:span><text:span text:style-name="Text-2"><text:span text:style-name="T8">Extensions</text:span></text:span><text:span text:style-name="Text-2"><text:span text:style-name="T41">→</text:span></text:span><text:span text:style-name="Text-2"><text:span text:style-name="T8">Origami</text:span></text:span><text:span text:style-name="Text-2"><text:span text:style-name="T41">→</text:span></text:span><text:span text:style-name="Text-2"><text:span text:style-name="T8">Huzita-5</text:span></text:span><text:span text:style-name="Text-2"><text:span text:style-name="T37"> » + « </text:span></text:span><text:span text:style-name="Text-2"><text:span text:style-name="T9">Appliquer</text:span></text:span><text:span text:style-name="Text-2"><text:span text:style-name="T37"> ».</text:span></text:span></text:p>
            <text:p text:style-name="P81"><text:span text:style-name="Text-2"><text:span text:style-name="T37">Dessin d'un guide matérialisant le pli résultant ainsi que, optionnellement, la parabole de construction et/ou le segment de projection de </text:span></text:span><text:span text:style-name="Text-2"><text:span text:style-name="T7">P</text:span></text:span><text:span text:style-name="Indice"><text:span text:style-name="T37">2</text:span></text:span><text:span text:style-name="Text-2"><text:span text:style-name="T37"> sur </text:span></text:span><text:span text:style-name="Text-2"><text:span text:style-name="T7">S</text:span></text:span><text:span text:style-name="Text-2"><text:span text:style-name="T37">  :</text:span></text:span></text:p>
          </table:table-cell>
          <table:covered-table-cell/>
          <table:covered-table-cell/>
          <table:covered-table-cell/>
        </table:table-row>
        <table:table-row table:style-name="Tableau8.7">
          <table:table-cell table:style-name="Tableau8.A1" table:number-columns-spanned="6" office:value-type="string">
            <text:p text:style-name="P64"><draw:frame draw:style-name="fr3" draw:name="images19" text:anchor-type="paragraph" svg:x="4.193cm" svg:y="0.06cm" svg:width="10.626cm" svg:height="3.302cm" draw:z-index="30"><draw:image xlink:href="../../Images/Huzita-5-3.png" xlink:type="simple" xlink:show="embed" xlink:actuate="onLoad"/></draw:frame><text:span text:style-name="T34">Note</text:span> : les dessins de la parabole<text:line-break/>et celui de la projection<text:line-break/>sont optionnels.</text:p>
          </table:table-cell>
          <table:covered-table-cell/>
          <table:covered-table-cell/>
          <table:covered-table-cell/>
          <table:covered-table-cell/>
          <table:covered-table-cell/>
        </table:table-row>
        <table:table-row table:style-name="Tableau8.8">
          <table:table-cell table:style-name="Tableau8.A1" office:value-type="string">
            <text:p text:style-name="P8"><text:span text:style-name="Section"><text:span text:style-name="T51">Onglets :</text:span></text:span><text:span text:style-name="Section"> </text:span></text:p>
          </table:table-cell>
          <table:table-cell table:style-name="Tableau8.A1" table:number-columns-spanned="5" office:value-type="string">
            <text:list xml:id="list967549535" text:continue-numbering="true" text:style-name="Liste-3">
              <text:list-item>
                <text:p text:style-name="P99"><text:span text:style-name="Text-2"><text:span text:style-name="T37">&lt;</text:span></text:span><text:span text:style-name="Text-2"><text:span text:style-name="T17">Options</text:span></text:span><text:span text:style-name="Text-2"><text:span text:style-name="T37">&gt; :</text:span></text:span></text:p>
                <text:list>
                  <text:list-item>
                    <text:p text:style-name="P99"><text:span text:style-name="Text-2"><text:span text:style-name="T37">« </text:span></text:span><text:span text:style-name="Text-2"><text:span text:style-name="T7">Dessiner la projection</text:span></text:span><text:span text:style-name="Text-2"><text:span text:style-name="T37"> »  : Dessine de la projection du point </text:span></text:span><text:span text:style-name="Text-2"><text:span text:style-name="T7">P</text:span></text:span><text:span text:style-name="Indice"><text:span text:style-name="T37">2</text:span></text:span><text:span text:style-name="Text-2"><text:span text:style-name="T37"> sur le segment </text:span></text:span><text:span text:style-name="Text-2"><text:span text:style-name="T7">S</text:span></text:span><text:span text:style-name="Text-2"><text:span text:style-name="T37">.</text:span></text:span></text:p>
                  </text:list-item>
                  <text:list-item>
                    <text:p text:style-name="P99"><text:span text:style-name="Text-2"><text:span text:style-name="T37">« </text:span></text:span><text:span text:style-name="Text-2"><text:span text:style-name="T7">Supprimer le segment de construction</text:span></text:span><text:span text:style-name="Text-2"><text:span text:style-name="T37"> »  : Supprime le segment de construction automatiquement ;</text:span></text:span></text:p>
                  </text:list-item>
                </text:list>
              </text:list-item>
              <text:list-item>
                <text:p text:style-name="P99"><text:span text:style-name="Text-2"><text:span text:style-name="T37">&lt;</text:span></text:span><text:span text:style-name="Text-2"><text:span text:style-name="T17">Options Avancées</text:span></text:span><text:span text:style-name="Text-2"><text:span text:style-name="T37">&gt; :</text:span></text:span></text:p>
                <text:list>
                  <text:list-item>
                    <text:p text:style-name="P99"><text:span text:style-name="Text-2"><text:span text:style-name="T37">« </text:span></text:span><text:span text:style-name="Text-2"><text:span text:style-name="T7">Dessiner la construction »</text:span></text:span><text:span text:style-name="Text-2"><text:span text:style-name="T37">  : Dessine la parabole du calcul de la projection ; </text:span></text:span></text:p>
                  </text:list-item>
                  <text:list-item>
                    <text:p text:style-name="P99"><text:span text:style-name="Text-2"><text:span text:style-name="T37">« </text:span></text:span><text:span text:style-name="Text-2"><text:span text:style-name="T7">Échelle</text:span></text:span><text:span text:style-name="Text-2"><text:span text:style-name="T37"> » : Définit la proportion de la parabole.</text:span></text:span></text:p>
                  </text:list-item>
                </text:list>
              </text:list-item>
              <text:list-item>
                <text:p text:style-name="P99"><text:span text:style-name="Text-2"><text:span text:style-name="T37">&lt;</text:span></text:span><text:span text:style-name="Text-2"><text:span text:style-name="T17">Projections</text:span></text:span><text:span text:style-name="Text-2"><text:span text:style-name="T37">&gt; :</text:span></text:span></text:p>
                <text:list>
                  <text:list-item>
                    <text:p text:style-name="P99"><text:span text:style-name="Text-2"><text:span text:style-name="T37">« </text:span></text:span><text:span text:style-name="Text-2"><text:span text:style-name="T7">Épaisseur du contour »</text:span></text:span><text:span text:style-name="Text-2"><text:span text:style-name="T37">  : Définit l'épaisseur du segment de projection ;</text:span></text:span></text:p>
                  </text:list-item>
                  <text:list-item>
                    <text:p text:style-name="P99"><text:span text:style-name="Text-2"><text:span text:style-name="T37">« </text:span></text:span><text:span text:style-name="Text-2"><text:span text:style-name="T7">Couleur du contour</text:span></text:span><text:span text:style-name="Text-2"><text:span text:style-name="T37"> » : Définit la couleur du segment de projection.</text:span></text:span></text:p>
                  </text:list-item>
                </text:list>
              </text:list-item>
            </text:list>
          </table:table-cell>
          <table:covered-table-cell/>
          <table:covered-table-cell/>
          <table:covered-table-cell/>
          <table:covered-table-cell/>
        </table:table-row>
        <table:table-row table:style-name="Tableau8.9">
          <table:table-cell table:style-name="Tableau8.A1" table:number-columns-spanned="4" office:value-type="string">
            <text:p text:style-name="P8"><text:span text:style-name="Section"><text:span text:style-name="T51">Remarques :</text:span></text:span><text:span text:style-name="Section"> </text:span></text:p>
          </table:table-cell>
          <table:covered-table-cell/>
          <table:covered-table-cell/>
          <table:covered-table-cell/>
          <table:table-cell table:style-name="Tableau8.A1" table:number-columns-spanned="2" office:value-type="string">
            <text:list xml:id="list1687468127" text:continue-numbering="true" text:style-name="Liste-3">
              <text:list-item>
                <text:list>
                  <text:list-item>
                    <text:list>
                      <text:list-item>
                        <text:p text:style-name="P100"><text:span text:style-name="Text-2"><text:span text:style-name="T37">Il peut exister de 0 à 2 solutions : ne sont retenues que celles dont la projection de </text:span></text:span><text:span text:style-name="Text-2"><text:span text:style-name="T7">P</text:span></text:span><text:span text:style-name="Indice"><text:span text:style-name="T37">2</text:span></text:span><text:span text:style-name="Text-2"><text:span text:style-name="T37"> se trouve situé sur le segment </text:span></text:span><text:span text:style-name="Text-2"><text:span text:style-name="T7">S</text:span></text:span><text:span text:style-name="Text-2"><text:span text:style-name="T37"> délimité par les points 3 et 4 de la construction.</text:span></text:span></text:p>
                      </text:list-item>
                      <text:list-item>
                        <text:p text:style-name="P100"><text:span text:style-name="Text-2"><text:span text:style-name="T37">Si plus d'une solution est possible, un message d'avertissement est affiché et les deux solutions sont dessinées ;</text:span></text:span></text:p>
                      </text:list-item>
                      <text:list-item>
                        <text:p text:style-name="P100"><text:span text:style-name="Text-2"><text:span text:style-name="T37">Si aucune solution n'est possible, un message d'erreur est affiché mais si le dessin de la parabole de construction a été demandé, celle-ci est toutefois dessinée.</text:span></text:span></text:p>
                      </text:list-item>
                    </text:list>
                  </text:list-item>
                </text:list>
              </text:list-item>
            </text:list>
          </table:table-cell>
          <table:covered-table-cell/>
        </table:table-row>
      </table:table>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table:number-columns-spanned="6" office:value-type="string">
            <text:p text:style-name="P56"><text:span text:style-name="Titre-Page"><text:span text:style-name="T25">Module Huzita-6</text:span></text:span></text:p>
          </table:table-cell>
          <table:covered-table-cell/>
          <table:covered-table-cell/>
          <table:covered-table-cell/>
          <table:covered-table-cell/>
          <table:covered-table-cell/>
        </table:table-row>
        <table:table-row table:style-name="Tableau6.2">
          <table:table-cell table:style-name="Tableau6.A1" table:number-columns-spanned="3" office:value-type="string">
            <text:p text:style-name="P7"><text:span text:style-name="Section"><text:span text:style-name="T51">Problème :</text:span></text:span><text:span text:style-name="Section"> </text:span></text:p>
          </table:table-cell>
          <table:covered-table-cell/>
          <table:covered-table-cell/>
          <table:table-cell table:style-name="Tableau6.A1" table:number-columns-spanned="3" office:value-type="string">
            <text:p text:style-name="P31"><text:span text:style-name="Text-2"><text:span text:style-name="T37">Soit deux points </text:span></text:span><text:span text:style-name="Text-2"><text:span text:style-name="T7">P</text:span></text:span><text:span text:style-name="Indice"><text:span text:style-name="T37">1</text:span></text:span><text:span text:style-name="Text-2"><text:span text:style-name="T37"> et </text:span></text:span><text:span text:style-name="Text-2"><text:span text:style-name="T7">P</text:span></text:span><text:span text:style-name="Indice"><text:span text:style-name="T37">2</text:span></text:span><text:span text:style-name="Text-2"><text:span text:style-name="T37"> et deux segments </text:span></text:span><text:span text:style-name="Text-2"><text:span text:style-name="T7">S</text:span></text:span><text:span text:style-name="Indice"><text:span text:style-name="T37">1</text:span></text:span><text:span text:style-name="Text-2"><text:span text:style-name="T37"> et </text:span></text:span><text:span text:style-name="Text-2"><text:span text:style-name="T7">S</text:span></text:span><text:span text:style-name="Indice"><text:span text:style-name="T37">2</text:span></text:span><text:span text:style-name="Text-2"><text:span text:style-name="T37">. Trouver le pli tel que </text:span></text:span><text:span text:style-name="Text-2"><text:span text:style-name="T7">P</text:span></text:span><text:span text:style-name="Indice"><text:span text:style-name="T37">1</text:span></text:span><text:span text:style-name="Text-2"><text:span text:style-name="T37"> soit projeté sur </text:span></text:span><text:span text:style-name="Text-2"><text:span text:style-name="T7">S</text:span></text:span><text:span text:style-name="Indice"><text:span text:style-name="T37">1</text:span></text:span><text:span text:style-name="Text-2"><text:span text:style-name="T37"> et </text:span></text:span><text:span text:style-name="Text-2"><text:span text:style-name="T7">P</text:span></text:span><text:span text:style-name="Indice"><text:span text:style-name="T37">2</text:span></text:span><text:span text:style-name="Text-2"><text:span text:style-name="T37"> sur </text:span></text:span><text:span text:style-name="Text-2"><text:span text:style-name="T7">S</text:span></text:span><text:span text:style-name="Indice"><text:span text:style-name="T37">2</text:span></text:span><text:span text:style-name="Text-2"><text:span text:style-name="T8"> </text:span></text:span><text:span text:style-name="Text-2"><text:span text:style-name="T37">simultanément :</text:span></text:span></text:p>
          </table:table-cell>
          <table:covered-table-cell/>
          <table:covered-table-cell/>
        </table:table-row>
        <table:table-row table:style-name="Tableau6.3">
          <table:table-cell table:style-name="Tableau6.A1" table:number-columns-spanned="6" office:value-type="string">
            <text:p text:style-name="P56"><draw:frame draw:style-name="fr3" draw:name="images20" text:anchor-type="paragraph" svg:x="4.671cm" svg:y="0.078cm" svg:width="8.5cm" svg:height="3.022cm" draw:z-index="25"><draw:image xlink:href="../../Images/Huzita-6-1.png" xlink:type="simple" xlink:show="embed" xlink:actuate="onLoad"/></draw:frame></text:p>
          </table:table-cell>
          <table:covered-table-cell/>
          <table:covered-table-cell/>
          <table:covered-table-cell/>
          <table:covered-table-cell/>
          <table:covered-table-cell/>
        </table:table-row>
        <table:table-row table:style-name="Tableau6.4">
          <table:table-cell table:style-name="Tableau6.A1" table:number-columns-spanned="5" office:value-type="string">
            <text:p text:style-name="P25"><text:span text:style-name="Section"><text:span text:style-name="T51">Construction :</text:span></text:span><text:span text:style-name="Section"> </text:span></text:p>
          </table:table-cell>
          <table:covered-table-cell/>
          <table:covered-table-cell/>
          <table:covered-table-cell/>
          <table:covered-table-cell/>
          <table:table-cell table:style-name="Tableau6.A1" office:value-type="string">
            <text:p text:style-name="P29"><text:span text:style-name="Text-2"><text:span text:style-name="T37">Dessiner un chemin commençant en </text:span></text:span><text:span text:style-name="Text-2"><text:span text:style-name="T7">P</text:span></text:span><text:span text:style-name="Indice"><text:span text:style-name="T37">1</text:span></text:span><text:span text:style-name="Text-2"><text:span text:style-name="T37">, suivit de deux points situés à chaque extrémité du segment </text:span></text:span><text:span text:style-name="Text-2"><text:span text:style-name="T7">S</text:span></text:span><text:span text:style-name="Indice"><text:span text:style-name="T37">1</text:span></text:span><text:span text:style-name="Text-2"><text:span text:style-name="T37"> pour le délimiter, puis d'un point en </text:span></text:span><text:span text:style-name="Text-2"><text:span text:style-name="T7">P</text:span></text:span><text:span text:style-name="Indice"><text:span text:style-name="T37">2</text:span></text:span><text:span text:style-name="Text-2"><text:span text:style-name="T37"> suivit de deux points situés à chaque extrémité de </text:span></text:span><text:span text:style-name="Text-2"><text:span text:style-name="T7">S</text:span></text:span><text:span text:style-name="Indice"><text:span text:style-name="T37">2</text:span></text:span><text:span text:style-name="Text-2"><text:span text:style-name="T37"> pour le délimiter :</text:span></text:span></text:p>
          </table:table-cell>
        </table:table-row>
        <table:table-row table:style-name="Tableau6.5">
          <table:table-cell table:style-name="Tableau6.A1" table:number-columns-spanned="6" office:value-type="string">
            <text:p text:style-name="P67"><draw:frame draw:style-name="fr3" draw:name="images21" text:anchor-type="paragraph" svg:x="5.216cm" svg:y="0.039cm" svg:width="7.41cm" svg:height="3.341cm" draw:z-index="26"><draw:image xlink:href="../../Images/Huzita-6-2.png" xlink:type="simple" xlink:show="embed" xlink:actuate="onLoad"/></draw:frame><text:span text:style-name="T19">Note</text:span><text:span text:style-name="T20"> : les ordres des points 2 et 3<text:line-break/>ou 5 et 6 sont indifférents.</text:span></text:p>
          </table:table-cell>
          <table:covered-table-cell/>
          <table:covered-table-cell/>
          <table:covered-table-cell/>
          <table:covered-table-cell/>
          <table:covered-table-cell/>
        </table:table-row>
        <table:table-row table:style-name="Tableau6.6">
          <table:table-cell table:style-name="Tableau6.A1" table:number-columns-spanned="2" office:value-type="string">
            <text:p text:style-name="P12"><text:span text:style-name="T51">Solution :</text:span> </text:p>
          </table:table-cell>
          <table:covered-table-cell/>
          <table:table-cell table:style-name="Tableau6.A1" table:number-columns-spanned="4" office:value-type="string">
            <text:p text:style-name="P23"><text:span text:style-name="Text-2"><text:span text:style-name="T37">Choisir : « </text:span></text:span><text:span text:style-name="Text-2"><text:span text:style-name="T8">Extensions→Origami→Huzita-6</text:span></text:span><text:span text:style-name="Text-2"><text:span text:style-name="T37"> » + « </text:span></text:span><text:span text:style-name="Text-2"><text:span text:style-name="T17">Appliquer</text:span></text:span><text:span text:style-name="Text-2"><text:span text:style-name="T37"> ».</text:span></text:span></text:p>
            <text:p text:style-name="P17"><text:span text:style-name="Text-2"><text:span text:style-name="T37">Dessin d'un guide matérialisant le pli résultant ainsi que, optionnellement, les paraboles de construction et/ou les projections de </text:span></text:span><text:span text:style-name="Text-2"><text:span text:style-name="T7">P</text:span></text:span><text:span text:style-name="Indice"><text:span text:style-name="T37">1</text:span></text:span><text:span text:style-name="Text-2"><text:span text:style-name="T8"> </text:span></text:span><text:span text:style-name="Text-2"><text:span text:style-name="T37">sur </text:span></text:span><text:span text:style-name="Text-2"><text:span text:style-name="T7">S</text:span></text:span><text:span text:style-name="Indice"><text:span text:style-name="T37">1</text:span></text:span><text:span text:style-name="Text-2"><text:span text:style-name="T37"> et de </text:span></text:span><text:span text:style-name="Text-2"><text:span text:style-name="T7">P</text:span></text:span><text:span text:style-name="Indice"><text:span text:style-name="T37">2</text:span></text:span><text:span text:style-name="Text-2"><text:span text:style-name="T8"> </text:span></text:span><text:span text:style-name="Text-2"><text:span text:style-name="T37">sur </text:span></text:span><text:span text:style-name="Text-2"><text:span text:style-name="T7">S</text:span></text:span><text:span text:style-name="Indice"><text:span text:style-name="T37">2</text:span></text:span><text:span text:style-name="Text-2"><text:span text:style-name="T37"> :</text:span></text:span></text:p>
          </table:table-cell>
          <table:covered-table-cell/>
          <table:covered-table-cell/>
          <table:covered-table-cell/>
        </table:table-row>
        <table:table-row table:style-name="Tableau6.7">
          <table:table-cell table:style-name="Tableau6.A1" table:number-columns-spanned="6" office:value-type="string">
            <text:p text:style-name="P60"><draw:frame draw:style-name="fr3" draw:name="images22" text:anchor-type="paragraph" svg:x="3.209cm" svg:y="0.146cm" svg:width="11.972cm" svg:height="3.387cm" draw:z-index="27"><draw:image xlink:href="../../Images/Huzita-6-3.png" xlink:type="simple" xlink:show="embed" xlink:actuate="onLoad"/></draw:frame><text:span text:style-name="T19">Note</text:span><text:span text:style-name="T20"> : le dessin des deux paraboles<text:line-break/>et celui des projections sont<text:line-break/>optionnels.</text:span></text:p>
          </table:table-cell>
          <table:covered-table-cell/>
          <table:covered-table-cell/>
          <table:covered-table-cell/>
          <table:covered-table-cell/>
          <table:covered-table-cell/>
        </table:table-row>
        <table:table-row table:style-name="Tableau6.8">
          <table:table-cell table:style-name="Tableau6.A1" office:value-type="string">
            <text:p text:style-name="P8"><text:span text:style-name="Section"><text:span text:style-name="T48">Onglets :</text:span></text:span></text:p>
          </table:table-cell>
          <table:table-cell table:style-name="Tableau6.A1" table:number-columns-spanned="5" office:value-type="string">
            <text:list xml:id="list288893026" text:continue-numbering="true" text:style-name="Liste-3">
              <text:list-item>
                <text:p text:style-name="P101"><text:span text:style-name="Text-2"><text:span text:style-name="T37">&lt;</text:span></text:span><text:span text:style-name="Text-2"><text:span text:style-name="T17">Options</text:span></text:span><text:span text:style-name="Text-2"><text:span text:style-name="T37">&gt; :</text:span></text:span></text:p>
              </text:list-item>
            </text:list>
            <text:list xml:id="list3278786870664122841" text:style-name="Liste-3">
              <text:list-item>
                <text:list>
                  <text:list-item>
                    <text:p text:style-name="P102"><text:span text:style-name="Text-2"><text:span text:style-name="T37">« </text:span></text:span><text:span text:style-name="Text-2"><text:span text:style-name="T7">Supprimer le segment de construction</text:span></text:span><text:span text:style-name="Text-2"><text:span text:style-name="T37"> »  : Supprime le segment de construction automatiquement ;</text:span></text:span></text:p>
                  </text:list-item>
                  <text:list-item>
                    <text:p text:style-name="P102"><text:span text:style-name="Text-2"><text:span text:style-name="T37">« </text:span></text:span><text:span text:style-name="Text-2"><text:span text:style-name="T7">Dessiner la projection</text:span></text:span><text:span text:style-name="Text-2"><text:span text:style-name="T37"> »  : Dessine les projection du point </text:span></text:span><text:span text:style-name="Text-2"><text:span text:style-name="T10">P</text:span></text:span><text:span text:style-name="Indice"><text:span text:style-name="T39">1</text:span></text:span><text:span text:style-name="Text-2"><text:span text:style-name="T37"> sur le segment </text:span></text:span><text:span text:style-name="Text-2"><text:span text:style-name="T7">S</text:span></text:span><text:span text:style-name="Indice"><text:span text:style-name="T37">1</text:span></text:span><text:span text:style-name="Text-2"><text:span text:style-name="T32"> </text:span></text:span><text:span text:style-name="Text-2"><text:span text:style-name="T37">et du point </text:span></text:span><text:span text:style-name="Text-2"><text:span text:style-name="T7">P</text:span></text:span><text:span text:style-name="Indice"><text:span text:style-name="T37">2</text:span></text:span><text:span text:style-name="Text-2"><text:span text:style-name="T37"> sur le segment </text:span></text:span><text:span text:style-name="Text-2"><text:span text:style-name="T7">S</text:span></text:span><text:span text:style-name="Indice"><text:span text:style-name="T37">2</text:span></text:span><text:span text:style-name="Text-2"><text:span text:style-name="T37">. </text:span></text:span></text:p>
                  </text:list-item>
                </text:list>
              </text:list-item>
            </text:list>
            <text:list xml:id="list793170581" text:continue-list="list1363565967" text:style-name="Liste-3">
              <text:list-item>
                <text:p text:style-name="P101"><text:span text:style-name="Text-2"><text:span text:style-name="T37">&lt;</text:span></text:span><text:span text:style-name="Text-2"><text:span text:style-name="T17">Options Avancées</text:span></text:span><text:span text:style-name="Text-2"><text:span text:style-name="T37">&gt; :</text:span></text:span></text:p>
                <text:list>
                  <text:list-item>
                    <text:p text:style-name="P102"><text:span text:style-name="Text-2"><text:span text:style-name="T37">« </text:span></text:span><text:span text:style-name="Text-2"><text:span text:style-name="T7">Dessiner la construction »</text:span></text:span><text:span text:style-name="Text-2"><text:span text:style-name="T37">  : <text:s/>Dessine les paraboles du calcul de la projection ;</text:span></text:span></text:p>
                  </text:list-item>
                  <text:list-item>
                    <text:p text:style-name="P102"><text:span text:style-name="Text-2"><text:span text:style-name="T37">« </text:span></text:span><text:span text:style-name="Text-2"><text:span text:style-name="T7">Échelle</text:span></text:span><text:span text:style-name="Text-2"><text:span text:style-name="T37"> » : Définit la proportion des paraboles.</text:span></text:span></text:p>
                  </text:list-item>
                </text:list>
              </text:list-item>
              <text:list-item>
                <text:p text:style-name="P101"><text:span text:style-name="Text-2"><text:span text:style-name="T37">&lt;</text:span></text:span><text:span text:style-name="Text-2"><text:span text:style-name="T17">Projections</text:span></text:span><text:span text:style-name="Text-2"><text:span text:style-name="T37">&gt; :</text:span></text:span></text:p>
                <text:list>
                  <text:list-item>
                    <text:p text:style-name="P102"><text:span text:style-name="Text-2"><text:span text:style-name="T37">« </text:span></text:span><text:span text:style-name="Text-2"><text:span text:style-name="T7">Épaisseur du contour»</text:span></text:span><text:span text:style-name="Text-2"><text:span text:style-name="T37">  : Définit l'épaisseur du segment de projection ;</text:span></text:span></text:p>
                  </text:list-item>
                  <text:list-item>
                    <text:p text:style-name="P102"><text:span text:style-name="Text-2"><text:span text:style-name="T37">« </text:span></text:span><text:span text:style-name="Text-2"><text:span text:style-name="T7">Couleur du contour</text:span></text:span><text:span text:style-name="Text-2"><text:span text:style-name="T37"> » : Définit la couleur du segment de projection.</text:span></text:span></text:p>
                  </text:list-item>
                </text:list>
              </text:list-item>
            </text:list>
          </table:table-cell>
          <table:covered-table-cell/>
          <table:covered-table-cell/>
          <table:covered-table-cell/>
          <table:covered-table-cell/>
        </table:table-row>
        <table:table-row table:style-name="Tableau6.9">
          <table:table-cell table:style-name="Tableau6.A9" table:number-columns-spanned="4" office:value-type="string">
            <text:p text:style-name="Titre-Section"><text:span text:style-name="Section"><text:span text:style-name="T51">Remarques :</text:span></text:span><text:span text:style-name="Section"> </text:span></text:p>
          </table:table-cell>
          <table:covered-table-cell/>
          <table:covered-table-cell/>
          <table:covered-table-cell/>
          <table:table-cell table:style-name="Tableau6.A9" table:number-columns-spanned="2" office:value-type="string">
            <text:list xml:id="list68082757" text:continue-list="list288893026" text:style-name="Liste-3">
              <text:list-item>
                <text:list>
                  <text:list-item>
                    <text:list>
                      <text:list-item>
                        <text:p text:style-name="P101"><text:span text:style-name="Text-2"><text:span text:style-name="T37">Il peut exister de 0 à 3 solutions : ne sont retenues que celles dont les projections de </text:span></text:span><text:span text:style-name="Text-2"><text:span text:style-name="T7">P</text:span></text:span><text:span text:style-name="Indice"><text:span text:style-name="T37">1</text:span></text:span><text:span text:style-name="Text-2"><text:span text:style-name="T37"> et </text:span></text:span><text:span text:style-name="Text-2"><text:span text:style-name="T7">P</text:span></text:span><text:span text:style-name="Indice"><text:span text:style-name="T37">2</text:span></text:span><text:span text:style-name="Text-2"><text:span text:style-name="T37"> sont situées sur leurs segments respectifs </text:span></text:span><text:span text:style-name="Text-2"><text:span text:style-name="T7">S</text:span></text:span><text:span text:style-name="Indice"><text:span text:style-name="T37">1</text:span></text:span><text:span text:style-name="Text-2"><text:span text:style-name="T37"> et </text:span></text:span><text:span text:style-name="Text-2"><text:span text:style-name="T7">S</text:span></text:span><text:span text:style-name="Indice"><text:span text:style-name="T37">2</text:span></text:span><text:span text:style-name="Text-2"><text:span text:style-name="T37">, délimités par les points (2,3) et (5,6) de la construction ;</text:span></text:span></text:p>
                      </text:list-item>
                      <text:list-item>
                        <text:p text:style-name="P101"><text:span text:style-name="Text-2"><text:span text:style-name="T37">Si plus d'une solution est possible, un message d'avertissement est affiché et l'ensemble des solutions est dessiné ;</text:span></text:span></text:p>
                      </text:list-item>
                      <text:list-item>
                        <text:p text:style-name="P101"><text:span text:style-name="Text-2"><text:span text:style-name="T37">Si aucune solution n'est possible, un message d'erreur est affiché mais si le dessin des paraboles de construction a été demandé, celles-ci sont toutefois dessinées.</text:span></text:span></text:p>
                      </text:list-item>
                    </text:list>
                  </text:list-item>
                </text:list>
              </text:list-item>
            </text:list>
          </table:table-cell>
          <table:covered-table-cell/>
        </table:table-row>
      </table:table>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style-name="Tableau1.1">
          <table:table-cell table:style-name="Tableau1.A1" table:number-columns-spanned="7" office:value-type="string">
            <text:p text:style-name="P83"><text:span text:style-name="Titre-Page"><text:span text:style-name="T25">Module Huzita-7</text:span></text:span></text:p>
          </table:table-cell>
          <table:covered-table-cell/>
          <table:covered-table-cell/>
          <table:covered-table-cell/>
          <table:covered-table-cell/>
          <table:covered-table-cell/>
          <table:covered-table-cell/>
        </table:table-row>
        <table:table-row table:style-name="Tableau1.2">
          <table:table-cell table:style-name="Tableau1.A1" table:number-columns-spanned="3" office:value-type="string">
            <text:p text:style-name="P7"><text:span text:style-name="Section"><text:span text:style-name="T51">Problème :</text:span></text:span></text:p>
          </table:table-cell>
          <table:covered-table-cell/>
          <table:covered-table-cell/>
          <table:table-cell table:style-name="Tableau1.A1" table:number-columns-spanned="3" office:value-type="string" table:protected="true">
            <text:p text:style-name="P28"><text:span text:style-name="Text-2"><text:span text:style-name="T37">Soit un point </text:span></text:span><text:span text:style-name="Text-2"><text:span text:style-name="T7">P</text:span></text:span><text:span text:style-name="Text-2"><text:span text:style-name="T37"> et deux segments </text:span></text:span><text:span text:style-name="Text-2"><text:span text:style-name="T7">S</text:span></text:span><text:span text:style-name="Indice"><text:span text:style-name="T37">1 </text:span></text:span><text:span text:style-name="Text-2"><text:span text:style-name="T37">et </text:span></text:span><text:span text:style-name="Text-2"><text:span text:style-name="T7">S</text:span></text:span><text:span text:style-name="Indice"><text:span text:style-name="T37">2</text:span></text:span><text:span text:style-name="Text-2"><text:span text:style-name="T37">. Trouver le pli perpendiculaire à </text:span></text:span><text:span text:style-name="Text-2"><text:span text:style-name="T7">S</text:span></text:span><text:span text:style-name="Indice"><text:span text:style-name="T37">2 </text:span></text:span><text:span text:style-name="Text-2"><text:span text:style-name="T37">tel que </text:span></text:span><text:span text:style-name="Text-2"><text:span text:style-name="T7">P</text:span></text:span><text:span text:style-name="Text-2"><text:span text:style-name="T37"> soit projeté sur </text:span></text:span><text:span text:style-name="Text-2"><text:span text:style-name="T7">S</text:span></text:span><text:span text:style-name="Indice"><text:span text:style-name="T37">1 </text:span></text:span><text:span text:style-name="Text-2"><text:span text:style-name="T37">:</text:span></text:span></text:p>
          </table:table-cell>
          <table:covered-table-cell/>
          <table:covered-table-cell/>
          <table:table-cell table:style-name="Tableau1.A1" office:value-type="string" table:protected="true">
            <text:p text:style-name="P28"/>
          </table:table-cell>
        </table:table-row>
        <table:table-row table:style-name="Tableau1.3">
          <table:table-cell table:style-name="Tableau1.A1" table:number-columns-spanned="7" office:value-type="string">
            <text:p text:style-name="P54"><draw:frame draw:style-name="fr3" draw:name="images23" text:anchor-type="paragraph" svg:x="4.004cm" svg:y="0.041cm" svg:width="9.093cm" svg:height="3.438cm" draw:z-index="33"><draw:image xlink:href="../../Images/Huzita-7-1.png" xlink:type="simple" xlink:show="embed" xlink:actuate="onLoad"/></draw:frame></text:p>
          </table:table-cell>
          <table:covered-table-cell/>
          <table:covered-table-cell/>
          <table:covered-table-cell/>
          <table:covered-table-cell/>
          <table:covered-table-cell/>
          <table:covered-table-cell/>
        </table:table-row>
        <table:table-row table:style-name="Tableau1.4">
          <table:table-cell table:style-name="Tableau1.A1" table:number-columns-spanned="5" office:value-type="string">
            <text:p text:style-name="P8"><text:span text:style-name="Section"><text:span text:style-name="T51">Construction :</text:span></text:span></text:p>
          </table:table-cell>
          <table:covered-table-cell/>
          <table:covered-table-cell/>
          <table:covered-table-cell/>
          <table:covered-table-cell/>
          <table:table-cell table:style-name="Tableau1.A1" table:number-columns-spanned="2" office:value-type="string">
            <text:p text:style-name="P29"><text:span text:style-name="Text-2"><text:span text:style-name="T37">Dessiner un chemin en commençant par les deux extrémités de </text:span></text:span><text:span text:style-name="Text-2"><text:span text:style-name="T7">S</text:span></text:span><text:span text:style-name="Indice"><text:span text:style-name="T37">2</text:span></text:span><text:span text:style-name="Text-2"><text:span text:style-name="T37">, suivit d'un point en </text:span></text:span><text:span text:style-name="Text-2"><text:span text:style-name="T7">P</text:span></text:span><text:span text:style-name="Text-2"><text:span text:style-name="T37"> puis de deux points situés à chaque extrémité du segment </text:span></text:span><text:span text:style-name="Text-2"><text:span text:style-name="T7">S</text:span></text:span><text:span text:style-name="Indice"><text:span text:style-name="T37">1</text:span></text:span><text:span text:style-name="Text-2"><text:span text:style-name="T37"> pour le délimiter :</text:span></text:span></text:p>
          </table:table-cell>
          <table:covered-table-cell/>
        </table:table-row>
        <table:table-row table:style-name="Tableau1.5">
          <table:table-cell table:style-name="Tableau1.A1" table:number-columns-spanned="7" office:value-type="string">
            <text:p text:style-name="P66"><draw:frame draw:style-name="fr3" draw:name="images24" text:anchor-type="paragraph" svg:x="5.122cm" svg:y="0.028cm" svg:width="6.925cm" svg:height="3.463cm" draw:z-index="34"><draw:image xlink:href="../../Images/Huzita-7-2.png" xlink:type="simple" xlink:show="embed" xlink:actuate="onLoad"/></draw:frame><text:span text:style-name="T19">Note</text:span><text:span text:style-name="T20"> : les ordre des points <text:s/>1 et 2<text:line-break/>ou 4 et 5 sont indifférents.</text:span></text:p>
          </table:table-cell>
          <table:covered-table-cell/>
          <table:covered-table-cell/>
          <table:covered-table-cell/>
          <table:covered-table-cell/>
          <table:covered-table-cell/>
          <table:covered-table-cell/>
        </table:table-row>
        <table:table-row table:style-name="Tableau1.6">
          <table:table-cell table:style-name="Tableau1.A1" table:number-columns-spanned="2" office:value-type="string">
            <text:p text:style-name="P12"><text:span text:style-name="T51">Solution :</text:span> </text:p>
          </table:table-cell>
          <table:covered-table-cell/>
          <table:table-cell table:style-name="Tableau1.A1" table:number-columns-spanned="5" office:value-type="string">
            <text:p text:style-name="P42"><text:span text:style-name="Text-2"><text:span text:style-name="T37">Choisir : « </text:span></text:span><text:span text:style-name="Text-2"><text:span text:style-name="T8">Extensions→Origami→Huzita-7</text:span></text:span><text:span text:style-name="Text-2"><text:span text:style-name="T37"> » + « </text:span></text:span><text:span text:style-name="Text-2"><text:span text:style-name="T17">Appliquer</text:span></text:span><text:span text:style-name="Text-2"><text:span text:style-name="T9">.</text:span></text:span><text:span text:style-name="Text-2"><text:span text:style-name="T37"> »</text:span></text:span></text:p>
            <text:p text:style-name="P40"><text:span text:style-name="Text-2"><text:span text:style-name="T37">Dessin d'un guide matérialisant le pli résultant ainsi que, optionnellement, la parabole de <text:s/>construction et/ou la projection de </text:span></text:span><text:span text:style-name="Text-2"><text:span text:style-name="T7">P</text:span></text:span><text:span text:style-name="Text-2"><text:span text:style-name="T8"> </text:span></text:span><text:span text:style-name="Text-2"><text:span text:style-name="T37">sur </text:span></text:span><text:span text:style-name="Text-2"><text:span text:style-name="T7">S</text:span></text:span><text:span text:style-name="Indice"><text:span text:style-name="T37">1</text:span></text:span><text:span text:style-name="Text-2"><text:span text:style-name="T37"> et :</text:span></text:span></text:p>
          </table:table-cell>
          <table:covered-table-cell/>
          <table:covered-table-cell/>
          <table:covered-table-cell/>
          <table:covered-table-cell/>
        </table:table-row>
        <table:table-row table:style-name="Tableau1.7">
          <table:table-cell table:style-name="Tableau1.A1" table:number-columns-spanned="7" office:value-type="string">
            <text:p text:style-name="P59"><draw:frame draw:style-name="fr3" draw:name="images25" text:anchor-type="paragraph" svg:x="4.39cm" svg:y="0.009cm" svg:width="9.075cm" svg:height="3.438cm" draw:z-index="35"><draw:image xlink:href="../../Images/Huzita-7-3.png" xlink:type="simple" xlink:show="embed" xlink:actuate="onLoad"/></draw:frame><text:span text:style-name="T19">Note</text:span><text:span text:style-name="T20"> : le dessin de la parabole<text:line-break/>et celui de la projection<text:line-break/>sont optionnels.</text:span></text:p>
          </table:table-cell>
          <table:covered-table-cell/>
          <table:covered-table-cell/>
          <table:covered-table-cell/>
          <table:covered-table-cell/>
          <table:covered-table-cell/>
          <table:covered-table-cell/>
        </table:table-row>
        <table:table-row table:style-name="Tableau1.8">
          <table:table-cell table:style-name="Tableau1.A1" office:value-type="string">
            <text:p text:style-name="P8"><text:span text:style-name="Section"><text:span text:style-name="T51">Onglets :</text:span></text:span><text:span text:style-name="Section"> </text:span></text:p>
          </table:table-cell>
          <table:table-cell table:style-name="Tableau1.A1" table:number-columns-spanned="6" office:value-type="string">
            <text:list xml:id="list486721514" text:continue-numbering="true" text:style-name="Liste-3">
              <text:list-item>
                <text:p text:style-name="P101"><text:span text:style-name="Text-2"><text:span text:style-name="T11">&lt;</text:span></text:span><text:span text:style-name="Text-2"><text:span text:style-name="T9">Options</text:span></text:span><text:span text:style-name="Text-2"><text:span text:style-name="T37">&gt; :</text:span></text:span></text:p>
                <text:list>
                  <text:list-item>
                    <text:p text:style-name="P101"><text:span text:style-name="Text-2"><text:span text:style-name="T37">« </text:span></text:span><text:span text:style-name="Text-2"><text:span text:style-name="T7">Supprimer le segment de construction</text:span></text:span><text:span text:style-name="Text-2"><text:span text:style-name="T37"> »  : Supprime le segment de construction automatiquement ;</text:span></text:span></text:p>
                  </text:list-item>
                  <text:list-item>
                    <text:p text:style-name="P102"><text:span text:style-name="Text-2"><text:span text:style-name="T37">« </text:span></text:span><text:span text:style-name="Text-2"><text:span text:style-name="T7">Dessiner la projection</text:span></text:span><text:span text:style-name="Text-2"><text:span text:style-name="T37"> »  : Dessine de la projection du point </text:span></text:span><text:span text:style-name="Text-2"><text:span text:style-name="T7">P</text:span></text:span><text:span text:style-name="Indice"><text:span text:style-name="T37">2</text:span></text:span><text:span text:style-name="Text-2"><text:span text:style-name="T37"> sur le segment </text:span></text:span><text:span text:style-name="Text-2"><text:span text:style-name="T7">S</text:span></text:span><text:span text:style-name="Text-2"><text:span text:style-name="T37">.</text:span></text:span></text:p>
                  </text:list-item>
                </text:list>
              </text:list-item>
              <text:list-item>
                <text:p text:style-name="P101"><text:span text:style-name="Text-2"><text:span text:style-name="T37">&lt;</text:span></text:span><text:span text:style-name="Text-2"><text:span text:style-name="T9">Options Avancées</text:span></text:span><text:span text:style-name="Text-2"><text:span text:style-name="T37">&gt; :</text:span></text:span></text:p>
                <text:list>
                  <text:list-item>
                    <text:p text:style-name="P101"><text:span text:style-name="Text-2"><text:span text:style-name="T37">« </text:span></text:span><text:span text:style-name="Text-2"><text:span text:style-name="T7">Dessiner la construction »</text:span></text:span><text:span text:style-name="Text-2"><text:span text:style-name="T37">  : Dessine la parabole du calcul de la projection ;</text:span></text:span></text:p>
                  </text:list-item>
                  <text:list-item>
                    <text:p text:style-name="P101"><text:span text:style-name="Text-2"><text:span text:style-name="T37">« </text:span></text:span><text:span text:style-name="Text-2"><text:span text:style-name="T7">Échelle</text:span></text:span><text:span text:style-name="Text-2"><text:span text:style-name="T37"> » : Définit la proportion de la parabole.</text:span></text:span></text:p>
                  </text:list-item>
                </text:list>
              </text:list-item>
              <text:list-item>
                <text:p text:style-name="P101"><text:span text:style-name="Text-2"><text:span text:style-name="T37">&lt;</text:span></text:span><text:span text:style-name="Text-2"><text:span text:style-name="T9">Projections</text:span></text:span><text:span text:style-name="Text-2"><text:span text:style-name="T37">&gt; :</text:span></text:span></text:p>
                <text:list>
                  <text:list-item>
                    <text:p text:style-name="P101"><text:span text:style-name="Text-2"><text:span text:style-name="T37">« </text:span></text:span><text:span text:style-name="Text-2"><text:span text:style-name="T7">Épaisseur du contour »</text:span></text:span><text:span text:style-name="Text-2"><text:span text:style-name="T37">  : Définit l'épaisseur du segment de projection ;</text:span></text:span></text:p>
                  </text:list-item>
                  <text:list-item>
                    <text:p text:style-name="P101"><text:span text:style-name="Text-2"><text:span text:style-name="T37">« </text:span></text:span><text:span text:style-name="Text-2"><text:span text:style-name="T7">Couleur du contour</text:span></text:span><text:span text:style-name="Text-2"><text:span text:style-name="T37"> » : Définit la couleur du segment de projection.</text:span></text:span></text:p>
                  </text:list-item>
                </text:list>
              </text:list-item>
            </text:list>
          </table:table-cell>
          <table:covered-table-cell/>
          <table:covered-table-cell/>
          <table:covered-table-cell/>
          <table:covered-table-cell/>
          <table:covered-table-cell/>
        </table:table-row>
        <table:table-row table:style-name="Tableau1.9">
          <table:table-cell table:style-name="Tableau1.A9" table:number-columns-spanned="4" office:value-type="string">
            <text:p text:style-name="Titre-Section"><text:span text:style-name="Section"><text:span text:style-name="T51">Remarques :</text:span></text:span><text:span text:style-name="Section"> </text:span></text:p>
          </table:table-cell>
          <table:covered-table-cell/>
          <table:covered-table-cell/>
          <table:covered-table-cell/>
          <table:table-cell table:style-name="Tableau1.A9" table:number-columns-spanned="3" office:value-type="string">
            <text:list xml:id="list1391882841" text:continue-numbering="true" text:style-name="Liste-3">
              <text:list-item>
                <text:list>
                  <text:list-item>
                    <text:list>
                      <text:list-item>
                        <text:p text:style-name="P100"><text:span text:style-name="Text-2"><text:span text:style-name="T37">Il existe une et une seule solution, </text:span></text:span><text:span text:style-name="Text-2"><text:span text:style-name="T38">sauf</text:span></text:span><text:span text:style-name="Text-2"><text:span text:style-name="T37"> si la projection de </text:span></text:span><text:span text:style-name="Text-2"><text:span text:style-name="T7">P</text:span></text:span><text:span text:style-name="Text-2"><text:span text:style-name="T37"> sur </text:span></text:span><text:span text:style-name="Text-2"><text:span text:style-name="T7">S</text:span></text:span><text:span text:style-name="Text-2"><text:span text:style-name="T45">1</text:span></text:span><text:span text:style-name="Text-2"><text:span text:style-name="T37"> est située en dehors du segment, délimité par les points 4 et 5, auquel cas la solution est considérée comme impossible ;</text:span></text:span></text:p>
                      </text:list-item>
                      <text:list-item>
                        <text:p text:style-name="P100"><text:span text:style-name="Text-2"><text:span text:style-name="T37">Si aucune solution n'est possible, un message d'erreur est affiché mais si le dessin de la parabole de construction a été demandé, celle-ci est toutefois dessinée.</text:span></text:span></text:p>
                      </text:list-item>
                    </text:list>
                  </text:list-item>
                </text:list>
              </text:list-item>
            </text:list>
          </table:table-cell>
          <table:covered-table-cell/>
          <table:covered-table-cell/>
        </table:table-row>
      </table:table>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table-column table:style-name="Tableau4.J"/>
        <table:table-row table:style-name="Tableau4.1">
          <table:table-cell table:style-name="Tableau4.A1" table:number-columns-spanned="10" office:value-type="string">
            <text:p text:style-name="P83"><text:span text:style-name="Titre-Page"><text:span text:style-name="T25">Module N-Section</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4.2">
          <table:table-cell table:style-name="Tableau4.A1" table:number-columns-spanned="4" office:value-type="string">
            <text:p text:style-name="P7"><text:span text:style-name="Section"><text:span text:style-name="T51">Problème :</text:span></text:span><text:span text:style-name="Section"> </text:span></text:p>
          </table:table-cell>
          <table:covered-table-cell/>
          <table:covered-table-cell/>
          <table:covered-table-cell/>
          <table:table-cell table:style-name="Tableau4.A1" table:number-columns-spanned="6" office:value-type="string">
            <text:p text:style-name="P27"><text:span text:style-name="Text-2"><text:span text:style-name="T37">Diviser en N parties égales (de 2 à 64) soit un segment </text:span></text:span><text:span text:style-name="Text-2"><text:span text:style-name="T7">S</text:span></text:span><text:span text:style-name="Text-2"><text:span text:style-name="T27"> en segments perpendiculaires, </text:span></text:span><text:span text:style-name="Text-2"><text:span text:style-name="T37">soit un angle saillant (0-180°) formé par deux segments distincts </text:span></text:span><text:span text:style-name="Text-2"><text:span text:style-name="T7">S</text:span></text:span><text:span text:style-name="Text-2"><text:span text:style-name="T45">1</text:span></text:span><text:span text:style-name="Text-2"><text:span text:style-name="T37"> et </text:span></text:span><text:span text:style-name="Text-2"><text:span text:style-name="T7">S</text:span></text:span><text:span text:style-name="Indice"><text:span text:style-name="T37">2</text:span></text:span><text:span text:style-name="Text-2"><text:span text:style-name="T37"> d'origine </text:span></text:span><text:span text:style-name="Text-2"><text:span text:style-name="T7">P</text:span></text:span><text:span text:style-name="Text-2"><text:span text:style-name="T37"> (exemple donné avec N = 3) :</text:span></text:span></text:p>
          </table:table-cell>
          <table:covered-table-cell/>
          <table:covered-table-cell/>
          <table:covered-table-cell/>
          <table:covered-table-cell/>
          <table:covered-table-cell/>
        </table:table-row>
        <table:table-row table:style-name="Tableau4.3">
          <table:table-cell table:style-name="Tableau4.A1" table:number-columns-spanned="7" office:value-type="string">
            <text:p text:style-name="P55"><text:span text:style-name="Text-2"><text:span text:style-name="T34">SEGMENT</text:span></text:span></text:p>
          </table:table-cell>
          <table:covered-table-cell/>
          <table:covered-table-cell/>
          <table:covered-table-cell/>
          <table:covered-table-cell/>
          <table:covered-table-cell/>
          <table:covered-table-cell/>
          <table:table-cell table:style-name="Tableau4.A1" table:number-columns-spanned="3" office:value-type="string">
            <text:p text:style-name="P54"><text:span text:style-name="Text-2"><text:span text:style-name="T34">ANGLE</text:span></text:span></text:p>
          </table:table-cell>
          <table:covered-table-cell/>
          <table:covered-table-cell/>
        </table:table-row>
        <table:table-row table:style-name="Tableau4.4">
          <table:table-cell table:style-name="Tableau4.A1" table:number-columns-spanned="7" office:value-type="string">
            <text:p text:style-name="P54"><draw:frame draw:style-name="fr3" draw:name="images26" text:anchor-type="paragraph" svg:x="2.759cm" svg:y="0.136cm" svg:width="3.209cm" svg:height="3.03cm" draw:z-index="36"><draw:image xlink:href="../../Images/N-Section-1-1.png" xlink:type="simple" xlink:show="embed" xlink:actuate="onLoad"/></draw:frame></text:p>
          </table:table-cell>
          <table:covered-table-cell/>
          <table:covered-table-cell/>
          <table:covered-table-cell/>
          <table:covered-table-cell/>
          <table:covered-table-cell/>
          <table:covered-table-cell/>
          <table:table-cell table:style-name="Tableau4.A1" table:number-columns-spanned="3" office:value-type="string">
            <text:p text:style-name="P54"><draw:frame draw:style-name="fr3" draw:name="images27" text:anchor-type="paragraph" svg:x="3.046cm" svg:y="0.462cm" svg:width="2.716cm" svg:height="2.295cm" draw:z-index="37"><draw:image xlink:href="../../Images/N-Section-1-2.png" xlink:type="simple" xlink:show="embed" xlink:actuate="onLoad"/></draw:frame></text:p>
            <text:p text:style-name="P54"/>
          </table:table-cell>
          <table:covered-table-cell/>
          <table:covered-table-cell/>
        </table:table-row>
        <table:table-row table:style-name="Tableau4.5">
          <table:table-cell table:style-name="Tableau4.A1" table:number-columns-spanned="10" office:value-type="string">
            <text:p text:style-name="P32"><text:span text:style-name="Section"><text:span text:style-name="T51">Construction :</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4.6">
          <table:table-cell table:style-name="Tableau4.A1" office:value-type="string">
            <text:p text:style-name="P53"/>
          </table:table-cell>
          <table:table-cell table:style-name="Tableau4.A1" table:number-columns-spanned="5" office:value-type="string">
            <text:p text:style-name="P9"><text:span text:style-name="Text-2"><text:span text:style-name="T36">Dessiner un chemin composé de deux points, un <text:s/>à chaque extrémité du segment </text:span></text:span><text:span text:style-name="Text-2"><text:span text:style-name="T6">S</text:span></text:span><text:span text:style-name="Text-2"><text:span text:style-name="T36"> à diviser :</text:span></text:span></text:p>
          </table:table-cell>
          <table:covered-table-cell/>
          <table:covered-table-cell/>
          <table:covered-table-cell/>
          <table:covered-table-cell/>
          <table:table-cell table:style-name="Tableau4.A1" table:number-columns-spanned="2" office:value-type="string">
            <text:p text:style-name="P9"/>
          </table:table-cell>
          <table:covered-table-cell/>
          <table:table-cell table:style-name="Tableau4.A1" office:value-type="string">
            <text:p text:style-name="P10"><text:span text:style-name="Text-2"><text:span text:style-name="T36">Dessiner un chemin en commençant par l'extrémité libre de </text:span></text:span><text:span text:style-name="Text-2"><text:span text:style-name="T6">S</text:span></text:span><text:span text:style-name="Indice"><text:span text:style-name="T37">1</text:span></text:span><text:span text:style-name="Text-2"><text:span text:style-name="T36">, suivit du point d'intersection et se terminant à l'extrémité libre de </text:span></text:span><text:span text:style-name="Text-2"><text:span text:style-name="T6">S</text:span></text:span><text:span text:style-name="Text-2"><text:span text:style-name="T44">2</text:span></text:span><text:span text:style-name="Text-2"><text:span text:style-name="T36"> pour définir l'angle à diviser :</text:span></text:span></text:p>
          </table:table-cell>
          <table:table-cell table:style-name="Tableau4.A1" office:value-type="string">
            <text:p text:style-name="P53"/>
          </table:table-cell>
        </table:table-row>
        <table:table-row table:style-name="Tableau4.7">
          <table:table-cell table:style-name="Tableau4.A1" table:number-columns-spanned="7" office:value-type="string">
            <text:p text:style-name="P58"><draw:frame draw:style-name="fr3" draw:name="images28" text:anchor-type="paragraph" svg:x="3.505cm" svg:y="0.018cm" svg:width="1.651cm" svg:height="2.903cm" draw:z-index="41"><draw:image xlink:href="../../Images/N-Section-2-1.png" xlink:type="simple" xlink:show="embed" xlink:actuate="onLoad"/></draw:frame><text:span text:style-name="T19">Note</text:span><text:span text:style-name="T20"> : l'ordre des points 1<text:line-break/>et 2 est indifférent.</text:span></text:p>
          </table:table-cell>
          <table:covered-table-cell/>
          <table:covered-table-cell/>
          <table:covered-table-cell/>
          <table:covered-table-cell/>
          <table:covered-table-cell/>
          <table:covered-table-cell/>
          <table:table-cell table:style-name="Tableau4.A1" table:number-columns-spanned="3" office:value-type="string">
            <text:p text:style-name="P57"><draw:frame draw:style-name="fr3" draw:name="images36" text:anchor-type="paragraph" svg:x="2.859cm" svg:y="0.506cm" svg:width="2.921cm" svg:height="2.429cm" draw:z-index="38"><draw:image xlink:href="../../Images/N-Section-2-2.png" xlink:type="simple" xlink:show="embed" xlink:actuate="onLoad"/></draw:frame><text:span text:style-name="T19">Note</text:span><text:span text:style-name="T20"> : le choix de commencer<text:line-break/>au point 1 ou au point<text:line-break/>3 est indifférent.</text:span></text:p>
          </table:table-cell>
          <table:covered-table-cell/>
          <table:covered-table-cell/>
        </table:table-row>
        <table:table-row table:style-name="Tableau4.8">
          <table:table-cell table:style-name="Tableau4.A1" table:number-columns-spanned="3" office:value-type="string">
            <text:p text:style-name="P12"><text:span text:style-name="T51">Solution :</text:span> </text:p>
            <text:p text:style-name="P42"/>
          </table:table-cell>
          <table:covered-table-cell/>
          <table:covered-table-cell/>
          <table:table-cell table:style-name="Tableau4.A1" table:number-columns-spanned="7" office:value-type="string">
            <text:p text:style-name="P42"><text:span text:style-name="Text-2"><text:span text:style-name="T37">Choisir : <text:s text:c="3"/>« </text:span></text:span><text:span text:style-name="Text-2"><text:span text:style-name="T8">Extensions→Origami→N-Section</text:span></text:span><text:span text:style-name="Text-2"><text:span text:style-name="T37"> »</text:span></text:span></text:p>
            <text:p text:style-name="P47"><text:span text:style-name="Text-2"><text:span text:style-name="T37"><text:s text:c="15"/>+ choisir le diviseur (ici 3) dans la boîte « </text:span></text:span><text:span text:style-name="Text-2"><text:span text:style-name="T8">Divisions</text:span></text:span><text:span text:style-name="Text-2"><text:span text:style-name="T37"> »</text:span></text:span></text:p>
            <text:p text:style-name="P47"><text:span text:style-name="Text-2"><text:span text:style-name="T37"><text:s text:c="15"/>+ « </text:span></text:span><text:span text:style-name="Text-2"><text:span text:style-name="T17">Appliquer</text:span></text:span><text:span text:style-name="Text-2"><text:span text:style-name="T37"> ».</text:span></text:span></text:p>
            <text:p text:style-name="P46"><text:span text:style-name="Text-2"><text:span text:style-name="T37">Dessin d'un ensemble de guides (N-1) matérialisant la ou les divisions du segment ou de l'angle :</text:span></text:span></text:p>
          </table:table-cell>
          <table:covered-table-cell/>
          <table:covered-table-cell/>
          <table:covered-table-cell/>
          <table:covered-table-cell/>
          <table:covered-table-cell/>
          <table:covered-table-cell/>
        </table:table-row>
        <table:table-row table:style-name="Tableau4.9">
          <table:table-cell table:style-name="Tableau4.A1" table:number-columns-spanned="7" office:value-type="string">
            <text:p text:style-name="P53"><draw:frame draw:style-name="fr3" draw:name="images37" text:anchor-type="paragraph" svg:x="0.829cm" svg:y="0.155cm" svg:width="7.408cm" svg:height="3.03cm" draw:z-index="39"><draw:image xlink:href="../../Images/N-Section-3-1.png" xlink:type="simple" xlink:show="embed" xlink:actuate="onLoad"/></draw:frame></text:p>
          </table:table-cell>
          <table:covered-table-cell/>
          <table:covered-table-cell/>
          <table:covered-table-cell/>
          <table:covered-table-cell/>
          <table:covered-table-cell/>
          <table:covered-table-cell/>
          <table:table-cell table:style-name="Tableau4.A1" table:number-columns-spanned="3" office:value-type="string">
            <text:p text:style-name="P61"><draw:frame draw:style-name="fr5" draw:name="images38" text:anchor-type="paragraph" svg:x="1.353cm" svg:y="0.141cm" svg:width="5.232cm" svg:height="2.023cm" draw:z-index="40"><draw:image xlink:href="../../Images/N-Section-3-2.png" xlink:type="simple" xlink:show="embed" xlink:actuate="onLoad"/></draw:frame><text:span text:style-name="T19">Note</text:span><text:span text:style-name="T20"> : les guides n'ont de sens<text:line-break/>que du côté de l'angle<text:line-break/>saillant (0-180°).</text:span> </text:p>
          </table:table-cell>
          <table:covered-table-cell/>
          <table:covered-table-cell/>
        </table:table-row>
        <table:table-row table:style-name="Tableau4.10">
          <table:table-cell table:style-name="Tableau4.A1" table:number-columns-spanned="2" office:value-type="string">
            <text:p text:style-name="P8"><text:span text:style-name="Section"><text:span text:style-name="T51">Onglets </text:span></text:span><text:span text:style-name="Section">: </text:span></text:p>
          </table:table-cell>
          <table:covered-table-cell/>
          <table:table-cell table:style-name="Tableau4.A1" table:number-columns-spanned="8" office:value-type="string">
            <text:list xml:id="list1664150382" text:continue-numbering="true" text:style-name="Liste-3">
              <text:list-item>
                <text:p text:style-name="P106"><text:span text:style-name="Text-2"><text:span text:style-name="T37">&lt;</text:span></text:span><text:span text:style-name="Text-2"><text:span text:style-name="T9">Options</text:span></text:span><text:span text:style-name="Text-2"><text:span text:style-name="T37">&gt; :</text:span></text:span></text:p>
                <text:list>
                  <text:list-item>
                    <text:p text:style-name="P101"><text:span text:style-name="Text-2"><text:span text:style-name="T37">« </text:span></text:span><text:span text:style-name="Text-2"><text:span text:style-name="T7">Divisions</text:span></text:span><text:span text:style-name="Text-2"><text:span text:style-name="T37"> »  : choisir le nombre de divisions ;</text:span></text:span></text:p>
                  </text:list-item>
                  <text:list-item>
                    <text:p text:style-name="P101"><text:span text:style-name="Text-2"><text:span text:style-name="T37">« </text:span></text:span><text:span text:style-name="Text-2"><text:span text:style-name="T7">Supprimer le segment de construction</text:span></text:span><text:span text:style-name="Text-2"><text:span text:style-name="T37"> »  : Supprime le segment de construction automatiquement.</text:span></text:span></text:p>
                  </text:list-item>
                </text:list>
              </text:list-item>
            </text:list>
          </table:table-cell>
          <table:covered-table-cell/>
          <table:covered-table-cell/>
          <table:covered-table-cell/>
          <table:covered-table-cell/>
          <table:covered-table-cell/>
          <table:covered-table-cell/>
          <table:covered-table-cell/>
        </table:table-row>
        <table:table-row table:style-name="Tableau4.11">
          <table:table-cell table:style-name="Tableau4.A1" table:number-columns-spanned="5" office:value-type="string">
            <text:p text:style-name="Titre-Section"><text:span text:style-name="Section"><text:span text:style-name="T51">Remarques </text:span></text:span><text:span text:style-name="Section">: </text:span></text:p>
          </table:table-cell>
          <table:covered-table-cell/>
          <table:covered-table-cell/>
          <table:covered-table-cell/>
          <table:covered-table-cell/>
          <table:table-cell table:style-name="Tableau4.A1" table:number-columns-spanned="5" office:value-type="string">
            <text:list xml:id="list1377060212" text:continue-list="list793170581" text:style-name="Liste-3">
              <text:list-item>
                <text:list>
                  <text:list-item>
                    <text:list>
                      <text:list-item>
                        <text:p text:style-name="P101"><text:span text:style-name="Text-2"><text:span text:style-name="T37">Pour la division angulaire, la division s'applique uniquement à l'angle saillant ( 0 </text:span></text:span><text:span text:style-name="Text-2"><text:span text:style-name="T41">≤</text:span></text:span><text:span text:style-name="Text-2"><text:span text:style-name="T37"> φ </text:span></text:span><text:span text:style-name="Text-2"><text:span text:style-name="T41">≤ </text:span></text:span><text:span text:style-name="Text-2"><text:span text:style-name="T37">180°) formé par les deux segments </text:span></text:span><text:span text:style-name="Text-2"><text:span text:style-name="T7">S</text:span></text:span><text:span text:style-name="Indice"><text:span text:style-name="T37">1</text:span></text:span><text:span text:style-name="Text-2"><text:span text:style-name="T37"> et </text:span></text:span><text:span text:style-name="Text-2"><text:span text:style-name="T7">S</text:span></text:span><text:span text:style-name="Indice"><text:span text:style-name="T37">2.</text:span></text:span></text:p>
                      </text:list-item>
                      <text:list-item>
                        <text:p text:style-name="P110"><text:span text:style-name="Text-2"><text:span text:style-name="T37">Si l'angle est nul, N guides superposés seront dessinés et si l'angle est plat, vous obtiendrez N guides formant une division du plan en N*2 secteurs angulaires égaux autour de </text:span></text:span><text:span text:style-name="Text-2"><text:span text:style-name="T7">P</text:span></text:span><text:span text:style-name="Text-2"><text:span text:style-name="T37">.</text:span></text:span></text:p>
                      </text:list-item>
                    </text:list>
                  </text:list-item>
                </text:list>
              </text:list-item>
            </text:list>
          </table:table-cell>
          <table:covered-table-cell/>
          <table:covered-table-cell/>
          <table:covered-table-cell/>
          <table:covered-table-cell/>
        </table:table-row>
      </table:table>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table:number-columns-spanned="8" office:value-type="string">
            <text:p text:style-name="P39"><text:span text:style-name="Titre-Page"><text:span text:style-name="T25">Module Oreille de Lapin</text:span></text:span></text:p>
          </table:table-cell>
          <table:covered-table-cell/>
          <table:covered-table-cell/>
          <table:covered-table-cell/>
          <table:covered-table-cell/>
          <table:covered-table-cell/>
          <table:covered-table-cell/>
          <table:covered-table-cell/>
        </table:table-row>
        <table:table-row table:style-name="Tableau5.2">
          <table:table-cell table:style-name="Tableau5.A1" table:number-columns-spanned="3" office:value-type="string">
            <text:p text:style-name="P7"><text:span text:style-name="Section"><text:span text:style-name="T51">Problème </text:span></text:span><text:span text:style-name="Section">: </text:span></text:p>
          </table:table-cell>
          <table:covered-table-cell/>
          <table:covered-table-cell/>
          <table:table-cell table:style-name="Tableau5.A1" table:number-columns-spanned="5" office:value-type="string">
            <text:p text:style-name="P20"><text:span text:style-name="Text-2"><text:span text:style-name="T37">Soit trois plis </text:span></text:span><text:span text:style-name="Text-2"><text:span text:style-name="T7">S</text:span></text:span><text:span text:style-name="Indice"><text:span text:style-name="T37">1</text:span></text:span><text:span text:style-name="Text-2"><text:span text:style-name="T37">, </text:span></text:span><text:span text:style-name="Text-2"><text:span text:style-name="T7">S</text:span></text:span><text:span text:style-name="Indice"><text:span text:style-name="T37">2</text:span></text:span><text:span text:style-name="Text-2"><text:span text:style-name="T37"> et </text:span></text:span><text:span text:style-name="Text-2"><text:span text:style-name="T7">S</text:span></text:span><text:span text:style-name="Indice"><text:span text:style-name="T37">3</text:span></text:span><text:span text:style-name="Text-2"><text:span text:style-name="T37"> distincts partant du point </text:span></text:span><text:span text:style-name="Text-2"><text:span text:style-name="T7">P</text:span></text:span><text:span text:style-name="Text-2"><text:span text:style-name="T37">. Trouver le quatrième pli </text:span></text:span><text:span text:style-name="Text-2"><text:span text:style-name="T7">S</text:span></text:span><text:span text:style-name="Indice"><text:span text:style-name="T37">x</text:span></text:span><text:span text:style-name="Text-2"><text:span text:style-name="T37"> nécessaire pour le pliage d'une oreille de lapin. À moins qu'un des angles formé par deux plis ne soit supérieur ou égal à 180°, il existe trois plis possibles, un pour chaque secteur angulaire </text:span></text:span><text:span text:style-name="Text-2"><text:span text:style-name="T7">φ</text:span></text:span><text:span text:style-name="Indice"><text:span text:style-name="T37">1</text:span></text:span><text:span text:style-name="Text-2"><text:span text:style-name="T37">, </text:span></text:span><text:span text:style-name="Text-2"><text:span text:style-name="T7">φ</text:span></text:span><text:span text:style-name="Indice"><text:span text:style-name="T37">2</text:span></text:span><text:span text:style-name="Text-2"><text:span text:style-name="T37"> ou </text:span></text:span><text:span text:style-name="Text-2"><text:span text:style-name="T7">φ</text:span></text:span><text:span text:style-name="Indice"><text:span text:style-name="T37">3</text:span></text:span><text:span text:style-name="Text-2"><text:span text:style-name="T37"> :</text:span></text:span></text:p>
          </table:table-cell>
          <table:covered-table-cell/>
          <table:covered-table-cell/>
          <table:covered-table-cell/>
          <table:covered-table-cell/>
        </table:table-row>
        <table:table-row table:style-name="Tableau5.3">
          <table:table-cell table:style-name="Tableau5.A1" table:number-columns-spanned="6" office:value-type="string">
            <text:p text:style-name="P15"><text:span text:style-name="T13">S</text:span><text:span text:style-name="Indice"><text:span text:style-name="T3">x</text:span></text:span><text:span text:style-name="T42"> </text:span>en <text:span text:style-name="T21">φ</text:span><text:span text:style-name="Indice"><text:span text:style-name="T3">1</text:span></text:span></text:p>
          </table:table-cell>
          <table:covered-table-cell/>
          <table:covered-table-cell/>
          <table:covered-table-cell/>
          <table:covered-table-cell/>
          <table:covered-table-cell/>
          <table:table-cell table:style-name="Tableau5.A1" office:value-type="string">
            <text:p text:style-name="P15"><text:span text:style-name="T13">S</text:span><text:span text:style-name="Indice"><text:span text:style-name="T3">x</text:span></text:span><text:span text:style-name="T42"> </text:span>en <text:span text:style-name="T21">φ</text:span><text:span text:style-name="Indice"><text:span text:style-name="T3">2</text:span></text:span></text:p>
          </table:table-cell>
          <table:table-cell table:style-name="Tableau5.A1" office:value-type="string">
            <text:p text:style-name="P15"><text:span text:style-name="T13">S</text:span><text:span text:style-name="Indice"><text:span text:style-name="T3">x</text:span></text:span><text:span text:style-name="T43"> </text:span>en <text:span text:style-name="T21">φ</text:span><text:span text:style-name="Indice"><text:span text:style-name="T3">3</text:span></text:span></text:p>
          </table:table-cell>
        </table:table-row>
        <table:table-row table:style-name="Tableau5.4">
          <table:table-cell table:style-name="Tableau5.A1" table:number-columns-spanned="6" office:value-type="string">
            <text:p text:style-name="P53"><draw:frame draw:style-name="fr3" draw:name="images46" text:anchor-type="paragraph" svg:x="0.792cm" svg:y="0.363cm" svg:width="4.165cm" svg:height="4.131cm" draw:z-index="16"><draw:image xlink:href="../../Images/Rabbit-Ear-1-1.png" xlink:type="simple" xlink:show="embed" xlink:actuate="onLoad"/></draw:frame></text:p>
          </table:table-cell>
          <table:covered-table-cell/>
          <table:covered-table-cell/>
          <table:covered-table-cell/>
          <table:covered-table-cell/>
          <table:covered-table-cell/>
          <table:table-cell table:style-name="Tableau5.A1" office:value-type="string">
            <text:p text:style-name="P53"><draw:frame draw:style-name="fr3" draw:name="images47" text:anchor-type="paragraph" svg:x="0.822cm" svg:y="0.314cm" svg:width="4.207cm" svg:height="4.207cm" draw:z-index="17"><draw:image xlink:href="../../Images/Rabbit-Ear-1-2.png" xlink:type="simple" xlink:show="embed" xlink:actuate="onLoad"/></draw:frame></text:p>
          </table:table-cell>
          <table:table-cell table:style-name="Tableau5.A1" office:value-type="string">
            <text:p text:style-name="P53"><draw:frame draw:style-name="fr3" draw:name="images48" text:anchor-type="paragraph" svg:x="0.919cm" svg:y="0.365cm" svg:width="4.207cm" svg:height="4.038cm" draw:z-index="18"><draw:image xlink:href="../../Images/Rabbit-Ear-1-3.png" xlink:type="simple" xlink:show="embed" xlink:actuate="onLoad"/></draw:frame></text:p>
          </table:table-cell>
        </table:table-row>
        <table:table-row table:style-name="Tableau5.5">
          <table:table-cell table:style-name="Tableau5.A5" table:number-columns-spanned="4" office:value-type="string">
            <text:p text:style-name="P25"><text:span text:style-name="Section"><text:span text:style-name="T51">Construction :</text:span></text:span><text:span text:style-name="Section"> <text:s text:c="5"/></text:span></text:p>
          </table:table-cell>
          <table:covered-table-cell/>
          <table:covered-table-cell/>
          <table:covered-table-cell/>
          <table:table-cell table:style-name="Tableau5.A5" table:number-columns-spanned="4" office:value-type="string">
            <text:p text:style-name="P26"><text:span text:style-name="Text-2"><text:span text:style-name="T37">Dessiner un chemin partant de </text:span></text:span><text:span text:style-name="Text-2"><text:span text:style-name="T7">P</text:span></text:span><text:span text:style-name="Text-2"><text:span text:style-name="T37">, suivit de trois points, autres que </text:span></text:span><text:span text:style-name="Text-2"><text:span text:style-name="T7">P</text:span></text:span><text:span text:style-name="Text-2"><text:span text:style-name="T37">, sur chacun des segments </text:span></text:span><text:span text:style-name="Text-2"><text:span text:style-name="T12">S</text:span></text:span><text:span text:style-name="Text-2"><text:span text:style-name="T46">1</text:span></text:span><text:span text:style-name="Text-2"><text:span text:style-name="T40">,</text:span></text:span><text:span text:style-name="Text-2"><text:span text:style-name="T37"> </text:span></text:span><text:span text:style-name="Text-2"><text:span text:style-name="T7">S</text:span></text:span><text:span text:style-name="Text-2"><text:span text:style-name="T46">2</text:span></text:span><text:span text:style-name="Text-2"><text:span text:style-name="T37"> et </text:span></text:span><text:span text:style-name="Text-2"><text:span text:style-name="T7">S</text:span></text:span><text:span text:style-name="Text-2"><text:span text:style-name="T47">3</text:span></text:span><text:span text:style-name="Text-2"><text:span text:style-name="T37"> et se terminant par un dernier point situé n'importe où dans le secteur angulaire pour lequel la solution est recherchée :</text:span></text:span></text:p>
          </table:table-cell>
          <table:covered-table-cell/>
          <table:covered-table-cell/>
          <table:covered-table-cell/>
        </table:table-row>
        <table:table-row table:style-name="Tableau5.6">
          <table:table-cell table:style-name="Tableau5.A5" table:number-columns-spanned="8" office:value-type="string">
            <text:p text:style-name="P50"><draw:frame draw:style-name="fr3" draw:name="images1" text:anchor-type="paragraph" svg:x="1.08cm" svg:y="0.109cm" svg:width="4.419cm" svg:height="3.717cm" draw:z-index="19"><draw:image xlink:href="../../Images/Rabbit-Ear-2-1.png" xlink:type="simple" xlink:show="embed" xlink:actuate="onLoad"/></draw:frame><draw:frame draw:style-name="fr3" draw:name="images44" text:anchor-type="paragraph" svg:x="7.049cm" svg:y="0.185cm" svg:width="4.343cm" svg:height="3.995cm" draw:z-index="20"><draw:image xlink:href="../../Images/Rabbit-Ear-2-2.png" xlink:type="simple" xlink:show="embed" xlink:actuate="onLoad"/></draw:frame><draw:frame draw:style-name="fr3" draw:name="images45" text:anchor-type="paragraph" svg:x="12.991cm" svg:y="0.73cm" svg:width="4.334cm" svg:height="4.343cm" draw:z-index="21"><draw:image xlink:href="../../Images/Rabbit-Ear-2-3.png" xlink:type="simple" xlink:show="embed" xlink:actuate="onLoad"/></draw:frame></text:p>
            <text:p text:style-name="P85"><text:span text:style-name="T19">Note</text:span><text:span text:style-name="T20"> : dans les trois cas, l'ordre des points 2,3 et 4 est indifférent.</text:span></text:p>
          </table:table-cell>
          <table:covered-table-cell/>
          <table:covered-table-cell/>
          <table:covered-table-cell/>
          <table:covered-table-cell/>
          <table:covered-table-cell/>
          <table:covered-table-cell/>
          <table:covered-table-cell/>
        </table:table-row>
        <table:table-row table:style-name="Tableau5.7">
          <table:table-cell table:style-name="Tableau5.A7" table:number-columns-spanned="2" office:value-type="string">
            <text:p text:style-name="P25"><text:span text:style-name="Section"><text:span text:style-name="T51">Solution :</text:span></text:span><text:span text:style-name="Section"> <text:s text:c="5"/></text:span></text:p>
          </table:table-cell>
          <table:covered-table-cell/>
          <table:table-cell table:style-name="Tableau5.A7" table:number-columns-spanned="6" office:value-type="string">
            <text:p text:style-name="P24"><text:span text:style-name="Text-2"><text:span text:style-name="T37">Choisir : « </text:span></text:span><text:span text:style-name="Text-2"><text:span text:style-name="T8">Extensions→Origami→Oreille de lapin</text:span></text:span><text:span text:style-name="Text-2"><text:span text:style-name="T37"> » + « </text:span></text:span><text:span text:style-name="Text-2"><text:span text:style-name="T9">Appliquer.</text:span></text:span><text:span text:style-name="Text-2"><text:span text:style-name="T37"> »</text:span></text:span></text:p>
            <text:p text:style-name="P24"><text:span text:style-name="Text-2"><text:span text:style-name="T37">Dessin d'un guide matérialisant le pli résultant pour le secteur angulaire sélectionné :</text:span></text:span></text:p>
          </table:table-cell>
          <table:covered-table-cell/>
          <table:covered-table-cell/>
          <table:covered-table-cell/>
          <table:covered-table-cell/>
          <table:covered-table-cell/>
        </table:table-row>
        <table:table-row table:style-name="Tableau5.8">
          <table:table-cell table:style-name="Tableau5.A7" table:number-columns-spanned="8" office:value-type="string">
            <text:p text:style-name="P13"><draw:frame draw:style-name="fr3" draw:name="images50" text:anchor-type="paragraph" svg:x="6.412cm" svg:y="0.351cm" svg:width="5.029cm" svg:height="3.318cm" draw:z-index="23"><draw:image xlink:href="../../Images/Rabbit-Ear-3-2.png" xlink:type="simple" xlink:show="embed" xlink:actuate="onLoad"/></draw:frame><draw:frame draw:style-name="fr3" draw:name="images49" text:anchor-type="paragraph" svg:x="0.859cm" svg:y="0.376cm" svg:width="5.062cm" svg:height="2.895cm" draw:z-index="24"><draw:image xlink:href="../../Images/Rabbit-Ear-3-1.png" xlink:type="simple" xlink:show="embed" xlink:actuate="onLoad"/></draw:frame><draw:frame draw:style-name="fr3" draw:name="images51" text:anchor-type="paragraph" svg:x="13.739cm" svg:y="0.173cm" svg:width="2.93cm" svg:height="4.826cm" draw:z-index="22"><draw:image xlink:href="../../Images/Rabbit-Ear-3-3.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au5.9">
          <table:table-cell table:style-name="Tableau5.A1" office:value-type="string">
            <text:p text:style-name="P8"><text:span text:style-name="Section"><text:span text:style-name="T51">Onglets </text:span></text:span><text:span text:style-name="Section">: </text:span></text:p>
          </table:table-cell>
          <table:table-cell table:style-name="Tableau5.A1" table:number-columns-spanned="7" office:value-type="string">
            <text:list xml:id="list1648327831" text:continue-list="list1664150382" text:style-name="Liste-3">
              <text:list-item>
                <text:p text:style-name="P98"><text:span text:style-name="Text-2">&lt;</text:span><text:span text:style-name="Text-2"><text:span text:style-name="T14">Options</text:span></text:span><text:span text:style-name="Text-2">&gt; :</text:span></text:p>
                <text:list>
                  <text:list-item>
                    <text:p text:style-name="P98"><text:span text:style-name="Text-2"><text:span text:style-name="T37">« </text:span></text:span><text:span text:style-name="Text-2"><text:span text:style-name="T7">Supprimer le segment de construction</text:span></text:span><text:span text:style-name="Text-2"><text:span text:style-name="T37"> »  : Supprime le segment de construction automatiquement.</text:span></text:span></text:p>
                  </text:list-item>
                </text:list>
              </text:list-item>
            </text:list>
          </table:table-cell>
          <table:covered-table-cell/>
          <table:covered-table-cell/>
          <table:covered-table-cell/>
          <table:covered-table-cell/>
          <table:covered-table-cell/>
          <table:covered-table-cell/>
        </table:table-row>
        <table:table-row table:style-name="Tableau5.10">
          <table:table-cell table:style-name="Tableau5.A1" table:number-columns-spanned="5" office:value-type="string">
            <text:p text:style-name="Titre-Section"><text:span text:style-name="Section"><text:span text:style-name="T51">Remarques :</text:span></text:span><text:span text:style-name="Section"> </text:span></text:p>
          </table:table-cell>
          <table:covered-table-cell/>
          <table:covered-table-cell/>
          <table:covered-table-cell/>
          <table:covered-table-cell/>
          <table:table-cell table:style-name="Tableau5.A1" table:number-columns-spanned="3" office:value-type="string">
            <text:list xml:id="list1735417783" text:continue-numbering="true" text:style-name="Liste-3">
              <text:list-item>
                <text:list>
                  <text:list-item>
                    <text:list>
                      <text:list-item>
                        <text:p text:style-name="P101"><text:span text:style-name="Text-2"><text:span text:style-name="T37">Si l'angle d'un des secteurs angulaire est supérieur ou égal à 180°, une seule solution est possible, située dans ce secteur. Si le cinquième point de construction est situé en dehors de ce secteur, un message d'avertissement est alors affiché et cette unique solution est dessinée.</text:span></text:span></text:p>
                      </text:list-item>
                    </text:list>
                  </text:list-item>
                </text:list>
              </text:list-item>
            </text:list>
          </table:table-cell>
          <table:covered-table-cell/>
          <table:covered-table-cell/>
        </table:table-row>
      </table:table>
      <text:p text:style-name="Standard"><text:span text:style-name="Text-2"><text:span text:style-name="T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Italic" style:font-family-generic="roman"/>
    <style:font-face style:name="Times New Roman4" svg:font-family="'Times New Roman'" style:font-adornments="Regular" style:font-family-generic="roman"/>
    <style:font-face style:name="Arial2" svg:font-family="Arial" style:font-adornments="Regular"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itre-Page" style:family="paragraph" style:parent-style-name="Standard">
      <style:paragraph-properties fo:margin-left="0cm" fo:margin-right="0cm" fo:text-align="center" style:justify-single-word="false" fo:text-indent="0cm" style:auto-text-indent="false"/>
      <style:text-properties fo:font-size="28pt" fo:font-style="normal" fo:font-weight="bold" style:font-size-asian="28pt" style:font-style-asian="normal" style:font-weight-asian="bold" style:font-size-complex="28pt" style:font-style-complex="normal" style:font-weight-complex="bold"/>
    </style:style>
    <style:style style:name="Texte-1" style:family="paragraph" style:parent-style-name="Standard">
      <style:paragraph-properties fo:margin-left="0.991cm" fo:margin-right="0cm" fo:margin-top="0.101cm" fo:margin-bottom="0.101cm" fo:text-align="justify" style:justify-single-word="false" fo:text-indent="0.559cm" style:auto-text-indent="false"/>
      <style:text-properties fo:font-size="12pt" fo:letter-spacing="normal" fo:font-style="normal" fo:font-weight="normal" style:font-size-asian="12pt" style:font-style-asian="normal" style:font-weight-asian="normal" style:font-size-complex="12pt" style:font-style-complex="normal" style:font-weight-complex="normal"/>
    </style:style>
    <style:style style:name="Titre-Section" style:family="paragraph" style:parent-style-name="Standard">
      <style:paragraph-properties fo:margin-left="0cm" fo:margin-right="0cm" fo:margin-top="0cm" fo:margin-bottom="0cm" fo:text-align="start" style:justify-single-word="false" fo:text-indent="0cm" style:auto-text-indent="false"/>
      <style:text-properties style:font-name="Arial1" fo:font-size="16pt" fo:font-style="italic" fo:font-weight="bold" style:font-size-asian="16pt" style:font-style-asian="italic" style:font-weight-asian="bold" style:font-size-complex="16pt" style:font-style-complex="italic" style:font-weight-complex="bold"/>
    </style:style>
    <style:style style:name="Frame_20_contents" style:display-name="Frame contents" style:family="paragraph" style:parent-style-name="Text_20_body" style:class="extra"/>
    <style:style style:name="Texte-2" style:family="paragraph" style:parent-style-name="Texte-1" style:list-style-name="List_20_2" style:master-page-name="">
      <style:paragraph-properties fo:margin-left="0cm" fo:margin-right="0cm" fo:margin-top="0.101cm" fo:margin-bottom="0.101cm" fo:text-align="justify" style:justify-single-word="false" fo:text-indent="0.499cm" style:auto-text-indent="false" style:page-number="auto">
        <style:tab-stops/>
      </style:paragraph-properties>
    </style:style>
    <style:style style:name="Titre-SousSection" style:family="paragraph" style:parent-style-name="Titre-Section">
      <style:paragraph-properties fo:margin-left="1cm" fo:margin-right="0cm" fo:margin-top="0.711cm" fo:margin-bottom="0.3cm" fo:text-align="start" style:justify-single-word="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Notes" style:family="paragraph" style:parent-style-name="Frame_20_contents">
      <style:paragraph-properties fo:margin-left="0.94cm" fo:margin-right="0cm" fo:margin-top="0cm" fo:margin-bottom="0cm" fo:line-height="0.27cm" fo:text-align="start" style:justify-single-word="false" fo:text-indent="-0.94cm" style:auto-text-indent="false">
        <style:tab-stops/>
      </style:paragraph-properties>
      <style:text-properties style:font-name="Arial1" fo:font-size="8.5pt" fo:letter-spacing="normal" fo:font-style="italic" fo:font-weight="normal" style:font-size-asian="8.5pt" style:font-style-asian="italic" style:font-weight-asian="normal" style:font-size-complex="8.5pt" style:font-style-complex="italic" style:font-weight-complex="normal"/>
    </style:style>
    <style:style style:name="Puces" style:family="paragraph" style:parent-style-name="Standard" style:list-style-name="Liste-3">
      <style:paragraph-properties fo:margin-top="0.101cm" fo:margin-bottom="0cm" fo:line-height="0.529cm" fo:text-align="justify" style:justify-single-word="false"/>
    </style:style>
    <style:style style:name="Footer" style:family="paragraph" style:parent-style-name="Standard" style:class="extra">
      <style:paragraph-properties text:number-lines="false" text:line-number="0">
        <style:tab-stops>
          <style:tab-stop style:position="8.927cm" style:type="center"/>
          <style:tab-stop style:position="17.856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itre-Page" style:family="text">
      <style:text-properties fo:font-size="28pt" fo:font-style="normal" fo:font-weight="bold" style:font-size-asian="28pt" style:font-style-asian="normal" style:font-weight-asian="bold" style:font-size-complex="28pt" style:font-style-complex="normal" style:font-weight-complex="bold"/>
    </style:style>
    <style:style style:name="Section" style:family="text">
      <style:text-properties style:font-name="Arial1" fo:font-size="16pt" fo:font-style="italic" fo:font-weight="bold" style:font-size-asian="16pt" style:font-style-asian="italic" style:font-weight-asian="bold" style:font-size-complex="16pt" style:font-style-complex="italic" style:font-weight-complex="bold"/>
    </style:style>
    <style:style style:name="Text" style:family="text">
      <style:text-properties style:font-name="Times New Roman1" fo:font-size="12pt" fo:letter-spacing="normal" fo:font-style="normal" fo:font-weight="normal" style:font-size-asian="12pt" style:font-style-asian="normal" style:font-weight-asian="normal" style:font-size-complex="12pt" style:font-style-complex="normal" style:font-weight-complex="normal"/>
    </style:style>
    <style:style style:name="Text-2" style:family="text" style:parent-style-name="Text">
      <style:text-properties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Source_20_Text" style:display-name="Source Text" style:family="text">
      <style:text-properties style:font-name="Courier New" style:font-name-asian="Courier New" style:font-name-complex="Courier New"/>
    </style:style>
    <style:style style:name="Definition" style:family="text"/>
    <style:style style:name="Indice" style:family="text" style:parent-style-name="Text-2">
      <style:text-properties style:text-position="-15% 70%" style:font-name="Arial1" fo:font-size="14pt" fo:letter-spacing="normal" fo:font-style="italic" fo:font-weight="normal" style:font-size-asian="14pt" style:font-style-asian="italic" style:font-weight-asian="normal" style:font-size-complex="14pt" style:font-style-complex="italic" style:font-weight-complex="norma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4cm" fo:margin-left="1.1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1">
      <text:list-level-style-bullet text:level="1" text:bullet-char="–">
        <style:list-level-properties text:list-level-position-and-space-mode="label-alignment">
          <style:list-level-label-alignment text:label-followed-by="space" fo:text-indent="0.499cm" fo:margin-left="-0.499cm"/>
        </style:list-level-properties>
        <style:text-properties style:font-name="Aria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e-3">
      <text:list-level-style-image text:level="1">
        <style:list-level-properties text:list-level-position-and-space-mode="label-alignment" style:vertical-pos="middle" style:vertical-rel="line">
          <style:list-level-label-alignment text:label-followed-by="nothing"/>
        </style:list-level-properties>
      </text:list-level-style-image>
      <text:list-level-style-bullet text:level="2" text:style-name="Bullet_20_Symbols" text:bullet-char="‒">
        <style:list-level-properties text:list-level-position-and-space-mode="label-alignment">
          <style:list-level-label-alignment text:label-followed-by="space" fo:text-indent="-0.4cm" fo:margin-left="0.9cm"/>
        </style:list-level-properties>
        <style:text-properties style:font-name="Times New Roman4"/>
      </text:list-level-style-bullet>
      <text:list-level-style-bullet text:level="3" text:style-name="Bullet_20_Symbols" text:bullet-char="–">
        <style:list-level-properties text:list-level-position-and-space-mode="label-alignment">
          <style:list-level-label-alignment text:label-followed-by="space" fo:text-indent="-0.4cm" fo:margin-left="0.4cm"/>
        </style:list-level-properties>
        <style:text-properties style:font-name="Times New Roman4"/>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4">
      <text:list-level-style-bullet text:level="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5">
      <text:list-level-style-bullet text:level="1" text:style-name="Bullet_20_Symbols" text:bullet-char="‒">
        <style:list-level-properties text:list-level-position-and-space-mode="label-alignment">
          <style:list-level-label-alignment text:label-followed-by="space" fo:text-indent="-0.635cm" fo:margin-left="2.261cm"/>
        </style:list-level-properties>
        <style:text-properties style:font-name="Arial2"/>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896cm" fo:text-indent="-0.635cm" fo:margin-left="2.89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31cm" fo:text-indent="-0.635cm" fo:margin-left="3.5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66cm" fo:text-indent="-0.635cm" fo:margin-left="4.16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01cm" fo:text-indent="-0.635cm" fo:margin-left="4.80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36cm" fo:text-indent="-0.635cm" fo:margin-left="5.43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71cm" fo:text-indent="-0.635cm" fo:margin-left="6.0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06cm" fo:text-indent="-0.635cm" fo:margin-left="6.7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41cm" fo:text-indent="-0.635cm" fo:margin-left="7.34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76cm" fo:text-indent="-0.635cm" fo:margin-left="7.976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style:text-position="-4% 100%" style:font-name="Arial1" fo:language="en" fo:country="US"/>
    </style:style>
    <style:style style:name="MT2" style:family="text">
      <style:text-properties style:font-name="Arial1" fo:language="en" fo:country="US"/>
    </style:style>
    <style:style style:name="MT3" style:family="text">
      <style:text-properties style:text-position="8% 100%" style:font-name="Arial1" fo:font-size="9pt" fo:language="en" fo:country="US" fo:background-color="transparent" style:font-size-asian="9pt" style:font-size-complex="9pt"/>
    </style:style>
    <style:style style:name="MT4" style:family="text">
      <style:text-properties style:font-name="Times New Roman" fo:language="en" fo:country="US"/>
    </style:style>
    <style:page-layout style:name="Mpm1">
      <style:page-layout-properties fo:page-width="21.001cm" fo:page-height="29.7cm" style:num-format="1" style:print-orientation="portrait" fo:margin-top="1.715cm" fo:margin-bottom="1.08cm" fo:margin-left="1.476cm" fo:margin-right="1.669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pan><text:span text:style-name="MT2"> </text:span><text:span text:style-name="MT3">François Désarménien 2020</text:span><text:span text:style-name="MT4"><text:tab/></text:span><text:page-number text:select-page="current">6</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çois Désarménien</meta:initial-creator>
    <meta:creation-date>2019-12-22T14:59:33</meta:creation-date>
    <dc:date>2020-01-04T14:25:14</dc:date>
    <dc:creator>François Désarménien</dc:creator>
    <meta:editing-duration>P8DT8H27M21S</meta:editing-duration>
    <meta:editing-cycles>139</meta:editing-cycles>
    <meta:generator>OpenOffice/4.1.7$Unix OpenOffice.org_project/417m1$Build-9800</meta:generator>
    <meta:document-statistic meta:table-count="10" meta:image-count="42" meta:object-count="0" meta:page-count="13" meta:paragraph-count="222" meta:word-count="3481" meta:character-count="19881"/>
  </office:meta>
</office:document-meta>
</file>